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5116"/>
    <style:style style:name="ce2" style:family="table-cell" style:parent-style-name="Default" style:data-style-name="N10000"/>
    <style:style style:name="ce3" style:family="table-cell" style:parent-style-name="Default" style:data-style-name="N5117"/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Default" office:value-type="string">
            <text:p>data</text:p>
          </table:table-cell>
          <table:table-cell table:style-name="Default" office:value-type="string">
            <text:p>predicted (model)</text:p>
          </table:table-cell>
          <table:table-cell table:style-name="Default" office:value-type="string">
            <text:p>A/B</text:p>
          </table:table-cell>
          <table:table-cell office:value-type="string">
            <text:p>A+B</text:p>
          </table:table-cell>
        </table:table-row>
        <table:table-row table:style-name="ro1">
          <table:table-cell table:style-name="ce1" office:value-type="float" office:value="0.858002558">
            <text:p>0.8580025580</text:p>
          </table:table-cell>
          <table:table-cell table:style-name="ce3" office:value-type="float" office:value="0.673552984">
            <text:p>0.673552984</text:p>
          </table:table-cell>
          <table:table-cell table:formula="of:=[.A2]/[.B2]" office:value-type="float" office:value="1.27384567863484">
            <text:p>1.273845679</text:p>
          </table:table-cell>
          <table:table-cell table:formula="of:=[.A2]+[.B2]" office:value-type="float" office:value="1.531555542">
            <text:p>1.531555542</text:p>
          </table:table-cell>
        </table:table-row>
        <table:table-row table:style-name="ro1">
          <table:table-cell table:style-name="ce1" office:value-type="float" office:value="0.646691057">
            <text:p>0.6466910570</text:p>
          </table:table-cell>
          <table:table-cell table:style-name="ce3" office:value-type="float" office:value="0.883429009">
            <text:p>0.883429009</text:p>
          </table:table-cell>
          <table:table-cell table:formula="of:=[.A3]/[.B3]" office:value-type="float" office:value="0.732023796379546">
            <text:p>0.732023796</text:p>
          </table:table-cell>
          <table:table-cell table:formula="of:=[.A3]+[.B3]" office:value-type="float" office:value="1.530120066">
            <text:p>1.530120066</text:p>
          </table:table-cell>
        </table:table-row>
        <table:table-row table:style-name="ro1">
          <table:table-cell table:style-name="ce1" office:value-type="float" office:value="0.531889201">
            <text:p>0.5318892010</text:p>
          </table:table-cell>
          <table:table-cell table:style-name="ce1" office:value-type="float" office:value="0.9176119">
            <text:p>0.9176119000</text:p>
          </table:table-cell>
          <table:table-cell table:formula="of:=[.A4]/[.B4]" office:value-type="float" office:value="0.579645055823709">
            <text:p>0.579645056</text:p>
          </table:table-cell>
          <table:table-cell table:formula="of:=[.A4]+[.B4]" office:value-type="float" office:value="1.449501101">
            <text:p>1.449501101</text:p>
          </table:table-cell>
        </table:table-row>
        <table:table-row table:style-name="ro1">
          <table:table-cell office:value-type="float" office:value="0.26033935">
            <text:p>0.26</text:p>
          </table:table-cell>
          <table:table-cell table:style-name="Default" office:value-type="float" office:value="0.0001">
            <text:p>0.000100000</text:p>
          </table:table-cell>
          <table:table-cell table:formula="of:=[.A5]/[.B5]" office:value-type="float" office:value="2603.3935">
            <text:p>2603.393500000</text:p>
          </table:table-cell>
          <table:table-cell table:formula="of:=[.A5]+[.B5]" office:value-type="float" office:value="0.26043935">
            <text:p>0.260439350</text:p>
          </table:table-cell>
        </table:table-row>
        <table:table-row table:style-name="ro1">
          <table:table-cell table:style-name="ce1" office:value-type="string">
            <text:p>0.896213806</text:p>
          </table:table-cell>
          <table:table-cell office:value-type="string">
            <text:p>0.805382206</text:p>
          </table:table-cell>
          <table:table-cell table:formula="of:=[.A6]/[.B6]" office:value-type="float" office:value="0">
            <text:p>#DIV/0 !</text:p>
          </table:table-cell>
          <table:table-cell table:formula="of:=[.A6]+[.B6]" office:value-type="float" office:value="0">
            <text:p>0.000000000</text:p>
          </table:table-cell>
        </table:table-row>
        <table:table-row table:style-name="ro1">
          <table:table-cell office:value-type="string">
            <text:p>0.153801966</text:p>
          </table:table-cell>
          <table:table-cell office:value-type="string">
            <text:p>0.590025825</text:p>
          </table:table-cell>
          <table:table-cell table:formula="of:=[.A7]/[.B7]" office:value-type="float" office:value="0">
            <text:p>#DIV/0 !</text:p>
          </table:table-cell>
          <table:table-cell table:formula="of:=[.A7]+[.B7]" office:value-type="float" office:value="0">
            <text:p>0.000000000</text:p>
          </table:table-cell>
        </table:table-row>
        <table:table-row table:style-name="ro1">
          <table:table-cell office:value-type="string">
            <text:p>0.052155831</text:p>
          </table:table-cell>
          <table:table-cell office:value-type="string">
            <text:p>0.0001</text:p>
          </table:table-cell>
          <table:table-cell table:formula="of:=[.A8]/[.B8]" office:value-type="float" office:value="0">
            <text:p>#DIV/0 !</text:p>
          </table:table-cell>
          <table:table-cell table:formula="of:=[.A8]+[.B8]" office:value-type="float" office:value="0">
            <text:p>0.000000000</text:p>
          </table:table-cell>
        </table:table-row>
        <table:table-row table:style-name="ro1">
          <table:table-cell office:value-type="string">
            <text:p>0.474297264</text:p>
          </table:table-cell>
          <table:table-cell office:value-type="string">
            <text:p>0.831685352</text:p>
          </table:table-cell>
          <table:table-cell table:formula="of:=[.A9]/[.B9]" office:value-type="float" office:value="0">
            <text:p>#DIV/0 !</text:p>
          </table:table-cell>
          <table:table-cell table:formula="of:=[.A9]+[.B9]" office:value-type="float" office:value="0">
            <text:p>0.000000000</text:p>
          </table:table-cell>
        </table:table-row>
        <table:table-row table:style-name="ro1">
          <table:table-cell office:value-type="string">
            <text:p>0.25899749</text:p>
          </table:table-cell>
          <table:table-cell office:value-type="string">
            <text:p>0.447739899</text:p>
          </table:table-cell>
          <table:table-cell table:formula="of:=[.A10]/[.B10]" office:value-type="float" office:value="0">
            <text:p>#DIV/0 !</text:p>
          </table:table-cell>
          <table:table-cell table:formula="of:=[.A10]+[.B10]" office:value-type="float" office:value="0">
            <text:p>0.000000000</text:p>
          </table:table-cell>
        </table:table-row>
        <table:table-row table:style-name="ro1">
          <table:table-cell office:value-type="string">
            <text:p>0.409294074</text:p>
          </table:table-cell>
          <table:table-cell office:value-type="string">
            <text:p>0.34430932</text:p>
          </table:table-cell>
          <table:table-cell table:formula="of:=[.A11]/[.B11]" office:value-type="float" office:value="0">
            <text:p>#DIV/0 !</text:p>
          </table:table-cell>
          <table:table-cell table:formula="of:=[.A11]+[.B11]" office:value-type="float" office:value="0">
            <text:p>0.000000000</text:p>
          </table:table-cell>
        </table:table-row>
        <table:table-row table:style-name="ro1">
          <table:table-cell office:value-type="string">
            <text:p>0.057287289</text:p>
          </table:table-cell>
          <table:table-cell office:value-type="string">
            <text:p>0.330903744</text:p>
          </table:table-cell>
          <table:table-cell table:formula="of:=[.A12]/[.B12]" office:value-type="float" office:value="0">
            <text:p>#DIV/0 !</text:p>
          </table:table-cell>
          <table:table-cell table:formula="of:=[.A12]+[.B12]" office:value-type="float" office:value="0">
            <text:p>0.000000000</text:p>
          </table:table-cell>
        </table:table-row>
        <table:table-row table:style-name="ro1">
          <table:table-cell office:value-type="string">
            <text:p>0.526443894</text:p>
          </table:table-cell>
          <table:table-cell office:value-type="string">
            <text:p>0.616262188</text:p>
          </table:table-cell>
          <table:table-cell table:formula="of:=[.A13]/[.B13]" office:value-type="float" office:value="0">
            <text:p>#DIV/0 !</text:p>
          </table:table-cell>
          <table:table-cell table:formula="of:=[.A13]+[.B13]" office:value-type="float" office:value="0">
            <text:p>0.000000000</text:p>
          </table:table-cell>
        </table:table-row>
        <table:table-row table:style-name="ro1">
          <table:table-cell office:value-type="string">
            <text:p>0.385199121</text:p>
          </table:table-cell>
          <table:table-cell office:value-type="string">
            <text:p>0.603066192</text:p>
          </table:table-cell>
          <table:table-cell table:formula="of:=[.A14]/[.B14]" office:value-type="float" office:value="0">
            <text:p>#DIV/0 !</text:p>
          </table:table-cell>
          <table:table-cell table:formula="of:=[.A14]+[.B14]" office:value-type="float" office:value="0">
            <text:p>0.000000000</text:p>
          </table:table-cell>
        </table:table-row>
        <table:table-row table:style-name="ro1">
          <table:table-cell office:value-type="string">
            <text:p>0.997386243</text:p>
          </table:table-cell>
          <table:table-cell office:value-type="string">
            <text:p>0.981807601</text:p>
          </table:table-cell>
          <table:table-cell table:formula="of:=[.A15]/[.B15]" office:value-type="float" office:value="0">
            <text:p>#DIV/0 !</text:p>
          </table:table-cell>
          <table:table-cell table:formula="of:=[.A15]+[.B15]" office:value-type="float" office:value="0">
            <text:p>0.000000000</text:p>
          </table:table-cell>
        </table:table-row>
        <table:table-row table:style-name="ro1">
          <table:table-cell office:value-type="string">
            <text:p>0.10050343</text:p>
          </table:table-cell>
          <table:table-cell office:value-type="string">
            <text:p>0.482845102</text:p>
          </table:table-cell>
          <table:table-cell table:formula="of:=[.A16]/[.B16]" office:value-type="float" office:value="0">
            <text:p>#DIV/0 !</text:p>
          </table:table-cell>
          <table:table-cell table:formula="of:=[.A16]+[.B16]" office:value-type="float" office:value="0">
            <text:p>0.000000000</text:p>
          </table:table-cell>
        </table:table-row>
        <table:table-row table:style-name="ro1">
          <table:table-cell office:value-type="string">
            <text:p>0.783959343</text:p>
          </table:table-cell>
          <table:table-cell office:value-type="string">
            <text:p>0.9999</text:p>
          </table:table-cell>
          <table:table-cell table:formula="of:=[.A17]/[.B17]" office:value-type="float" office:value="0">
            <text:p>#DIV/0 !</text:p>
          </table:table-cell>
          <table:table-cell table:formula="of:=[.A17]+[.B17]" office:value-type="float" office:value="0">
            <text:p>0.000000000</text:p>
          </table:table-cell>
        </table:table-row>
        <table:table-row table:style-name="ro1">
          <table:table-cell office:value-type="string">
            <text:p>0.356881699</text:p>
          </table:table-cell>
          <table:table-cell office:value-type="string">
            <text:p>0.0001</text:p>
          </table:table-cell>
          <table:table-cell table:formula="of:=[.A18]/[.B18]" office:value-type="float" office:value="0">
            <text:p>#DIV/0 !</text:p>
          </table:table-cell>
          <table:table-cell table:formula="of:=[.A18]+[.B18]" office:value-type="float" office:value="0">
            <text:p>0.000000000</text:p>
          </table:table-cell>
        </table:table-row>
        <table:table-row table:style-name="ro1">
          <table:table-cell office:value-type="string">
            <text:p>0.800895541</text:p>
          </table:table-cell>
          <table:table-cell office:value-type="string">
            <text:p>0.9999</text:p>
          </table:table-cell>
          <table:table-cell table:formula="of:=[.A19]/[.B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71280838</text:p>
          </table:table-cell>
          <table:table-cell office:value-type="string">
            <text:p>0.376638923</text:p>
          </table:table-cell>
          <table:table-cell table:formula="of:=[.A20]/[.B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50569693</text:p>
          </table:table-cell>
          <table:table-cell office:value-type="string">
            <text:p>0.416624588</text:p>
          </table:table-cell>
          <table:table-cell table:formula="of:=[.A21]/[.B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165636</text:p>
          </table:table-cell>
          <table:table-cell office:value-type="string">
            <text:p>0.59606723</text:p>
          </table:table-cell>
          <table:table-cell table:formula="of:=[.A22]/[.B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8681005</text:p>
          </table:table-cell>
          <table:table-cell office:value-type="string">
            <text:p>0.574234292</text:p>
          </table:table-cell>
          <table:table-cell table:formula="of:=[.A23]/[.B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79698968</text:p>
          </table:table-cell>
          <table:table-cell office:value-type="string">
            <text:p>0.651563741</text:p>
          </table:table-cell>
          <table:table-cell table:formula="of:=[.A24]/[.B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32462507</text:p>
          </table:table-cell>
          <table:table-cell office:value-type="string">
            <text:p>0.448184648</text:p>
          </table:table-cell>
          <table:table-cell table:formula="of:=[.A25]/[.B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21956086</text:p>
          </table:table-cell>
          <table:table-cell office:value-type="string">
            <text:p>0.003482373</text:p>
          </table:table-cell>
          <table:table-cell table:formula="of:=[.A26]/[.B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72611847</text:p>
          </table:table-cell>
          <table:table-cell office:value-type="string">
            <text:p>0.227439889</text:p>
          </table:table-cell>
          <table:table-cell table:formula="of:=[.A27]/[.B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89180929</text:p>
          </table:table-cell>
          <table:table-cell office:value-type="string">
            <text:p>0.900446606</text:p>
          </table:table-cell>
          <table:table-cell table:formula="of:=[.A28]/[.B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3215662</text:p>
          </table:table-cell>
          <table:table-cell office:value-type="string">
            <text:p>0.0001</text:p>
          </table:table-cell>
          <table:table-cell table:formula="of:=[.A29]/[.B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758203</text:p>
          </table:table-cell>
          <table:table-cell office:value-type="string">
            <text:p>0.425540089</text:p>
          </table:table-cell>
          <table:table-cell table:formula="of:=[.A30]/[.B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81267972</text:p>
          </table:table-cell>
          <table:table-cell office:value-type="string">
            <text:p>0.982132617</text:p>
          </table:table-cell>
          <table:table-cell table:formula="of:=[.A31]/[.B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73549375</text:p>
          </table:table-cell>
          <table:table-cell office:value-type="string">
            <text:p>0.0001</text:p>
          </table:table-cell>
          <table:table-cell table:formula="of:=[.A32]/[.B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29140801</text:p>
          </table:table-cell>
          <table:table-cell office:value-type="string">
            <text:p>0.224983191</text:p>
          </table:table-cell>
          <table:table-cell table:formula="of:=[.A33]/[.B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23608184</text:p>
          </table:table-cell>
          <table:table-cell office:value-type="string">
            <text:p>0.634984165</text:p>
          </table:table-cell>
          <table:table-cell table:formula="of:=[.A34]/[.B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00147786</text:p>
          </table:table-cell>
          <table:table-cell office:value-type="string">
            <text:p>0.647563914</text:p>
          </table:table-cell>
          <table:table-cell table:formula="of:=[.A35]/[.B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18684953</text:p>
          </table:table-cell>
          <table:table-cell office:value-type="string">
            <text:p>0.0001</text:p>
          </table:table-cell>
          <table:table-cell table:formula="of:=[.A36]/[.B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6745091</text:p>
          </table:table-cell>
          <table:table-cell office:value-type="string">
            <text:p>0.0001</text:p>
          </table:table-cell>
          <table:table-cell table:formula="of:=[.A37]/[.B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1211612</text:p>
          </table:table-cell>
          <table:table-cell office:value-type="string">
            <text:p>0.62969723</text:p>
          </table:table-cell>
          <table:table-cell table:formula="of:=[.A38]/[.B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46387775</text:p>
          </table:table-cell>
          <table:table-cell office:value-type="string">
            <text:p>0.778425964</text:p>
          </table:table-cell>
          <table:table-cell table:formula="of:=[.A39]/[.B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15638621</text:p>
          </table:table-cell>
          <table:table-cell office:value-type="string">
            <text:p>0.9999</text:p>
          </table:table-cell>
          <table:table-cell table:formula="of:=[.A40]/[.B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0471886</text:p>
          </table:table-cell>
          <table:table-cell office:value-type="string">
            <text:p>0.654269884</text:p>
          </table:table-cell>
          <table:table-cell table:formula="of:=[.A41]/[.B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3296605</text:p>
          </table:table-cell>
          <table:table-cell office:value-type="string">
            <text:p>0.9999</text:p>
          </table:table-cell>
          <table:table-cell table:formula="of:=[.A42]/[.B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6138267</text:p>
          </table:table-cell>
          <table:table-cell office:value-type="string">
            <text:p>0.353054288</text:p>
          </table:table-cell>
          <table:table-cell table:formula="of:=[.A43]/[.B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492336</text:p>
          </table:table-cell>
          <table:table-cell office:value-type="string">
            <text:p>0.457217086</text:p>
          </table:table-cell>
          <table:table-cell table:formula="of:=[.A44]/[.B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05960214</text:p>
          </table:table-cell>
          <table:table-cell office:value-type="string">
            <text:p>0.278505695</text:p>
          </table:table-cell>
          <table:table-cell table:formula="of:=[.A45]/[.B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2459442</text:p>
          </table:table-cell>
          <table:table-cell office:value-type="string">
            <text:p>0.06694094</text:p>
          </table:table-cell>
          <table:table-cell table:formula="of:=[.A46]/[.B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52814943</text:p>
          </table:table-cell>
          <table:table-cell office:value-type="string">
            <text:p>0.269535601</text:p>
          </table:table-cell>
          <table:table-cell table:formula="of:=[.A47]/[.B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5824496</text:p>
          </table:table-cell>
          <table:table-cell office:value-type="string">
            <text:p>0.594099911</text:p>
          </table:table-cell>
          <table:table-cell table:formula="of:=[.A48]/[.B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6311925</text:p>
          </table:table-cell>
          <table:table-cell office:value-type="string">
            <text:p>0.832522009</text:p>
          </table:table-cell>
          <table:table-cell table:formula="of:=[.A49]/[.B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8541071</text:p>
          </table:table-cell>
          <table:table-cell office:value-type="string">
            <text:p>0.493068377</text:p>
          </table:table-cell>
          <table:table-cell table:formula="of:=[.A50]/[.B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2090524</text:p>
          </table:table-cell>
          <table:table-cell office:value-type="string">
            <text:p>0.743036997</text:p>
          </table:table-cell>
          <table:table-cell table:formula="of:=[.A51]/[.B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63640312</text:p>
          </table:table-cell>
          <table:table-cell office:value-type="string">
            <text:p>0.0001</text:p>
          </table:table-cell>
          <table:table-cell table:formula="of:=[.A52]/[.B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97630726</text:p>
          </table:table-cell>
          <table:table-cell office:value-type="string">
            <text:p>0.051765557</text:p>
          </table:table-cell>
          <table:table-cell table:formula="of:=[.A53]/[.B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594222</text:p>
          </table:table-cell>
          <table:table-cell office:value-type="string">
            <text:p>0.203500565</text:p>
          </table:table-cell>
          <table:table-cell table:formula="of:=[.A54]/[.B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6703027</text:p>
          </table:table-cell>
          <table:table-cell office:value-type="string">
            <text:p>0.927057602</text:p>
          </table:table-cell>
          <table:table-cell table:formula="of:=[.A55]/[.B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1672434</text:p>
          </table:table-cell>
          <table:table-cell office:value-type="string">
            <text:p>0.285090645</text:p>
          </table:table-cell>
          <table:table-cell table:formula="of:=[.A56]/[.B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4808867</text:p>
          </table:table-cell>
          <table:table-cell office:value-type="string">
            <text:p>0.0001</text:p>
          </table:table-cell>
          <table:table-cell table:formula="of:=[.A57]/[.B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0808743</text:p>
          </table:table-cell>
          <table:table-cell office:value-type="string">
            <text:p>0.082572717</text:p>
          </table:table-cell>
          <table:table-cell table:formula="of:=[.A58]/[.B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4688242</text:p>
          </table:table-cell>
          <table:table-cell office:value-type="string">
            <text:p>0.043014213</text:p>
          </table:table-cell>
          <table:table-cell table:formula="of:=[.A59]/[.B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0624135</text:p>
          </table:table-cell>
          <table:table-cell office:value-type="string">
            <text:p>0.253013012</text:p>
          </table:table-cell>
          <table:table-cell table:formula="of:=[.A60]/[.B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383806</text:p>
          </table:table-cell>
          <table:table-cell office:value-type="string">
            <text:p>0.9999</text:p>
          </table:table-cell>
          <table:table-cell table:formula="of:=[.A61]/[.B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8828713</text:p>
          </table:table-cell>
          <table:table-cell office:value-type="string">
            <text:p>0.9999</text:p>
          </table:table-cell>
          <table:table-cell table:formula="of:=[.A62]/[.B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909462</text:p>
          </table:table-cell>
          <table:table-cell office:value-type="string">
            <text:p>0.984706882</text:p>
          </table:table-cell>
          <table:table-cell table:formula="of:=[.A63]/[.B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3858458</text:p>
          </table:table-cell>
          <table:table-cell office:value-type="string">
            <text:p>0.9999</text:p>
          </table:table-cell>
          <table:table-cell table:formula="of:=[.A64]/[.B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51510771</text:p>
          </table:table-cell>
          <table:table-cell office:value-type="string">
            <text:p>0.9999</text:p>
          </table:table-cell>
          <table:table-cell table:formula="of:=[.A65]/[.B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17196493</text:p>
          </table:table-cell>
          <table:table-cell office:value-type="string">
            <text:p>0.880187895</text:p>
          </table:table-cell>
          <table:table-cell table:formula="of:=[.A66]/[.B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1496313</text:p>
          </table:table-cell>
          <table:table-cell office:value-type="string">
            <text:p>0.265838408</text:p>
          </table:table-cell>
          <table:table-cell table:formula="of:=[.A67]/[.B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1323249</text:p>
          </table:table-cell>
          <table:table-cell office:value-type="string">
            <text:p>0.914757478</text:p>
          </table:table-cell>
          <table:table-cell table:formula="of:=[.A68]/[.B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8062449</text:p>
          </table:table-cell>
          <table:table-cell office:value-type="string">
            <text:p>0.430156406</text:p>
          </table:table-cell>
          <table:table-cell table:formula="of:=[.A69]/[.B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0471734</text:p>
          </table:table-cell>
          <table:table-cell office:value-type="string">
            <text:p>0.9999</text:p>
          </table:table-cell>
          <table:table-cell table:formula="of:=[.A70]/[.B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9433847</text:p>
          </table:table-cell>
          <table:table-cell office:value-type="string">
            <text:p>0.9999</text:p>
          </table:table-cell>
          <table:table-cell table:formula="of:=[.A71]/[.B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9486538</text:p>
          </table:table-cell>
          <table:table-cell office:value-type="string">
            <text:p>0.23943638</text:p>
          </table:table-cell>
          <table:table-cell table:formula="of:=[.A72]/[.B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4708374</text:p>
          </table:table-cell>
          <table:table-cell office:value-type="string">
            <text:p>0.382125791</text:p>
          </table:table-cell>
          <table:table-cell table:formula="of:=[.A73]/[.B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6717055</text:p>
          </table:table-cell>
          <table:table-cell office:value-type="string">
            <text:p>0.174431645</text:p>
          </table:table-cell>
          <table:table-cell table:formula="of:=[.A74]/[.B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5143013</text:p>
          </table:table-cell>
          <table:table-cell office:value-type="string">
            <text:p>0.9999</text:p>
          </table:table-cell>
          <table:table-cell table:formula="of:=[.A75]/[.B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828581</text:p>
          </table:table-cell>
          <table:table-cell office:value-type="string">
            <text:p>0.223072688</text:p>
          </table:table-cell>
          <table:table-cell table:formula="of:=[.A76]/[.B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55791962</text:p>
          </table:table-cell>
          <table:table-cell office:value-type="string">
            <text:p>0.797169364</text:p>
          </table:table-cell>
          <table:table-cell table:formula="of:=[.A77]/[.B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95284372</text:p>
          </table:table-cell>
          <table:table-cell office:value-type="string">
            <text:p>0.9999</text:p>
          </table:table-cell>
          <table:table-cell table:formula="of:=[.A78]/[.B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040401</text:p>
          </table:table-cell>
          <table:table-cell office:value-type="string">
            <text:p>0.0001</text:p>
          </table:table-cell>
          <table:table-cell table:formula="of:=[.A79]/[.B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7163464</text:p>
          </table:table-cell>
          <table:table-cell office:value-type="string">
            <text:p>0.0001</text:p>
          </table:table-cell>
          <table:table-cell table:formula="of:=[.A80]/[.B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5611218</text:p>
          </table:table-cell>
          <table:table-cell office:value-type="string">
            <text:p>0.525184001</text:p>
          </table:table-cell>
          <table:table-cell table:formula="of:=[.A81]/[.B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33312502</text:p>
          </table:table-cell>
          <table:table-cell office:value-type="string">
            <text:p>0.414415613</text:p>
          </table:table-cell>
          <table:table-cell table:formula="of:=[.A82]/[.B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50542182</text:p>
          </table:table-cell>
          <table:table-cell office:value-type="string">
            <text:p>0.0001</text:p>
          </table:table-cell>
          <table:table-cell table:formula="of:=[.A83]/[.B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51907451</text:p>
          </table:table-cell>
          <table:table-cell office:value-type="string">
            <text:p>0.776912248</text:p>
          </table:table-cell>
          <table:table-cell table:formula="of:=[.A84]/[.B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51771572</text:p>
          </table:table-cell>
          <table:table-cell office:value-type="string">
            <text:p>0.763180897</text:p>
          </table:table-cell>
          <table:table-cell table:formula="of:=[.A85]/[.B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24348334</text:p>
          </table:table-cell>
          <table:table-cell office:value-type="string">
            <text:p>0.0001</text:p>
          </table:table-cell>
          <table:table-cell table:formula="of:=[.A86]/[.B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58996723</text:p>
          </table:table-cell>
          <table:table-cell office:value-type="string">
            <text:p>0.572705598</text:p>
          </table:table-cell>
          <table:table-cell table:formula="of:=[.A87]/[.B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8570775</text:p>
          </table:table-cell>
          <table:table-cell office:value-type="string">
            <text:p>0.480899118</text:p>
          </table:table-cell>
          <table:table-cell table:formula="of:=[.A88]/[.B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25509</text:p>
          </table:table-cell>
          <table:table-cell office:value-type="string">
            <text:p>0.9999</text:p>
          </table:table-cell>
          <table:table-cell table:formula="of:=[.A89]/[.B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12729651</text:p>
          </table:table-cell>
          <table:table-cell office:value-type="string">
            <text:p>0.0001</text:p>
          </table:table-cell>
          <table:table-cell table:formula="of:=[.A90]/[.B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0400703</text:p>
          </table:table-cell>
          <table:table-cell office:value-type="string">
            <text:p>0.554364533</text:p>
          </table:table-cell>
          <table:table-cell table:formula="of:=[.A91]/[.B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41160718</text:p>
          </table:table-cell>
          <table:table-cell office:value-type="string">
            <text:p>0.173336406</text:p>
          </table:table-cell>
          <table:table-cell table:formula="of:=[.A92]/[.B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4820981</text:p>
          </table:table-cell>
          <table:table-cell office:value-type="string">
            <text:p>0.382743432</text:p>
          </table:table-cell>
          <table:table-cell table:formula="of:=[.A93]/[.B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38017633</text:p>
          </table:table-cell>
          <table:table-cell office:value-type="string">
            <text:p>0.0001</text:p>
          </table:table-cell>
          <table:table-cell table:formula="of:=[.A94]/[.B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93352256</text:p>
          </table:table-cell>
          <table:table-cell office:value-type="string">
            <text:p>0.652794599</text:p>
          </table:table-cell>
          <table:table-cell table:formula="of:=[.A95]/[.B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14486832</text:p>
          </table:table-cell>
          <table:table-cell office:value-type="string">
            <text:p>0.0001</text:p>
          </table:table-cell>
          <table:table-cell table:formula="of:=[.A96]/[.B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9144511</text:p>
          </table:table-cell>
          <table:table-cell office:value-type="string">
            <text:p>0.0001</text:p>
          </table:table-cell>
          <table:table-cell table:formula="of:=[.A97]/[.B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54587608</text:p>
          </table:table-cell>
          <table:table-cell office:value-type="string">
            <text:p>0.777894854</text:p>
          </table:table-cell>
          <table:table-cell table:formula="of:=[.A98]/[.B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48601951</text:p>
          </table:table-cell>
          <table:table-cell office:value-type="string">
            <text:p>0.552206526</text:p>
          </table:table-cell>
          <table:table-cell table:formula="of:=[.A99]/[.B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2029512</text:p>
          </table:table-cell>
          <table:table-cell office:value-type="string">
            <text:p>0.412331447</text:p>
          </table:table-cell>
          <table:table-cell table:formula="of:=[.A100]/[.B1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1276423</text:p>
          </table:table-cell>
          <table:table-cell office:value-type="string">
            <text:p>0.33552823</text:p>
          </table:table-cell>
          <table:table-cell table:formula="of:=[.A101]/[.B10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1008333</text:p>
          </table:table-cell>
          <table:table-cell office:value-type="string">
            <text:p>0.242127436</text:p>
          </table:table-cell>
          <table:table-cell table:formula="of:=[.A102]/[.B10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47345135</text:p>
          </table:table-cell>
          <table:table-cell office:value-type="string">
            <text:p>0.899068704</text:p>
          </table:table-cell>
          <table:table-cell table:formula="of:=[.A103]/[.B10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7026516</text:p>
          </table:table-cell>
          <table:table-cell office:value-type="string">
            <text:p>0.9999</text:p>
          </table:table-cell>
          <table:table-cell table:formula="of:=[.A104]/[.B10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2413965</text:p>
          </table:table-cell>
          <table:table-cell office:value-type="string">
            <text:p>0.398348115</text:p>
          </table:table-cell>
          <table:table-cell table:formula="of:=[.A105]/[.B10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34076903</text:p>
          </table:table-cell>
          <table:table-cell office:value-type="string">
            <text:p>0.0001</text:p>
          </table:table-cell>
          <table:table-cell table:formula="of:=[.A106]/[.B10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616795</text:p>
          </table:table-cell>
          <table:table-cell office:value-type="string">
            <text:p>0.339468329</text:p>
          </table:table-cell>
          <table:table-cell table:formula="of:=[.A107]/[.B10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3382025</text:p>
          </table:table-cell>
          <table:table-cell office:value-type="string">
            <text:p>0.579689929</text:p>
          </table:table-cell>
          <table:table-cell table:formula="of:=[.A108]/[.B10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84101475</text:p>
          </table:table-cell>
          <table:table-cell office:value-type="string">
            <text:p>0.9999</text:p>
          </table:table-cell>
          <table:table-cell table:formula="of:=[.A109]/[.B10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7583482</text:p>
          </table:table-cell>
          <table:table-cell office:value-type="string">
            <text:p>0.363685836</text:p>
          </table:table-cell>
          <table:table-cell table:formula="of:=[.A110]/[.B11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32325546</text:p>
          </table:table-cell>
          <table:table-cell office:value-type="string">
            <text:p>0.901435024</text:p>
          </table:table-cell>
          <table:table-cell table:formula="of:=[.A111]/[.B11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1198911</text:p>
          </table:table-cell>
          <table:table-cell office:value-type="string">
            <text:p>0.0001</text:p>
          </table:table-cell>
          <table:table-cell table:formula="of:=[.A112]/[.B11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379081</text:p>
          </table:table-cell>
          <table:table-cell office:value-type="string">
            <text:p>0.9999</text:p>
          </table:table-cell>
          <table:table-cell table:formula="of:=[.A113]/[.B11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5352091</text:p>
          </table:table-cell>
          <table:table-cell office:value-type="string">
            <text:p>0.281778765</text:p>
          </table:table-cell>
          <table:table-cell table:formula="of:=[.A114]/[.B11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20418886</text:p>
          </table:table-cell>
          <table:table-cell office:value-type="string">
            <text:p>0.183644739</text:p>
          </table:table-cell>
          <table:table-cell table:formula="of:=[.A115]/[.B11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1699052</text:p>
          </table:table-cell>
          <table:table-cell office:value-type="string">
            <text:p>0.9999</text:p>
          </table:table-cell>
          <table:table-cell table:formula="of:=[.A116]/[.B11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3271489</text:p>
          </table:table-cell>
          <table:table-cell office:value-type="string">
            <text:p>0.65947227</text:p>
          </table:table-cell>
          <table:table-cell table:formula="of:=[.A117]/[.B11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7871469</text:p>
          </table:table-cell>
          <table:table-cell office:value-type="string">
            <text:p>0.393059373</text:p>
          </table:table-cell>
          <table:table-cell table:formula="of:=[.A118]/[.B11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1864601</text:p>
          </table:table-cell>
          <table:table-cell office:value-type="string">
            <text:p>0.766009536</text:p>
          </table:table-cell>
          <table:table-cell table:formula="of:=[.A119]/[.B1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14136339</text:p>
          </table:table-cell>
          <table:table-cell office:value-type="string">
            <text:p>0.237830546</text:p>
          </table:table-cell>
          <table:table-cell table:formula="of:=[.A120]/[.B1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9781216</text:p>
          </table:table-cell>
          <table:table-cell office:value-type="string">
            <text:p>0.725981414</text:p>
          </table:table-cell>
          <table:table-cell table:formula="of:=[.A121]/[.B1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37466492</text:p>
          </table:table-cell>
          <table:table-cell office:value-type="string">
            <text:p>0.9999</text:p>
          </table:table-cell>
          <table:table-cell table:formula="of:=[.A122]/[.B1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7407555</text:p>
          </table:table-cell>
          <table:table-cell office:value-type="string">
            <text:p>0.193157705</text:p>
          </table:table-cell>
          <table:table-cell table:formula="of:=[.A123]/[.B1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1891174</text:p>
          </table:table-cell>
          <table:table-cell office:value-type="string">
            <text:p>0.9999</text:p>
          </table:table-cell>
          <table:table-cell table:formula="of:=[.A124]/[.B1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1898587</text:p>
          </table:table-cell>
          <table:table-cell office:value-type="string">
            <text:p>0.266407051</text:p>
          </table:table-cell>
          <table:table-cell table:formula="of:=[.A125]/[.B1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44295924</text:p>
          </table:table-cell>
          <table:table-cell office:value-type="string">
            <text:p>0.89492322</text:p>
          </table:table-cell>
          <table:table-cell table:formula="of:=[.A126]/[.B1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83098419</text:p>
          </table:table-cell>
          <table:table-cell office:value-type="string">
            <text:p>0.770457493</text:p>
          </table:table-cell>
          <table:table-cell table:formula="of:=[.A127]/[.B1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4058612</text:p>
          </table:table-cell>
          <table:table-cell office:value-type="string">
            <text:p>0.733257633</text:p>
          </table:table-cell>
          <table:table-cell table:formula="of:=[.A128]/[.B1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87571798</text:p>
          </table:table-cell>
          <table:table-cell office:value-type="string">
            <text:p>0.199022297</text:p>
          </table:table-cell>
          <table:table-cell table:formula="of:=[.A129]/[.B1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424959</text:p>
          </table:table-cell>
          <table:table-cell office:value-type="string">
            <text:p>0.745973735</text:p>
          </table:table-cell>
          <table:table-cell table:formula="of:=[.A130]/[.B1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3631514</text:p>
          </table:table-cell>
          <table:table-cell office:value-type="string">
            <text:p>0.609294192</text:p>
          </table:table-cell>
          <table:table-cell table:formula="of:=[.A131]/[.B1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3408378</text:p>
          </table:table-cell>
          <table:table-cell office:value-type="string">
            <text:p>0.176050862</text:p>
          </table:table-cell>
          <table:table-cell table:formula="of:=[.A132]/[.B1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2212992</text:p>
          </table:table-cell>
          <table:table-cell office:value-type="string">
            <text:p>0.180758573</text:p>
          </table:table-cell>
          <table:table-cell table:formula="of:=[.A133]/[.B1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0094276</text:p>
          </table:table-cell>
          <table:table-cell office:value-type="string">
            <text:p>0.0001</text:p>
          </table:table-cell>
          <table:table-cell table:formula="of:=[.A134]/[.B1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2047674</text:p>
          </table:table-cell>
          <table:table-cell office:value-type="string">
            <text:p>0.9999</text:p>
          </table:table-cell>
          <table:table-cell table:formula="of:=[.A135]/[.B1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22892359</text:p>
          </table:table-cell>
          <table:table-cell office:value-type="string">
            <text:p>0.132583617</text:p>
          </table:table-cell>
          <table:table-cell table:formula="of:=[.A136]/[.B1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93307325</text:p>
          </table:table-cell>
          <table:table-cell office:value-type="string">
            <text:p>0.757112691</text:p>
          </table:table-cell>
          <table:table-cell table:formula="of:=[.A137]/[.B1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7173041</text:p>
          </table:table-cell>
          <table:table-cell office:value-type="string">
            <text:p>0.74992994</text:p>
          </table:table-cell>
          <table:table-cell table:formula="of:=[.A138]/[.B1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2084252</text:p>
          </table:table-cell>
          <table:table-cell office:value-type="string">
            <text:p>0.094865207</text:p>
          </table:table-cell>
          <table:table-cell table:formula="of:=[.A139]/[.B1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7215174</text:p>
          </table:table-cell>
          <table:table-cell office:value-type="string">
            <text:p>0.421839732</text:p>
          </table:table-cell>
          <table:table-cell table:formula="of:=[.A140]/[.B1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4213283</text:p>
          </table:table-cell>
          <table:table-cell office:value-type="string">
            <text:p>0.135372298</text:p>
          </table:table-cell>
          <table:table-cell table:formula="of:=[.A141]/[.B1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2102797</text:p>
          </table:table-cell>
          <table:table-cell office:value-type="string">
            <text:p>0.859016949</text:p>
          </table:table-cell>
          <table:table-cell table:formula="of:=[.A142]/[.B1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83325404</text:p>
          </table:table-cell>
          <table:table-cell office:value-type="string">
            <text:p>0.929633367</text:p>
          </table:table-cell>
          <table:table-cell table:formula="of:=[.A143]/[.B1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7334621</text:p>
          </table:table-cell>
          <table:table-cell office:value-type="string">
            <text:p>0.9999</text:p>
          </table:table-cell>
          <table:table-cell table:formula="of:=[.A144]/[.B1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97169904</text:p>
          </table:table-cell>
          <table:table-cell office:value-type="string">
            <text:p>0.9999</text:p>
          </table:table-cell>
          <table:table-cell table:formula="of:=[.A145]/[.B1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85775179</text:p>
          </table:table-cell>
          <table:table-cell office:value-type="string">
            <text:p>0.477701671</text:p>
          </table:table-cell>
          <table:table-cell table:formula="of:=[.A146]/[.B1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73523509</text:p>
          </table:table-cell>
          <table:table-cell office:value-type="string">
            <text:p>0.526072175</text:p>
          </table:table-cell>
          <table:table-cell table:formula="of:=[.A147]/[.B1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87473288</text:p>
          </table:table-cell>
          <table:table-cell office:value-type="string">
            <text:p>0.116282829</text:p>
          </table:table-cell>
          <table:table-cell table:formula="of:=[.A148]/[.B1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36810591</text:p>
          </table:table-cell>
          <table:table-cell office:value-type="string">
            <text:p>0.226507805</text:p>
          </table:table-cell>
          <table:table-cell table:formula="of:=[.A149]/[.B1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13242</text:p>
          </table:table-cell>
          <table:table-cell office:value-type="string">
            <text:p>0.758314919</text:p>
          </table:table-cell>
          <table:table-cell table:formula="of:=[.A150]/[.B1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8914433</text:p>
          </table:table-cell>
          <table:table-cell office:value-type="string">
            <text:p>0.735600112</text:p>
          </table:table-cell>
          <table:table-cell table:formula="of:=[.A151]/[.B1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3668592</text:p>
          </table:table-cell>
          <table:table-cell office:value-type="string">
            <text:p>0.211986405</text:p>
          </table:table-cell>
          <table:table-cell table:formula="of:=[.A152]/[.B1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2759929</text:p>
          </table:table-cell>
          <table:table-cell office:value-type="string">
            <text:p>0.408709778</text:p>
          </table:table-cell>
          <table:table-cell table:formula="of:=[.A153]/[.B1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22141589</text:p>
          </table:table-cell>
          <table:table-cell office:value-type="string">
            <text:p>0.210566161</text:p>
          </table:table-cell>
          <table:table-cell table:formula="of:=[.A154]/[.B1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1303173</text:p>
          </table:table-cell>
          <table:table-cell office:value-type="string">
            <text:p>0.078650579</text:p>
          </table:table-cell>
          <table:table-cell table:formula="of:=[.A155]/[.B1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0490557</text:p>
          </table:table-cell>
          <table:table-cell office:value-type="string">
            <text:p>0.207031322</text:p>
          </table:table-cell>
          <table:table-cell table:formula="of:=[.A156]/[.B1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44270907</text:p>
          </table:table-cell>
          <table:table-cell office:value-type="string">
            <text:p>0.89822399</text:p>
          </table:table-cell>
          <table:table-cell table:formula="of:=[.A157]/[.B1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7527056</text:p>
          </table:table-cell>
          <table:table-cell office:value-type="string">
            <text:p>0.186361849</text:p>
          </table:table-cell>
          <table:table-cell table:formula="of:=[.A158]/[.B1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272512</text:p>
          </table:table-cell>
          <table:table-cell office:value-type="string">
            <text:p>0.9999</text:p>
          </table:table-cell>
          <table:table-cell table:formula="of:=[.A159]/[.B1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3632956</text:p>
          </table:table-cell>
          <table:table-cell office:value-type="string">
            <text:p>0.769786159</text:p>
          </table:table-cell>
          <table:table-cell table:formula="of:=[.A160]/[.B1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1546439</text:p>
          </table:table-cell>
          <table:table-cell office:value-type="string">
            <text:p>0.822963135</text:p>
          </table:table-cell>
          <table:table-cell table:formula="of:=[.A161]/[.B1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8650264</text:p>
          </table:table-cell>
          <table:table-cell office:value-type="string">
            <text:p>0.9999</text:p>
          </table:table-cell>
          <table:table-cell table:formula="of:=[.A162]/[.B1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4349358</text:p>
          </table:table-cell>
          <table:table-cell office:value-type="string">
            <text:p>0.436595603</text:p>
          </table:table-cell>
          <table:table-cell table:formula="of:=[.A163]/[.B1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441373</text:p>
          </table:table-cell>
          <table:table-cell office:value-type="string">
            <text:p>0.000984998</text:p>
          </table:table-cell>
          <table:table-cell table:formula="of:=[.A164]/[.B1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9119722</text:p>
          </table:table-cell>
          <table:table-cell office:value-type="string">
            <text:p>0.374526659</text:p>
          </table:table-cell>
          <table:table-cell table:formula="of:=[.A165]/[.B1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0682752</text:p>
          </table:table-cell>
          <table:table-cell office:value-type="string">
            <text:p>0.810852853</text:p>
          </table:table-cell>
          <table:table-cell table:formula="of:=[.A166]/[.B1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6942879</text:p>
          </table:table-cell>
          <table:table-cell office:value-type="string">
            <text:p>0.9999</text:p>
          </table:table-cell>
          <table:table-cell table:formula="of:=[.A167]/[.B1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3768619</text:p>
          </table:table-cell>
          <table:table-cell office:value-type="string">
            <text:p>0.9999</text:p>
          </table:table-cell>
          <table:table-cell table:formula="of:=[.A168]/[.B1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91607394</text:p>
          </table:table-cell>
          <table:table-cell office:value-type="string">
            <text:p>0.142995814</text:p>
          </table:table-cell>
          <table:table-cell table:formula="of:=[.A169]/[.B1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6990034</text:p>
          </table:table-cell>
          <table:table-cell office:value-type="string">
            <text:p>0.601525964</text:p>
          </table:table-cell>
          <table:table-cell table:formula="of:=[.A170]/[.B1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12034365</text:p>
          </table:table-cell>
          <table:table-cell office:value-type="string">
            <text:p>0.942440025</text:p>
          </table:table-cell>
          <table:table-cell table:formula="of:=[.A171]/[.B1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1039927</text:p>
          </table:table-cell>
          <table:table-cell office:value-type="string">
            <text:p>0.984557679</text:p>
          </table:table-cell>
          <table:table-cell table:formula="of:=[.A172]/[.B1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37535892</text:p>
          </table:table-cell>
          <table:table-cell office:value-type="string">
            <text:p>0.288343924</text:p>
          </table:table-cell>
          <table:table-cell table:formula="of:=[.A173]/[.B1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47596037</text:p>
          </table:table-cell>
          <table:table-cell office:value-type="string">
            <text:p>0.85748541</text:p>
          </table:table-cell>
          <table:table-cell table:formula="of:=[.A174]/[.B1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7785706</text:p>
          </table:table-cell>
          <table:table-cell office:value-type="string">
            <text:p>0.108005714</text:p>
          </table:table-cell>
          <table:table-cell table:formula="of:=[.A175]/[.B1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537558</text:p>
          </table:table-cell>
          <table:table-cell office:value-type="string">
            <text:p>0.868478718</text:p>
          </table:table-cell>
          <table:table-cell table:formula="of:=[.A176]/[.B1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0927702</text:p>
          </table:table-cell>
          <table:table-cell office:value-type="string">
            <text:p>0.0001</text:p>
          </table:table-cell>
          <table:table-cell table:formula="of:=[.A177]/[.B1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56163845</text:p>
          </table:table-cell>
          <table:table-cell office:value-type="string">
            <text:p>0.961454594</text:p>
          </table:table-cell>
          <table:table-cell table:formula="of:=[.A178]/[.B1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2557382</text:p>
          </table:table-cell>
          <table:table-cell office:value-type="string">
            <text:p>0.471981653</text:p>
          </table:table-cell>
          <table:table-cell table:formula="of:=[.A179]/[.B1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121208</text:p>
          </table:table-cell>
          <table:table-cell office:value-type="string">
            <text:p>0.803967454</text:p>
          </table:table-cell>
          <table:table-cell table:formula="of:=[.A180]/[.B1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29679774</text:p>
          </table:table-cell>
          <table:table-cell office:value-type="string">
            <text:p>0.736192317</text:p>
          </table:table-cell>
          <table:table-cell table:formula="of:=[.A181]/[.B1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1532992</text:p>
          </table:table-cell>
          <table:table-cell office:value-type="string">
            <text:p>0.651796964</text:p>
          </table:table-cell>
          <table:table-cell table:formula="of:=[.A182]/[.B1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5466672</text:p>
          </table:table-cell>
          <table:table-cell office:value-type="string">
            <text:p>0.649944065</text:p>
          </table:table-cell>
          <table:table-cell table:formula="of:=[.A183]/[.B1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4311339</text:p>
          </table:table-cell>
          <table:table-cell office:value-type="string">
            <text:p>0.0001</text:p>
          </table:table-cell>
          <table:table-cell table:formula="of:=[.A184]/[.B1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8251126</text:p>
          </table:table-cell>
          <table:table-cell office:value-type="string">
            <text:p>0.758071817</text:p>
          </table:table-cell>
          <table:table-cell table:formula="of:=[.A185]/[.B1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7316559</text:p>
          </table:table-cell>
          <table:table-cell office:value-type="string">
            <text:p>0.701507088</text:p>
          </table:table-cell>
          <table:table-cell table:formula="of:=[.A186]/[.B1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89033915</text:p>
          </table:table-cell>
          <table:table-cell office:value-type="string">
            <text:p>0.047804238</text:p>
          </table:table-cell>
          <table:table-cell table:formula="of:=[.A187]/[.B1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7388406</text:p>
          </table:table-cell>
          <table:table-cell office:value-type="string">
            <text:p>0.644275955</text:p>
          </table:table-cell>
          <table:table-cell table:formula="of:=[.A188]/[.B1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4767194</text:p>
          </table:table-cell>
          <table:table-cell office:value-type="string">
            <text:p>0.175782458</text:p>
          </table:table-cell>
          <table:table-cell table:formula="of:=[.A189]/[.B1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3278756</text:p>
          </table:table-cell>
          <table:table-cell office:value-type="string">
            <text:p>0.039406252</text:p>
          </table:table-cell>
          <table:table-cell table:formula="of:=[.A190]/[.B1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83110607</text:p>
          </table:table-cell>
          <table:table-cell office:value-type="string">
            <text:p>0.25013965</text:p>
          </table:table-cell>
          <table:table-cell table:formula="of:=[.A191]/[.B1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10797206</text:p>
          </table:table-cell>
          <table:table-cell office:value-type="string">
            <text:p>0.121636092</text:p>
          </table:table-cell>
          <table:table-cell table:formula="of:=[.A192]/[.B1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16973225</text:p>
          </table:table-cell>
          <table:table-cell office:value-type="string">
            <text:p>0.675653014</text:p>
          </table:table-cell>
          <table:table-cell table:formula="of:=[.A193]/[.B1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3009138</text:p>
          </table:table-cell>
          <table:table-cell office:value-type="string">
            <text:p>0.719129253</text:p>
          </table:table-cell>
          <table:table-cell table:formula="of:=[.A194]/[.B1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0875923</text:p>
          </table:table-cell>
          <table:table-cell office:value-type="string">
            <text:p>0.634869693</text:p>
          </table:table-cell>
          <table:table-cell table:formula="of:=[.A195]/[.B1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6407749</text:p>
          </table:table-cell>
          <table:table-cell office:value-type="string">
            <text:p>0.545627946</text:p>
          </table:table-cell>
          <table:table-cell table:formula="of:=[.A196]/[.B1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8674033</text:p>
          </table:table-cell>
          <table:table-cell office:value-type="string">
            <text:p>0.205341631</text:p>
          </table:table-cell>
          <table:table-cell table:formula="of:=[.A197]/[.B1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4179141</text:p>
          </table:table-cell>
          <table:table-cell office:value-type="string">
            <text:p>0.557414812</text:p>
          </table:table-cell>
          <table:table-cell table:formula="of:=[.A198]/[.B1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78174997</text:p>
          </table:table-cell>
          <table:table-cell office:value-type="string">
            <text:p>0.682623748</text:p>
          </table:table-cell>
          <table:table-cell table:formula="of:=[.A199]/[.B1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1268005</text:p>
          </table:table-cell>
          <table:table-cell office:value-type="string">
            <text:p>0.423575008</text:p>
          </table:table-cell>
          <table:table-cell table:formula="of:=[.A200]/[.B2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7864107</text:p>
          </table:table-cell>
          <table:table-cell office:value-type="string">
            <text:p>0.822600649</text:p>
          </table:table-cell>
          <table:table-cell table:formula="of:=[.A201]/[.B20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38222475</text:p>
          </table:table-cell>
          <table:table-cell office:value-type="string">
            <text:p>0.120496967</text:p>
          </table:table-cell>
          <table:table-cell table:formula="of:=[.A202]/[.B20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18800026</text:p>
          </table:table-cell>
          <table:table-cell office:value-type="string">
            <text:p>0.287184697</text:p>
          </table:table-cell>
          <table:table-cell table:formula="of:=[.A203]/[.B20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4092521</text:p>
          </table:table-cell>
          <table:table-cell office:value-type="string">
            <text:p>0.5941893</text:p>
          </table:table-cell>
          <table:table-cell table:formula="of:=[.A204]/[.B20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0901082</text:p>
          </table:table-cell>
          <table:table-cell office:value-type="string">
            <text:p>0.435470663</text:p>
          </table:table-cell>
          <table:table-cell table:formula="of:=[.A205]/[.B20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9442922</text:p>
          </table:table-cell>
          <table:table-cell office:value-type="string">
            <text:p>0.9999</text:p>
          </table:table-cell>
          <table:table-cell table:formula="of:=[.A206]/[.B20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0078348</text:p>
          </table:table-cell>
          <table:table-cell office:value-type="string">
            <text:p>0.0001</text:p>
          </table:table-cell>
          <table:table-cell table:formula="of:=[.A207]/[.B20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58679789</text:p>
          </table:table-cell>
          <table:table-cell office:value-type="string">
            <text:p>0.114334873</text:p>
          </table:table-cell>
          <table:table-cell table:formula="of:=[.A208]/[.B20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3618885</text:p>
          </table:table-cell>
          <table:table-cell office:value-type="string">
            <text:p>0.823268788</text:p>
          </table:table-cell>
          <table:table-cell table:formula="of:=[.A209]/[.B20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58359934</text:p>
          </table:table-cell>
          <table:table-cell office:value-type="string">
            <text:p>0.235952298</text:p>
          </table:table-cell>
          <table:table-cell table:formula="of:=[.A210]/[.B21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00304704</text:p>
          </table:table-cell>
          <table:table-cell office:value-type="string">
            <text:p>0.963683662</text:p>
          </table:table-cell>
          <table:table-cell table:formula="of:=[.A211]/[.B21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57629456</text:p>
          </table:table-cell>
          <table:table-cell office:value-type="string">
            <text:p>0.127550906</text:p>
          </table:table-cell>
          <table:table-cell table:formula="of:=[.A212]/[.B21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1796233</text:p>
          </table:table-cell>
          <table:table-cell office:value-type="string">
            <text:p>0.9999</text:p>
          </table:table-cell>
          <table:table-cell table:formula="of:=[.A213]/[.B21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54989495</text:p>
          </table:table-cell>
          <table:table-cell office:value-type="string">
            <text:p>0.465970477</text:p>
          </table:table-cell>
          <table:table-cell table:formula="of:=[.A214]/[.B21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9153359</text:p>
          </table:table-cell>
          <table:table-cell office:value-type="string">
            <text:p>0.262036585</text:p>
          </table:table-cell>
          <table:table-cell table:formula="of:=[.A215]/[.B21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872221</text:p>
          </table:table-cell>
          <table:table-cell office:value-type="string">
            <text:p>0.692682502</text:p>
          </table:table-cell>
          <table:table-cell table:formula="of:=[.A216]/[.B21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49928525</text:p>
          </table:table-cell>
          <table:table-cell office:value-type="string">
            <text:p>0.9999</text:p>
          </table:table-cell>
          <table:table-cell table:formula="of:=[.A217]/[.B21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00257166</text:p>
          </table:table-cell>
          <table:table-cell office:value-type="string">
            <text:p>0.354597284</text:p>
          </table:table-cell>
          <table:table-cell table:formula="of:=[.A218]/[.B21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3072615</text:p>
          </table:table-cell>
          <table:table-cell office:value-type="string">
            <text:p>0.0001</text:p>
          </table:table-cell>
          <table:table-cell table:formula="of:=[.A219]/[.B2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86080401</text:p>
          </table:table-cell>
          <table:table-cell office:value-type="string">
            <text:p>0.631778072</text:p>
          </table:table-cell>
          <table:table-cell table:formula="of:=[.A220]/[.B2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36311575</text:p>
          </table:table-cell>
          <table:table-cell office:value-type="string">
            <text:p>0.612332067</text:p>
          </table:table-cell>
          <table:table-cell table:formula="of:=[.A221]/[.B2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07411456</text:p>
          </table:table-cell>
          <table:table-cell office:value-type="string">
            <text:p>0.350028743</text:p>
          </table:table-cell>
          <table:table-cell table:formula="of:=[.A222]/[.B2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80345327</text:p>
          </table:table-cell>
          <table:table-cell office:value-type="string">
            <text:p>0.58786122</text:p>
          </table:table-cell>
          <table:table-cell table:formula="of:=[.A223]/[.B2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70441062</text:p>
          </table:table-cell>
          <table:table-cell office:value-type="string">
            <text:p>0.434221179</text:p>
          </table:table-cell>
          <table:table-cell table:formula="of:=[.A224]/[.B2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4754641</text:p>
          </table:table-cell>
          <table:table-cell office:value-type="string">
            <text:p>0.703490761</text:p>
          </table:table-cell>
          <table:table-cell table:formula="of:=[.A225]/[.B2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4882173</text:p>
          </table:table-cell>
          <table:table-cell office:value-type="string">
            <text:p>0.9999</text:p>
          </table:table-cell>
          <table:table-cell table:formula="of:=[.A226]/[.B2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03355647</text:p>
          </table:table-cell>
          <table:table-cell office:value-type="string">
            <text:p>0.328735136</text:p>
          </table:table-cell>
          <table:table-cell table:formula="of:=[.A227]/[.B2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14797531</text:p>
          </table:table-cell>
          <table:table-cell office:value-type="string">
            <text:p>0.480098692</text:p>
          </table:table-cell>
          <table:table-cell table:formula="of:=[.A228]/[.B2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5782028</text:p>
          </table:table-cell>
          <table:table-cell office:value-type="string">
            <text:p>0.22239663</text:p>
          </table:table-cell>
          <table:table-cell table:formula="of:=[.A229]/[.B2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9261086</text:p>
          </table:table-cell>
          <table:table-cell office:value-type="string">
            <text:p>0.781903175</text:p>
          </table:table-cell>
          <table:table-cell table:formula="of:=[.A230]/[.B2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47160829</text:p>
          </table:table-cell>
          <table:table-cell office:value-type="string">
            <text:p>0.9999</text:p>
          </table:table-cell>
          <table:table-cell table:formula="of:=[.A231]/[.B2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3848739</text:p>
          </table:table-cell>
          <table:table-cell office:value-type="string">
            <text:p>0.680671527</text:p>
          </table:table-cell>
          <table:table-cell table:formula="of:=[.A232]/[.B2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1454295</text:p>
          </table:table-cell>
          <table:table-cell office:value-type="string">
            <text:p>0.488248155</text:p>
          </table:table-cell>
          <table:table-cell table:formula="of:=[.A233]/[.B2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8280328</text:p>
          </table:table-cell>
          <table:table-cell office:value-type="string">
            <text:p>0.091775409</text:p>
          </table:table-cell>
          <table:table-cell table:formula="of:=[.A234]/[.B2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668179</text:p>
          </table:table-cell>
          <table:table-cell office:value-type="string">
            <text:p>0.001301184</text:p>
          </table:table-cell>
          <table:table-cell table:formula="of:=[.A235]/[.B2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6931577</text:p>
          </table:table-cell>
          <table:table-cell office:value-type="string">
            <text:p>0.712446831</text:p>
          </table:table-cell>
          <table:table-cell table:formula="of:=[.A236]/[.B2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72123505</text:p>
          </table:table-cell>
          <table:table-cell office:value-type="string">
            <text:p>0.0001</text:p>
          </table:table-cell>
          <table:table-cell table:formula="of:=[.A237]/[.B2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4756419</text:p>
          </table:table-cell>
          <table:table-cell office:value-type="string">
            <text:p>0.0001</text:p>
          </table:table-cell>
          <table:table-cell table:formula="of:=[.A238]/[.B2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57716653</text:p>
          </table:table-cell>
          <table:table-cell office:value-type="string">
            <text:p>0.329459944</text:p>
          </table:table-cell>
          <table:table-cell table:formula="of:=[.A239]/[.B2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5239897</text:p>
          </table:table-cell>
          <table:table-cell office:value-type="string">
            <text:p>0.412802192</text:p>
          </table:table-cell>
          <table:table-cell table:formula="of:=[.A240]/[.B2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196625</text:p>
          </table:table-cell>
          <table:table-cell office:value-type="string">
            <text:p>0.487729299</text:p>
          </table:table-cell>
          <table:table-cell table:formula="of:=[.A241]/[.B2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3870146</text:p>
          </table:table-cell>
          <table:table-cell office:value-type="string">
            <text:p>0.231666665</text:p>
          </table:table-cell>
          <table:table-cell table:formula="of:=[.A242]/[.B2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86353516</text:p>
          </table:table-cell>
          <table:table-cell office:value-type="string">
            <text:p>0.9999</text:p>
          </table:table-cell>
          <table:table-cell table:formula="of:=[.A243]/[.B2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8937552</text:p>
          </table:table-cell>
          <table:table-cell office:value-type="string">
            <text:p>0.9999</text:p>
          </table:table-cell>
          <table:table-cell table:formula="of:=[.A244]/[.B2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5252092</text:p>
          </table:table-cell>
          <table:table-cell office:value-type="string">
            <text:p>0.199266521</text:p>
          </table:table-cell>
          <table:table-cell table:formula="of:=[.A245]/[.B2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9658319</text:p>
          </table:table-cell>
          <table:table-cell office:value-type="string">
            <text:p>0.171371628</text:p>
          </table:table-cell>
          <table:table-cell table:formula="of:=[.A246]/[.B2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52110582</text:p>
          </table:table-cell>
          <table:table-cell office:value-type="string">
            <text:p>0.879267367</text:p>
          </table:table-cell>
          <table:table-cell table:formula="of:=[.A247]/[.B2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87414452</text:p>
          </table:table-cell>
          <table:table-cell office:value-type="string">
            <text:p>0.014835409</text:p>
          </table:table-cell>
          <table:table-cell table:formula="of:=[.A248]/[.B2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3873119</text:p>
          </table:table-cell>
          <table:table-cell office:value-type="string">
            <text:p>0.569658765</text:p>
          </table:table-cell>
          <table:table-cell table:formula="of:=[.A249]/[.B2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0737649</text:p>
          </table:table-cell>
          <table:table-cell office:value-type="string">
            <text:p>0.9999</text:p>
          </table:table-cell>
          <table:table-cell table:formula="of:=[.A250]/[.B2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4077662</text:p>
          </table:table-cell>
          <table:table-cell office:value-type="string">
            <text:p>0.561844884</text:p>
          </table:table-cell>
          <table:table-cell table:formula="of:=[.A251]/[.B2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4701963</text:p>
          </table:table-cell>
          <table:table-cell office:value-type="string">
            <text:p>0.580867673</text:p>
          </table:table-cell>
          <table:table-cell table:formula="of:=[.A252]/[.B2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00798173</text:p>
          </table:table-cell>
          <table:table-cell office:value-type="string">
            <text:p>0.0001</text:p>
          </table:table-cell>
          <table:table-cell table:formula="of:=[.A253]/[.B2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83234072</text:p>
          </table:table-cell>
          <table:table-cell office:value-type="string">
            <text:p>0.390296394</text:p>
          </table:table-cell>
          <table:table-cell table:formula="of:=[.A254]/[.B2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32397847</text:p>
          </table:table-cell>
          <table:table-cell office:value-type="string">
            <text:p>0.0001</text:p>
          </table:table-cell>
          <table:table-cell table:formula="of:=[.A255]/[.B2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2138219</text:p>
          </table:table-cell>
          <table:table-cell office:value-type="string">
            <text:p>0.9999</text:p>
          </table:table-cell>
          <table:table-cell table:formula="of:=[.A256]/[.B2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8043362</text:p>
          </table:table-cell>
          <table:table-cell office:value-type="string">
            <text:p>0.9999</text:p>
          </table:table-cell>
          <table:table-cell table:formula="of:=[.A257]/[.B2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4413427</text:p>
          </table:table-cell>
          <table:table-cell office:value-type="string">
            <text:p>0.649208884</text:p>
          </table:table-cell>
          <table:table-cell table:formula="of:=[.A258]/[.B2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7531869</text:p>
          </table:table-cell>
          <table:table-cell office:value-type="string">
            <text:p>0.347183473</text:p>
          </table:table-cell>
          <table:table-cell table:formula="of:=[.A259]/[.B2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4234606</text:p>
          </table:table-cell>
          <table:table-cell office:value-type="string">
            <text:p>0.573378254</text:p>
          </table:table-cell>
          <table:table-cell table:formula="of:=[.A260]/[.B2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8521267</text:p>
          </table:table-cell>
          <table:table-cell office:value-type="string">
            <text:p>0.604294798</text:p>
          </table:table-cell>
          <table:table-cell table:formula="of:=[.A261]/[.B2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9652016</text:p>
          </table:table-cell>
          <table:table-cell office:value-type="string">
            <text:p>0.1033904</text:p>
          </table:table-cell>
          <table:table-cell table:formula="of:=[.A262]/[.B2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7833413</text:p>
          </table:table-cell>
          <table:table-cell office:value-type="string">
            <text:p>0.841731913</text:p>
          </table:table-cell>
          <table:table-cell table:formula="of:=[.A263]/[.B2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9927679</text:p>
          </table:table-cell>
          <table:table-cell office:value-type="string">
            <text:p>0.072156706</text:p>
          </table:table-cell>
          <table:table-cell table:formula="of:=[.A264]/[.B2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5944582</text:p>
          </table:table-cell>
          <table:table-cell office:value-type="string">
            <text:p>0.349634332</text:p>
          </table:table-cell>
          <table:table-cell table:formula="of:=[.A265]/[.B2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5957215</text:p>
          </table:table-cell>
          <table:table-cell office:value-type="string">
            <text:p>0.470360735</text:p>
          </table:table-cell>
          <table:table-cell table:formula="of:=[.A266]/[.B2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7064438</text:p>
          </table:table-cell>
          <table:table-cell office:value-type="string">
            <text:p>0.176745526</text:p>
          </table:table-cell>
          <table:table-cell table:formula="of:=[.A267]/[.B2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5637901</text:p>
          </table:table-cell>
          <table:table-cell office:value-type="string">
            <text:p>0.953490086</text:p>
          </table:table-cell>
          <table:table-cell table:formula="of:=[.A268]/[.B2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30457036</text:p>
          </table:table-cell>
          <table:table-cell office:value-type="string">
            <text:p>0.77068643</text:p>
          </table:table-cell>
          <table:table-cell table:formula="of:=[.A269]/[.B2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0888849</text:p>
          </table:table-cell>
          <table:table-cell office:value-type="string">
            <text:p>0.98488447</text:p>
          </table:table-cell>
          <table:table-cell table:formula="of:=[.A270]/[.B2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4772617</text:p>
          </table:table-cell>
          <table:table-cell office:value-type="string">
            <text:p>0.9999</text:p>
          </table:table-cell>
          <table:table-cell table:formula="of:=[.A271]/[.B2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53342698</text:p>
          </table:table-cell>
          <table:table-cell office:value-type="string">
            <text:p>0.0001</text:p>
          </table:table-cell>
          <table:table-cell table:formula="of:=[.A272]/[.B2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0124783</text:p>
          </table:table-cell>
          <table:table-cell office:value-type="string">
            <text:p>0.485780127</text:p>
          </table:table-cell>
          <table:table-cell table:formula="of:=[.A273]/[.B2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7309177</text:p>
          </table:table-cell>
          <table:table-cell office:value-type="string">
            <text:p>0.9999</text:p>
          </table:table-cell>
          <table:table-cell table:formula="of:=[.A274]/[.B2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77107251</text:p>
          </table:table-cell>
          <table:table-cell office:value-type="string">
            <text:p>0.600998919</text:p>
          </table:table-cell>
          <table:table-cell table:formula="of:=[.A275]/[.B2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12839327</text:p>
          </table:table-cell>
          <table:table-cell office:value-type="string">
            <text:p>0.798666587</text:p>
          </table:table-cell>
          <table:table-cell table:formula="of:=[.A276]/[.B2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80012555</text:p>
          </table:table-cell>
          <table:table-cell office:value-type="string">
            <text:p>0.425873162</text:p>
          </table:table-cell>
          <table:table-cell table:formula="of:=[.A277]/[.B2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0398933</text:p>
          </table:table-cell>
          <table:table-cell office:value-type="string">
            <text:p>0.154917712</text:p>
          </table:table-cell>
          <table:table-cell table:formula="of:=[.A278]/[.B2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6158161</text:p>
          </table:table-cell>
          <table:table-cell office:value-type="string">
            <text:p>0.286641268</text:p>
          </table:table-cell>
          <table:table-cell table:formula="of:=[.A279]/[.B2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95594061</text:p>
          </table:table-cell>
          <table:table-cell office:value-type="string">
            <text:p>0.495648876</text:p>
          </table:table-cell>
          <table:table-cell table:formula="of:=[.A280]/[.B2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80957</text:p>
          </table:table-cell>
          <table:table-cell office:value-type="string">
            <text:p>0.592729203</text:p>
          </table:table-cell>
          <table:table-cell table:formula="of:=[.A281]/[.B2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4771087</text:p>
          </table:table-cell>
          <table:table-cell office:value-type="string">
            <text:p>0.13203475</text:p>
          </table:table-cell>
          <table:table-cell table:formula="of:=[.A282]/[.B2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81738544</text:p>
          </table:table-cell>
          <table:table-cell office:value-type="string">
            <text:p>0.9999</text:p>
          </table:table-cell>
          <table:table-cell table:formula="of:=[.A283]/[.B2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1905551</text:p>
          </table:table-cell>
          <table:table-cell office:value-type="string">
            <text:p>0.747123119</text:p>
          </table:table-cell>
          <table:table-cell table:formula="of:=[.A284]/[.B2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1773042</text:p>
          </table:table-cell>
          <table:table-cell office:value-type="string">
            <text:p>0.9999</text:p>
          </table:table-cell>
          <table:table-cell table:formula="of:=[.A285]/[.B2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49442351</text:p>
          </table:table-cell>
          <table:table-cell office:value-type="string">
            <text:p>0.914084769</text:p>
          </table:table-cell>
          <table:table-cell table:formula="of:=[.A286]/[.B2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3222556</text:p>
          </table:table-cell>
          <table:table-cell office:value-type="string">
            <text:p>0.079242888</text:p>
          </table:table-cell>
          <table:table-cell table:formula="of:=[.A287]/[.B2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6788332</text:p>
          </table:table-cell>
          <table:table-cell office:value-type="string">
            <text:p>0.464500497</text:p>
          </table:table-cell>
          <table:table-cell table:formula="of:=[.A288]/[.B2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94627492</text:p>
          </table:table-cell>
          <table:table-cell office:value-type="string">
            <text:p>0.674250174</text:p>
          </table:table-cell>
          <table:table-cell table:formula="of:=[.A289]/[.B2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39159272</text:p>
          </table:table-cell>
          <table:table-cell office:value-type="string">
            <text:p>0.980813825</text:p>
          </table:table-cell>
          <table:table-cell table:formula="of:=[.A290]/[.B2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9534364</text:p>
          </table:table-cell>
          <table:table-cell office:value-type="string">
            <text:p>0.894228408</text:p>
          </table:table-cell>
          <table:table-cell table:formula="of:=[.A291]/[.B2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9305625</text:p>
          </table:table-cell>
          <table:table-cell office:value-type="string">
            <text:p>0.678262188</text:p>
          </table:table-cell>
          <table:table-cell table:formula="of:=[.A292]/[.B2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852693</text:p>
          </table:table-cell>
          <table:table-cell office:value-type="string">
            <text:p>0.0001</text:p>
          </table:table-cell>
          <table:table-cell table:formula="of:=[.A293]/[.B2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8744726</text:p>
          </table:table-cell>
          <table:table-cell office:value-type="string">
            <text:p>0.601072176</text:p>
          </table:table-cell>
          <table:table-cell table:formula="of:=[.A294]/[.B2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70938091</text:p>
          </table:table-cell>
          <table:table-cell office:value-type="string">
            <text:p>0.621517661</text:p>
          </table:table-cell>
          <table:table-cell table:formula="of:=[.A295]/[.B2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8512772</text:p>
          </table:table-cell>
          <table:table-cell office:value-type="string">
            <text:p>0.595618751</text:p>
          </table:table-cell>
          <table:table-cell table:formula="of:=[.A296]/[.B2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2679395</text:p>
          </table:table-cell>
          <table:table-cell office:value-type="string">
            <text:p>0.035061904</text:p>
          </table:table-cell>
          <table:table-cell table:formula="of:=[.A297]/[.B2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22698152</text:p>
          </table:table-cell>
          <table:table-cell office:value-type="string">
            <text:p>0.839614492</text:p>
          </table:table-cell>
          <table:table-cell table:formula="of:=[.A298]/[.B2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0887691</text:p>
          </table:table-cell>
          <table:table-cell office:value-type="string">
            <text:p>0.290914186</text:p>
          </table:table-cell>
          <table:table-cell table:formula="of:=[.A299]/[.B2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7850282</text:p>
          </table:table-cell>
          <table:table-cell office:value-type="string">
            <text:p>0.072836509</text:p>
          </table:table-cell>
          <table:table-cell table:formula="of:=[.A300]/[.B3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3504439</text:p>
          </table:table-cell>
          <table:table-cell office:value-type="string">
            <text:p>0.27520752</text:p>
          </table:table-cell>
          <table:table-cell table:formula="of:=[.A301]/[.B30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6734383</text:p>
          </table:table-cell>
          <table:table-cell office:value-type="string">
            <text:p>0.39000485</text:p>
          </table:table-cell>
          <table:table-cell table:formula="of:=[.A302]/[.B30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2694949</text:p>
          </table:table-cell>
          <table:table-cell office:value-type="string">
            <text:p>0.327819987</text:p>
          </table:table-cell>
          <table:table-cell table:formula="of:=[.A303]/[.B30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31246371</text:p>
          </table:table-cell>
          <table:table-cell office:value-type="string">
            <text:p>0.494301489</text:p>
          </table:table-cell>
          <table:table-cell table:formula="of:=[.A304]/[.B30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19679841</text:p>
          </table:table-cell>
          <table:table-cell office:value-type="string">
            <text:p>0.597650519</text:p>
          </table:table-cell>
          <table:table-cell table:formula="of:=[.A305]/[.B30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5975682</text:p>
          </table:table-cell>
          <table:table-cell office:value-type="string">
            <text:p>0.764188717</text:p>
          </table:table-cell>
          <table:table-cell table:formula="of:=[.A306]/[.B30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9952206</text:p>
          </table:table-cell>
          <table:table-cell office:value-type="string">
            <text:p>0.009410404</text:p>
          </table:table-cell>
          <table:table-cell table:formula="of:=[.A307]/[.B30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9614854</text:p>
          </table:table-cell>
          <table:table-cell office:value-type="string">
            <text:p>0.618844985</text:p>
          </table:table-cell>
          <table:table-cell table:formula="of:=[.A308]/[.B30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9155677</text:p>
          </table:table-cell>
          <table:table-cell office:value-type="string">
            <text:p>0.0001</text:p>
          </table:table-cell>
          <table:table-cell table:formula="of:=[.A309]/[.B30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3565099</text:p>
          </table:table-cell>
          <table:table-cell office:value-type="string">
            <text:p>0.495268176</text:p>
          </table:table-cell>
          <table:table-cell table:formula="of:=[.A310]/[.B31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03097702</text:p>
          </table:table-cell>
          <table:table-cell office:value-type="string">
            <text:p>0.514391364</text:p>
          </table:table-cell>
          <table:table-cell table:formula="of:=[.A311]/[.B31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841793</text:p>
          </table:table-cell>
          <table:table-cell office:value-type="string">
            <text:p>0.470606036</text:p>
          </table:table-cell>
          <table:table-cell table:formula="of:=[.A312]/[.B31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08835222</text:p>
          </table:table-cell>
          <table:table-cell office:value-type="string">
            <text:p>0.481718603</text:p>
          </table:table-cell>
          <table:table-cell table:formula="of:=[.A313]/[.B31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4553328</text:p>
          </table:table-cell>
          <table:table-cell office:value-type="string">
            <text:p>0.555929285</text:p>
          </table:table-cell>
          <table:table-cell table:formula="of:=[.A314]/[.B31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6106917</text:p>
          </table:table-cell>
          <table:table-cell office:value-type="string">
            <text:p>0.022495245</text:p>
          </table:table-cell>
          <table:table-cell table:formula="of:=[.A315]/[.B31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2644263</text:p>
          </table:table-cell>
          <table:table-cell office:value-type="string">
            <text:p>0.877534585</text:p>
          </table:table-cell>
          <table:table-cell table:formula="of:=[.A316]/[.B31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3353674</text:p>
          </table:table-cell>
          <table:table-cell office:value-type="string">
            <text:p>0.61716562</text:p>
          </table:table-cell>
          <table:table-cell table:formula="of:=[.A317]/[.B31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4263928</text:p>
          </table:table-cell>
          <table:table-cell office:value-type="string">
            <text:p>0.653615621</text:p>
          </table:table-cell>
          <table:table-cell table:formula="of:=[.A318]/[.B31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559417</text:p>
          </table:table-cell>
          <table:table-cell office:value-type="string">
            <text:p>0.43308017</text:p>
          </table:table-cell>
          <table:table-cell table:formula="of:=[.A319]/[.B3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2163634</text:p>
          </table:table-cell>
          <table:table-cell office:value-type="string">
            <text:p>0.9999</text:p>
          </table:table-cell>
          <table:table-cell table:formula="of:=[.A320]/[.B3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259483</text:p>
          </table:table-cell>
          <table:table-cell office:value-type="string">
            <text:p>0.432851259</text:p>
          </table:table-cell>
          <table:table-cell table:formula="of:=[.A321]/[.B3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6405004</text:p>
          </table:table-cell>
          <table:table-cell office:value-type="string">
            <text:p>0.34490189</text:p>
          </table:table-cell>
          <table:table-cell table:formula="of:=[.A322]/[.B3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29959492</text:p>
          </table:table-cell>
          <table:table-cell office:value-type="string">
            <text:p>0.787548271</text:p>
          </table:table-cell>
          <table:table-cell table:formula="of:=[.A323]/[.B3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2666715</text:p>
          </table:table-cell>
          <table:table-cell office:value-type="string">
            <text:p>0.0001</text:p>
          </table:table-cell>
          <table:table-cell table:formula="of:=[.A324]/[.B3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7237497</text:p>
          </table:table-cell>
          <table:table-cell office:value-type="string">
            <text:p>0.169133945</text:p>
          </table:table-cell>
          <table:table-cell table:formula="of:=[.A325]/[.B3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1558412</text:p>
          </table:table-cell>
          <table:table-cell office:value-type="string">
            <text:p>0.504167818</text:p>
          </table:table-cell>
          <table:table-cell table:formula="of:=[.A326]/[.B3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74958279</text:p>
          </table:table-cell>
          <table:table-cell office:value-type="string">
            <text:p>0.0001</text:p>
          </table:table-cell>
          <table:table-cell table:formula="of:=[.A327]/[.B3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506532</text:p>
          </table:table-cell>
          <table:table-cell office:value-type="string">
            <text:p>0.0001</text:p>
          </table:table-cell>
          <table:table-cell table:formula="of:=[.A328]/[.B3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1566596</text:p>
          </table:table-cell>
          <table:table-cell office:value-type="string">
            <text:p>0.0001</text:p>
          </table:table-cell>
          <table:table-cell table:formula="of:=[.A329]/[.B3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2851475</text:p>
          </table:table-cell>
          <table:table-cell office:value-type="string">
            <text:p>0.428477599</text:p>
          </table:table-cell>
          <table:table-cell table:formula="of:=[.A330]/[.B3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6717077</text:p>
          </table:table-cell>
          <table:table-cell office:value-type="string">
            <text:p>0.0001</text:p>
          </table:table-cell>
          <table:table-cell table:formula="of:=[.A331]/[.B3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3211745</text:p>
          </table:table-cell>
          <table:table-cell office:value-type="string">
            <text:p>0.414470423</text:p>
          </table:table-cell>
          <table:table-cell table:formula="of:=[.A332]/[.B3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0669006</text:p>
          </table:table-cell>
          <table:table-cell office:value-type="string">
            <text:p>0.9999</text:p>
          </table:table-cell>
          <table:table-cell table:formula="of:=[.A333]/[.B3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317836</text:p>
          </table:table-cell>
          <table:table-cell office:value-type="string">
            <text:p>0.9999</text:p>
          </table:table-cell>
          <table:table-cell table:formula="of:=[.A334]/[.B3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7760329</text:p>
          </table:table-cell>
          <table:table-cell office:value-type="string">
            <text:p>0.52228303</text:p>
          </table:table-cell>
          <table:table-cell table:formula="of:=[.A335]/[.B3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3233972</text:p>
          </table:table-cell>
          <table:table-cell office:value-type="string">
            <text:p>0.0001</text:p>
          </table:table-cell>
          <table:table-cell table:formula="of:=[.A336]/[.B3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39982279</text:p>
          </table:table-cell>
          <table:table-cell office:value-type="string">
            <text:p>0.691507955</text:p>
          </table:table-cell>
          <table:table-cell table:formula="of:=[.A337]/[.B3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1310876</text:p>
          </table:table-cell>
          <table:table-cell office:value-type="string">
            <text:p>0.870432204</text:p>
          </table:table-cell>
          <table:table-cell table:formula="of:=[.A338]/[.B3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95767872</text:p>
          </table:table-cell>
          <table:table-cell office:value-type="string">
            <text:p>0.0001</text:p>
          </table:table-cell>
          <table:table-cell table:formula="of:=[.A339]/[.B3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7051909</text:p>
          </table:table-cell>
          <table:table-cell office:value-type="string">
            <text:p>0.425362628</text:p>
          </table:table-cell>
          <table:table-cell table:formula="of:=[.A340]/[.B3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2966338</text:p>
          </table:table-cell>
          <table:table-cell office:value-type="string">
            <text:p>0.0001</text:p>
          </table:table-cell>
          <table:table-cell table:formula="of:=[.A341]/[.B3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8848142</text:p>
          </table:table-cell>
          <table:table-cell office:value-type="string">
            <text:p>0.409784462</text:p>
          </table:table-cell>
          <table:table-cell table:formula="of:=[.A342]/[.B3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57881797</text:p>
          </table:table-cell>
          <table:table-cell office:value-type="string">
            <text:p>0.678249874</text:p>
          </table:table-cell>
          <table:table-cell table:formula="of:=[.A343]/[.B3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0712571</text:p>
          </table:table-cell>
          <table:table-cell office:value-type="string">
            <text:p>0.0001</text:p>
          </table:table-cell>
          <table:table-cell table:formula="of:=[.A344]/[.B3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90628263</text:p>
          </table:table-cell>
          <table:table-cell office:value-type="string">
            <text:p>0.9999</text:p>
          </table:table-cell>
          <table:table-cell table:formula="of:=[.A345]/[.B3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0736747</text:p>
          </table:table-cell>
          <table:table-cell office:value-type="string">
            <text:p>0.867763251</text:p>
          </table:table-cell>
          <table:table-cell table:formula="of:=[.A346]/[.B3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9096533</text:p>
          </table:table-cell>
          <table:table-cell office:value-type="string">
            <text:p>0.665090717</text:p>
          </table:table-cell>
          <table:table-cell table:formula="of:=[.A347]/[.B3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2464852</text:p>
          </table:table-cell>
          <table:table-cell office:value-type="string">
            <text:p>0.378505818</text:p>
          </table:table-cell>
          <table:table-cell table:formula="of:=[.A348]/[.B3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99737423</text:p>
          </table:table-cell>
          <table:table-cell office:value-type="string">
            <text:p>0.200346267</text:p>
          </table:table-cell>
          <table:table-cell table:formula="of:=[.A349]/[.B3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98844</text:p>
          </table:table-cell>
          <table:table-cell office:value-type="string">
            <text:p>0.839036413</text:p>
          </table:table-cell>
          <table:table-cell table:formula="of:=[.A350]/[.B3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0996562</text:p>
          </table:table-cell>
          <table:table-cell office:value-type="string">
            <text:p>0.921589281</text:p>
          </table:table-cell>
          <table:table-cell table:formula="of:=[.A351]/[.B3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0577536</text:p>
          </table:table-cell>
          <table:table-cell office:value-type="string">
            <text:p>0.663054733</text:p>
          </table:table-cell>
          <table:table-cell table:formula="of:=[.A352]/[.B3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14139456</text:p>
          </table:table-cell>
          <table:table-cell office:value-type="string">
            <text:p>0.452831321</text:p>
          </table:table-cell>
          <table:table-cell table:formula="of:=[.A353]/[.B3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7090709</text:p>
          </table:table-cell>
          <table:table-cell office:value-type="string">
            <text:p>0.852110675</text:p>
          </table:table-cell>
          <table:table-cell table:formula="of:=[.A354]/[.B3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5945373</text:p>
          </table:table-cell>
          <table:table-cell office:value-type="string">
            <text:p>0.919496194</text:p>
          </table:table-cell>
          <table:table-cell table:formula="of:=[.A355]/[.B3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53010797</text:p>
          </table:table-cell>
          <table:table-cell office:value-type="string">
            <text:p>0.379350089</text:p>
          </table:table-cell>
          <table:table-cell table:formula="of:=[.A356]/[.B3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75215815</text:p>
          </table:table-cell>
          <table:table-cell office:value-type="string">
            <text:p>0.092034618</text:p>
          </table:table-cell>
          <table:table-cell table:formula="of:=[.A357]/[.B3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1819234</text:p>
          </table:table-cell>
          <table:table-cell office:value-type="string">
            <text:p>0.348115088</text:p>
          </table:table-cell>
          <table:table-cell table:formula="of:=[.A358]/[.B3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401273</text:p>
          </table:table-cell>
          <table:table-cell office:value-type="string">
            <text:p>0.633343357</text:p>
          </table:table-cell>
          <table:table-cell table:formula="of:=[.A359]/[.B3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82864868</text:p>
          </table:table-cell>
          <table:table-cell office:value-type="string">
            <text:p>0.9999</text:p>
          </table:table-cell>
          <table:table-cell table:formula="of:=[.A360]/[.B3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90388967</text:p>
          </table:table-cell>
          <table:table-cell office:value-type="string">
            <text:p>0.98768603</text:p>
          </table:table-cell>
          <table:table-cell table:formula="of:=[.A361]/[.B3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052763</text:p>
          </table:table-cell>
          <table:table-cell office:value-type="string">
            <text:p>0.248668762</text:p>
          </table:table-cell>
          <table:table-cell table:formula="of:=[.A362]/[.B3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6232486</text:p>
          </table:table-cell>
          <table:table-cell office:value-type="string">
            <text:p>0.579824143</text:p>
          </table:table-cell>
          <table:table-cell table:formula="of:=[.A363]/[.B3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1596938</text:p>
          </table:table-cell>
          <table:table-cell office:value-type="string">
            <text:p>0.458443518</text:p>
          </table:table-cell>
          <table:table-cell table:formula="of:=[.A364]/[.B3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09637004</text:p>
          </table:table-cell>
          <table:table-cell office:value-type="string">
            <text:p>0.566983125</text:p>
          </table:table-cell>
          <table:table-cell table:formula="of:=[.A365]/[.B3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3382958</text:p>
          </table:table-cell>
          <table:table-cell office:value-type="string">
            <text:p>0.0001</text:p>
          </table:table-cell>
          <table:table-cell table:formula="of:=[.A366]/[.B3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1941063</text:p>
          </table:table-cell>
          <table:table-cell office:value-type="string">
            <text:p>0.273398693</text:p>
          </table:table-cell>
          <table:table-cell table:formula="of:=[.A367]/[.B3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5906504</text:p>
          </table:table-cell>
          <table:table-cell office:value-type="string">
            <text:p>0.549235823</text:p>
          </table:table-cell>
          <table:table-cell table:formula="of:=[.A368]/[.B3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6735811</text:p>
          </table:table-cell>
          <table:table-cell office:value-type="string">
            <text:p>0.0001</text:p>
          </table:table-cell>
          <table:table-cell table:formula="of:=[.A369]/[.B3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2110103</text:p>
          </table:table-cell>
          <table:table-cell office:value-type="string">
            <text:p>0.9999</text:p>
          </table:table-cell>
          <table:table-cell table:formula="of:=[.A370]/[.B3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84308389</text:p>
          </table:table-cell>
          <table:table-cell office:value-type="string">
            <text:p>0.196336919</text:p>
          </table:table-cell>
          <table:table-cell table:formula="of:=[.A371]/[.B3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3040522</text:p>
          </table:table-cell>
          <table:table-cell office:value-type="string">
            <text:p>0.916429191</text:p>
          </table:table-cell>
          <table:table-cell table:formula="of:=[.A372]/[.B3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9781234</text:p>
          </table:table-cell>
          <table:table-cell office:value-type="string">
            <text:p>0.386387934</text:p>
          </table:table-cell>
          <table:table-cell table:formula="of:=[.A373]/[.B3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0845355</text:p>
          </table:table-cell>
          <table:table-cell office:value-type="string">
            <text:p>0.992102541</text:p>
          </table:table-cell>
          <table:table-cell table:formula="of:=[.A374]/[.B3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8700376</text:p>
          </table:table-cell>
          <table:table-cell office:value-type="string">
            <text:p>0.784830326</text:p>
          </table:table-cell>
          <table:table-cell table:formula="of:=[.A375]/[.B3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99447763</text:p>
          </table:table-cell>
          <table:table-cell office:value-type="string">
            <text:p>0.9999</text:p>
          </table:table-cell>
          <table:table-cell table:formula="of:=[.A376]/[.B3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52398155</text:p>
          </table:table-cell>
          <table:table-cell office:value-type="string">
            <text:p>0.187481216</text:p>
          </table:table-cell>
          <table:table-cell table:formula="of:=[.A377]/[.B3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8768291</text:p>
          </table:table-cell>
          <table:table-cell office:value-type="string">
            <text:p>0.733619035</text:p>
          </table:table-cell>
          <table:table-cell table:formula="of:=[.A378]/[.B3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2482971</text:p>
          </table:table-cell>
          <table:table-cell office:value-type="string">
            <text:p>0.636307008</text:p>
          </table:table-cell>
          <table:table-cell table:formula="of:=[.A379]/[.B3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659534</text:p>
          </table:table-cell>
          <table:table-cell office:value-type="string">
            <text:p>0.381475026</text:p>
          </table:table-cell>
          <table:table-cell table:formula="of:=[.A380]/[.B3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6529246</text:p>
          </table:table-cell>
          <table:table-cell office:value-type="string">
            <text:p>0.0001</text:p>
          </table:table-cell>
          <table:table-cell table:formula="of:=[.A381]/[.B3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2649492</text:p>
          </table:table-cell>
          <table:table-cell office:value-type="string">
            <text:p>0.085907037</text:p>
          </table:table-cell>
          <table:table-cell table:formula="of:=[.A382]/[.B3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2200468</text:p>
          </table:table-cell>
          <table:table-cell office:value-type="string">
            <text:p>0.513860756</text:p>
          </table:table-cell>
          <table:table-cell table:formula="of:=[.A383]/[.B3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4052456</text:p>
          </table:table-cell>
          <table:table-cell office:value-type="string">
            <text:p>0.146767457</text:p>
          </table:table-cell>
          <table:table-cell table:formula="of:=[.A384]/[.B3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8352312</text:p>
          </table:table-cell>
          <table:table-cell office:value-type="string">
            <text:p>0.460373016</text:p>
          </table:table-cell>
          <table:table-cell table:formula="of:=[.A385]/[.B3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9544905</text:p>
          </table:table-cell>
          <table:table-cell office:value-type="string">
            <text:p>0.470139816</text:p>
          </table:table-cell>
          <table:table-cell table:formula="of:=[.A386]/[.B3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51793478</text:p>
          </table:table-cell>
          <table:table-cell office:value-type="string">
            <text:p>0.973062018</text:p>
          </table:table-cell>
          <table:table-cell table:formula="of:=[.A387]/[.B3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67781667</text:p>
          </table:table-cell>
          <table:table-cell office:value-type="string">
            <text:p>0.11577299</text:p>
          </table:table-cell>
          <table:table-cell table:formula="of:=[.A388]/[.B3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98390277</text:p>
          </table:table-cell>
          <table:table-cell office:value-type="string">
            <text:p>0.0001</text:p>
          </table:table-cell>
          <table:table-cell table:formula="of:=[.A389]/[.B3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81733359</text:p>
          </table:table-cell>
          <table:table-cell office:value-type="string">
            <text:p>0.644408135</text:p>
          </table:table-cell>
          <table:table-cell table:formula="of:=[.A390]/[.B3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209436</text:p>
          </table:table-cell>
          <table:table-cell office:value-type="string">
            <text:p>0.459668105</text:p>
          </table:table-cell>
          <table:table-cell table:formula="of:=[.A391]/[.B3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6828104</text:p>
          </table:table-cell>
          <table:table-cell office:value-type="string">
            <text:p>0.411372088</text:p>
          </table:table-cell>
          <table:table-cell table:formula="of:=[.A392]/[.B3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00563216</text:p>
          </table:table-cell>
          <table:table-cell office:value-type="string">
            <text:p>0.403597588</text:p>
          </table:table-cell>
          <table:table-cell table:formula="of:=[.A393]/[.B3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54602846</text:p>
          </table:table-cell>
          <table:table-cell office:value-type="string">
            <text:p>0.0001</text:p>
          </table:table-cell>
          <table:table-cell table:formula="of:=[.A394]/[.B3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1938458</text:p>
          </table:table-cell>
          <table:table-cell office:value-type="string">
            <text:p>0.739135599</text:p>
          </table:table-cell>
          <table:table-cell table:formula="of:=[.A395]/[.B3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0439654</text:p>
          </table:table-cell>
          <table:table-cell office:value-type="string">
            <text:p>0.252341913</text:p>
          </table:table-cell>
          <table:table-cell table:formula="of:=[.A396]/[.B3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6187078</text:p>
          </table:table-cell>
          <table:table-cell office:value-type="string">
            <text:p>0.479604856</text:p>
          </table:table-cell>
          <table:table-cell table:formula="of:=[.A397]/[.B3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0157749</text:p>
          </table:table-cell>
          <table:table-cell office:value-type="string">
            <text:p>0.837198767</text:p>
          </table:table-cell>
          <table:table-cell table:formula="of:=[.A398]/[.B3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6759853</text:p>
          </table:table-cell>
          <table:table-cell office:value-type="string">
            <text:p>0.968526399</text:p>
          </table:table-cell>
          <table:table-cell table:formula="of:=[.A399]/[.B3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5105174</text:p>
          </table:table-cell>
          <table:table-cell office:value-type="string">
            <text:p>0.9999</text:p>
          </table:table-cell>
          <table:table-cell table:formula="of:=[.A400]/[.B4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83093933</text:p>
          </table:table-cell>
          <table:table-cell office:value-type="string">
            <text:p>0.485713108</text:p>
          </table:table-cell>
          <table:table-cell table:formula="of:=[.A401]/[.B40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27000005</text:p>
          </table:table-cell>
          <table:table-cell office:value-type="string">
            <text:p>0.0001</text:p>
          </table:table-cell>
          <table:table-cell table:formula="of:=[.A402]/[.B40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96139842</text:p>
          </table:table-cell>
          <table:table-cell office:value-type="string">
            <text:p>0.0001</text:p>
          </table:table-cell>
          <table:table-cell table:formula="of:=[.A403]/[.B40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79784646</text:p>
          </table:table-cell>
          <table:table-cell office:value-type="string">
            <text:p>0.843951002</text:p>
          </table:table-cell>
          <table:table-cell table:formula="of:=[.A404]/[.B40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8150074</text:p>
          </table:table-cell>
          <table:table-cell office:value-type="string">
            <text:p>0.467137677</text:p>
          </table:table-cell>
          <table:table-cell table:formula="of:=[.A405]/[.B40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0608369</text:p>
          </table:table-cell>
          <table:table-cell office:value-type="string">
            <text:p>0.609646087</text:p>
          </table:table-cell>
          <table:table-cell table:formula="of:=[.A406]/[.B40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4977113</text:p>
          </table:table-cell>
          <table:table-cell office:value-type="string">
            <text:p>0.158340249</text:p>
          </table:table-cell>
          <table:table-cell table:formula="of:=[.A407]/[.B40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02026857</text:p>
          </table:table-cell>
          <table:table-cell office:value-type="string">
            <text:p>0.718302146</text:p>
          </table:table-cell>
          <table:table-cell table:formula="of:=[.A408]/[.B40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1400017</text:p>
          </table:table-cell>
          <table:table-cell office:value-type="string">
            <text:p>0.730313268</text:p>
          </table:table-cell>
          <table:table-cell table:formula="of:=[.A409]/[.B40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9612622</text:p>
          </table:table-cell>
          <table:table-cell office:value-type="string">
            <text:p>0.552255104</text:p>
          </table:table-cell>
          <table:table-cell table:formula="of:=[.A410]/[.B41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09787181</text:p>
          </table:table-cell>
          <table:table-cell office:value-type="string">
            <text:p>0.587425131</text:p>
          </table:table-cell>
          <table:table-cell table:formula="of:=[.A411]/[.B41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6896496</text:p>
          </table:table-cell>
          <table:table-cell office:value-type="string">
            <text:p>0.109618274</text:p>
          </table:table-cell>
          <table:table-cell table:formula="of:=[.A412]/[.B41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9692615</text:p>
          </table:table-cell>
          <table:table-cell office:value-type="string">
            <text:p>0.483848993</text:p>
          </table:table-cell>
          <table:table-cell table:formula="of:=[.A413]/[.B41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1244571</text:p>
          </table:table-cell>
          <table:table-cell office:value-type="string">
            <text:p>0.669707488</text:p>
          </table:table-cell>
          <table:table-cell table:formula="of:=[.A414]/[.B41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489122</text:p>
          </table:table-cell>
          <table:table-cell office:value-type="string">
            <text:p>0.896460298</text:p>
          </table:table-cell>
          <table:table-cell table:formula="of:=[.A415]/[.B41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2988304</text:p>
          </table:table-cell>
          <table:table-cell office:value-type="string">
            <text:p>0.9999</text:p>
          </table:table-cell>
          <table:table-cell table:formula="of:=[.A416]/[.B41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7337682</text:p>
          </table:table-cell>
          <table:table-cell office:value-type="string">
            <text:p>0.180267339</text:p>
          </table:table-cell>
          <table:table-cell table:formula="of:=[.A417]/[.B41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7947285</text:p>
          </table:table-cell>
          <table:table-cell office:value-type="string">
            <text:p>0.832896225</text:p>
          </table:table-cell>
          <table:table-cell table:formula="of:=[.A418]/[.B41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12010944</text:p>
          </table:table-cell>
          <table:table-cell office:value-type="string">
            <text:p>0.0001</text:p>
          </table:table-cell>
          <table:table-cell table:formula="of:=[.A419]/[.B4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931952</text:p>
          </table:table-cell>
          <table:table-cell office:value-type="string">
            <text:p>0.435379482</text:p>
          </table:table-cell>
          <table:table-cell table:formula="of:=[.A420]/[.B4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153037</text:p>
          </table:table-cell>
          <table:table-cell office:value-type="string">
            <text:p>0.182590501</text:p>
          </table:table-cell>
          <table:table-cell table:formula="of:=[.A421]/[.B4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47815659</text:p>
          </table:table-cell>
          <table:table-cell office:value-type="string">
            <text:p>0.433401318</text:p>
          </table:table-cell>
          <table:table-cell table:formula="of:=[.A422]/[.B4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0628201</text:p>
          </table:table-cell>
          <table:table-cell office:value-type="string">
            <text:p>0.0001</text:p>
          </table:table-cell>
          <table:table-cell table:formula="of:=[.A423]/[.B4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2201903</text:p>
          </table:table-cell>
          <table:table-cell office:value-type="string">
            <text:p>0.333834442</text:p>
          </table:table-cell>
          <table:table-cell table:formula="of:=[.A424]/[.B4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1273187</text:p>
          </table:table-cell>
          <table:table-cell office:value-type="string">
            <text:p>0.215643427</text:p>
          </table:table-cell>
          <table:table-cell table:formula="of:=[.A425]/[.B4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97920611</text:p>
          </table:table-cell>
          <table:table-cell office:value-type="string">
            <text:p>0.085089396</text:p>
          </table:table-cell>
          <table:table-cell table:formula="of:=[.A426]/[.B4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8073819</text:p>
          </table:table-cell>
          <table:table-cell office:value-type="string">
            <text:p>0.579669472</text:p>
          </table:table-cell>
          <table:table-cell table:formula="of:=[.A427]/[.B4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643201</text:p>
          </table:table-cell>
          <table:table-cell office:value-type="string">
            <text:p>0.0001</text:p>
          </table:table-cell>
          <table:table-cell table:formula="of:=[.A428]/[.B4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71429761</text:p>
          </table:table-cell>
          <table:table-cell office:value-type="string">
            <text:p>0.879803372</text:p>
          </table:table-cell>
          <table:table-cell table:formula="of:=[.A429]/[.B4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9632139</text:p>
          </table:table-cell>
          <table:table-cell office:value-type="string">
            <text:p>0.531875952</text:p>
          </table:table-cell>
          <table:table-cell table:formula="of:=[.A430]/[.B4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3191882</text:p>
          </table:table-cell>
          <table:table-cell office:value-type="string">
            <text:p>0.0001</text:p>
          </table:table-cell>
          <table:table-cell table:formula="of:=[.A431]/[.B4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5182126</text:p>
          </table:table-cell>
          <table:table-cell office:value-type="string">
            <text:p>0.9999</text:p>
          </table:table-cell>
          <table:table-cell table:formula="of:=[.A432]/[.B4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7439997</text:p>
          </table:table-cell>
          <table:table-cell office:value-type="string">
            <text:p>0.547468391</text:p>
          </table:table-cell>
          <table:table-cell table:formula="of:=[.A433]/[.B4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3480826</text:p>
          </table:table-cell>
          <table:table-cell office:value-type="string">
            <text:p>0.973498257</text:p>
          </table:table-cell>
          <table:table-cell table:formula="of:=[.A434]/[.B4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5694786</text:p>
          </table:table-cell>
          <table:table-cell office:value-type="string">
            <text:p>0.515518035</text:p>
          </table:table-cell>
          <table:table-cell table:formula="of:=[.A435]/[.B4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2708711</text:p>
          </table:table-cell>
          <table:table-cell office:value-type="string">
            <text:p>0.684530073</text:p>
          </table:table-cell>
          <table:table-cell table:formula="of:=[.A436]/[.B4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6204288</text:p>
          </table:table-cell>
          <table:table-cell office:value-type="string">
            <text:p>0.125473007</text:p>
          </table:table-cell>
          <table:table-cell table:formula="of:=[.A437]/[.B4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2017479</text:p>
          </table:table-cell>
          <table:table-cell office:value-type="string">
            <text:p>0.418833045</text:p>
          </table:table-cell>
          <table:table-cell table:formula="of:=[.A438]/[.B4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20575168</text:p>
          </table:table-cell>
          <table:table-cell office:value-type="string">
            <text:p>0.136810966</text:p>
          </table:table-cell>
          <table:table-cell table:formula="of:=[.A439]/[.B4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7903303</text:p>
          </table:table-cell>
          <table:table-cell office:value-type="string">
            <text:p>0.779877481</text:p>
          </table:table-cell>
          <table:table-cell table:formula="of:=[.A440]/[.B4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93707597</text:p>
          </table:table-cell>
          <table:table-cell office:value-type="string">
            <text:p>0.810326356</text:p>
          </table:table-cell>
          <table:table-cell table:formula="of:=[.A441]/[.B4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2762962</text:p>
          </table:table-cell>
          <table:table-cell office:value-type="string">
            <text:p>0.786148111</text:p>
          </table:table-cell>
          <table:table-cell table:formula="of:=[.A442]/[.B4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5595074</text:p>
          </table:table-cell>
          <table:table-cell office:value-type="string">
            <text:p>0.224207163</text:p>
          </table:table-cell>
          <table:table-cell table:formula="of:=[.A443]/[.B4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5585313</text:p>
          </table:table-cell>
          <table:table-cell office:value-type="string">
            <text:p>0.722757321</text:p>
          </table:table-cell>
          <table:table-cell table:formula="of:=[.A444]/[.B4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11223698</text:p>
          </table:table-cell>
          <table:table-cell office:value-type="string">
            <text:p>0.161406271</text:p>
          </table:table-cell>
          <table:table-cell table:formula="of:=[.A445]/[.B4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5281033</text:p>
          </table:table-cell>
          <table:table-cell office:value-type="string">
            <text:p>0.506786903</text:p>
          </table:table-cell>
          <table:table-cell table:formula="of:=[.A446]/[.B4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7023557</text:p>
          </table:table-cell>
          <table:table-cell office:value-type="string">
            <text:p>0.922828704</text:p>
          </table:table-cell>
          <table:table-cell table:formula="of:=[.A447]/[.B4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8532207</text:p>
          </table:table-cell>
          <table:table-cell office:value-type="string">
            <text:p>0.0001</text:p>
          </table:table-cell>
          <table:table-cell table:formula="of:=[.A448]/[.B4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7691879</text:p>
          </table:table-cell>
          <table:table-cell office:value-type="string">
            <text:p>0.701041969</text:p>
          </table:table-cell>
          <table:table-cell table:formula="of:=[.A449]/[.B4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48911204</text:p>
          </table:table-cell>
          <table:table-cell office:value-type="string">
            <text:p>0.520354662</text:p>
          </table:table-cell>
          <table:table-cell table:formula="of:=[.A450]/[.B4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82932096</text:p>
          </table:table-cell>
          <table:table-cell office:value-type="string">
            <text:p>0.212183243</text:p>
          </table:table-cell>
          <table:table-cell table:formula="of:=[.A451]/[.B4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2332827</text:p>
          </table:table-cell>
          <table:table-cell office:value-type="string">
            <text:p>0.0001</text:p>
          </table:table-cell>
          <table:table-cell table:formula="of:=[.A452]/[.B4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7039988</text:p>
          </table:table-cell>
          <table:table-cell office:value-type="string">
            <text:p>0.9999</text:p>
          </table:table-cell>
          <table:table-cell table:formula="of:=[.A453]/[.B4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0357769</text:p>
          </table:table-cell>
          <table:table-cell office:value-type="string">
            <text:p>0.306184024</text:p>
          </table:table-cell>
          <table:table-cell table:formula="of:=[.A454]/[.B4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7324912</text:p>
          </table:table-cell>
          <table:table-cell office:value-type="string">
            <text:p>0.9999</text:p>
          </table:table-cell>
          <table:table-cell table:formula="of:=[.A455]/[.B4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0355552</text:p>
          </table:table-cell>
          <table:table-cell office:value-type="string">
            <text:p>0.602964676</text:p>
          </table:table-cell>
          <table:table-cell table:formula="of:=[.A456]/[.B4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24726753</text:p>
          </table:table-cell>
          <table:table-cell office:value-type="string">
            <text:p>0.641726296</text:p>
          </table:table-cell>
          <table:table-cell table:formula="of:=[.A457]/[.B4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1298271</text:p>
          </table:table-cell>
          <table:table-cell office:value-type="string">
            <text:p>0.587464728</text:p>
          </table:table-cell>
          <table:table-cell table:formula="of:=[.A458]/[.B4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763437</text:p>
          </table:table-cell>
          <table:table-cell office:value-type="string">
            <text:p>0.073771446</text:p>
          </table:table-cell>
          <table:table-cell table:formula="of:=[.A459]/[.B4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8215078</text:p>
          </table:table-cell>
          <table:table-cell office:value-type="string">
            <text:p>0.610790317</text:p>
          </table:table-cell>
          <table:table-cell table:formula="of:=[.A460]/[.B4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1860823</text:p>
          </table:table-cell>
          <table:table-cell office:value-type="string">
            <text:p>0.814747317</text:p>
          </table:table-cell>
          <table:table-cell table:formula="of:=[.A461]/[.B4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09929706</text:p>
          </table:table-cell>
          <table:table-cell office:value-type="string">
            <text:p>0.0001</text:p>
          </table:table-cell>
          <table:table-cell table:formula="of:=[.A462]/[.B4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1412646</text:p>
          </table:table-cell>
          <table:table-cell office:value-type="string">
            <text:p>0.613624031</text:p>
          </table:table-cell>
          <table:table-cell table:formula="of:=[.A463]/[.B4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686367</text:p>
          </table:table-cell>
          <table:table-cell office:value-type="string">
            <text:p>0.911139653</text:p>
          </table:table-cell>
          <table:table-cell table:formula="of:=[.A464]/[.B4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1051803</text:p>
          </table:table-cell>
          <table:table-cell office:value-type="string">
            <text:p>0.380657768</text:p>
          </table:table-cell>
          <table:table-cell table:formula="of:=[.A465]/[.B4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2446037</text:p>
          </table:table-cell>
          <table:table-cell office:value-type="string">
            <text:p>0.195855667</text:p>
          </table:table-cell>
          <table:table-cell table:formula="of:=[.A466]/[.B4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0055075</text:p>
          </table:table-cell>
          <table:table-cell office:value-type="string">
            <text:p>0.189856667</text:p>
          </table:table-cell>
          <table:table-cell table:formula="of:=[.A467]/[.B4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0388645</text:p>
          </table:table-cell>
          <table:table-cell office:value-type="string">
            <text:p>0.673196496</text:p>
          </table:table-cell>
          <table:table-cell table:formula="of:=[.A468]/[.B4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7650845</text:p>
          </table:table-cell>
          <table:table-cell office:value-type="string">
            <text:p>0.787498323</text:p>
          </table:table-cell>
          <table:table-cell table:formula="of:=[.A469]/[.B4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05779956</text:p>
          </table:table-cell>
          <table:table-cell office:value-type="string">
            <text:p>0.697026752</text:p>
          </table:table-cell>
          <table:table-cell table:formula="of:=[.A470]/[.B4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1863045</text:p>
          </table:table-cell>
          <table:table-cell office:value-type="string">
            <text:p>0.648190512</text:p>
          </table:table-cell>
          <table:table-cell table:formula="of:=[.A471]/[.B4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1519664</text:p>
          </table:table-cell>
          <table:table-cell office:value-type="string">
            <text:p>0.268376014</text:p>
          </table:table-cell>
          <table:table-cell table:formula="of:=[.A472]/[.B4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9429343</text:p>
          </table:table-cell>
          <table:table-cell office:value-type="string">
            <text:p>0.547486622</text:p>
          </table:table-cell>
          <table:table-cell table:formula="of:=[.A473]/[.B4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41502942</text:p>
          </table:table-cell>
          <table:table-cell office:value-type="string">
            <text:p>0.839281854</text:p>
          </table:table-cell>
          <table:table-cell table:formula="of:=[.A474]/[.B4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18682802</text:p>
          </table:table-cell>
          <table:table-cell office:value-type="string">
            <text:p>0.637925728</text:p>
          </table:table-cell>
          <table:table-cell table:formula="of:=[.A475]/[.B4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3283836</text:p>
          </table:table-cell>
          <table:table-cell office:value-type="string">
            <text:p>0.9999</text:p>
          </table:table-cell>
          <table:table-cell table:formula="of:=[.A476]/[.B4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1512314</text:p>
          </table:table-cell>
          <table:table-cell office:value-type="string">
            <text:p>0.313778483</text:p>
          </table:table-cell>
          <table:table-cell table:formula="of:=[.A477]/[.B4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434906</text:p>
          </table:table-cell>
          <table:table-cell office:value-type="string">
            <text:p>0.795934286</text:p>
          </table:table-cell>
          <table:table-cell table:formula="of:=[.A478]/[.B4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33852909</text:p>
          </table:table-cell>
          <table:table-cell office:value-type="string">
            <text:p>0.116561892</text:p>
          </table:table-cell>
          <table:table-cell table:formula="of:=[.A479]/[.B4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9680537</text:p>
          </table:table-cell>
          <table:table-cell office:value-type="string">
            <text:p>0.680927599</text:p>
          </table:table-cell>
          <table:table-cell table:formula="of:=[.A480]/[.B4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62200521</text:p>
          </table:table-cell>
          <table:table-cell office:value-type="string">
            <text:p>0.561808036</text:p>
          </table:table-cell>
          <table:table-cell table:formula="of:=[.A481]/[.B4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7772797</text:p>
          </table:table-cell>
          <table:table-cell office:value-type="string">
            <text:p>0.228252741</text:p>
          </table:table-cell>
          <table:table-cell table:formula="of:=[.A482]/[.B4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1299066</text:p>
          </table:table-cell>
          <table:table-cell office:value-type="string">
            <text:p>0.443850806</text:p>
          </table:table-cell>
          <table:table-cell table:formula="of:=[.A483]/[.B4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5214891</text:p>
          </table:table-cell>
          <table:table-cell office:value-type="string">
            <text:p>0.9999</text:p>
          </table:table-cell>
          <table:table-cell table:formula="of:=[.A484]/[.B4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7665567</text:p>
          </table:table-cell>
          <table:table-cell office:value-type="string">
            <text:p>0.088857669</text:p>
          </table:table-cell>
          <table:table-cell table:formula="of:=[.A485]/[.B4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5051239</text:p>
          </table:table-cell>
          <table:table-cell office:value-type="string">
            <text:p>0.115678984</text:p>
          </table:table-cell>
          <table:table-cell table:formula="of:=[.A486]/[.B4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75349759</text:p>
          </table:table-cell>
          <table:table-cell office:value-type="string">
            <text:p>0.453762508</text:p>
          </table:table-cell>
          <table:table-cell table:formula="of:=[.A487]/[.B4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4303501</text:p>
          </table:table-cell>
          <table:table-cell office:value-type="string">
            <text:p>0.538495682</text:p>
          </table:table-cell>
          <table:table-cell table:formula="of:=[.A488]/[.B4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89693823</text:p>
          </table:table-cell>
          <table:table-cell office:value-type="string">
            <text:p>0.172485959</text:p>
          </table:table-cell>
          <table:table-cell table:formula="of:=[.A489]/[.B4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1007092</text:p>
          </table:table-cell>
          <table:table-cell office:value-type="string">
            <text:p>0.286710776</text:p>
          </table:table-cell>
          <table:table-cell table:formula="of:=[.A490]/[.B4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35235977</text:p>
          </table:table-cell>
          <table:table-cell office:value-type="string">
            <text:p>0.713902802</text:p>
          </table:table-cell>
          <table:table-cell table:formula="of:=[.A491]/[.B4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02800938</text:p>
          </table:table-cell>
          <table:table-cell office:value-type="string">
            <text:p>0.9999</text:p>
          </table:table-cell>
          <table:table-cell table:formula="of:=[.A492]/[.B4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80845934</text:p>
          </table:table-cell>
          <table:table-cell office:value-type="string">
            <text:p>0.926607203</text:p>
          </table:table-cell>
          <table:table-cell table:formula="of:=[.A493]/[.B4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4408156</text:p>
          </table:table-cell>
          <table:table-cell office:value-type="string">
            <text:p>0.704966463</text:p>
          </table:table-cell>
          <table:table-cell table:formula="of:=[.A494]/[.B4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372242</text:p>
          </table:table-cell>
          <table:table-cell office:value-type="string">
            <text:p>0.294357795</text:p>
          </table:table-cell>
          <table:table-cell table:formula="of:=[.A495]/[.B4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26797363</text:p>
          </table:table-cell>
          <table:table-cell office:value-type="string">
            <text:p>0.297118828</text:p>
          </table:table-cell>
          <table:table-cell table:formula="of:=[.A496]/[.B4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09964016</text:p>
          </table:table-cell>
          <table:table-cell office:value-type="string">
            <text:p>0.442754556</text:p>
          </table:table-cell>
          <table:table-cell table:formula="of:=[.A497]/[.B4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2837872</text:p>
          </table:table-cell>
          <table:table-cell office:value-type="string">
            <text:p>0.196246347</text:p>
          </table:table-cell>
          <table:table-cell table:formula="of:=[.A498]/[.B4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4519469</text:p>
          </table:table-cell>
          <table:table-cell office:value-type="string">
            <text:p>0.940391772</text:p>
          </table:table-cell>
          <table:table-cell table:formula="of:=[.A499]/[.B4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8670316</text:p>
          </table:table-cell>
          <table:table-cell office:value-type="string">
            <text:p>0.375862751</text:p>
          </table:table-cell>
          <table:table-cell table:formula="of:=[.A500]/[.B5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0167903</text:p>
          </table:table-cell>
          <table:table-cell office:value-type="string">
            <text:p>0.0001</text:p>
          </table:table-cell>
          <table:table-cell table:formula="of:=[.A501]/[.B50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19117472</text:p>
          </table:table-cell>
          <table:table-cell office:value-type="string">
            <text:p>0.120788764</text:p>
          </table:table-cell>
          <table:table-cell table:formula="of:=[.A502]/[.B50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4393024</text:p>
          </table:table-cell>
          <table:table-cell office:value-type="string">
            <text:p>0.56335042</text:p>
          </table:table-cell>
          <table:table-cell table:formula="of:=[.A503]/[.B50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3029951</text:p>
          </table:table-cell>
          <table:table-cell office:value-type="string">
            <text:p>0.409830974</text:p>
          </table:table-cell>
          <table:table-cell table:formula="of:=[.A504]/[.B50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24636554</text:p>
          </table:table-cell>
          <table:table-cell office:value-type="string">
            <text:p>0.40098658</text:p>
          </table:table-cell>
          <table:table-cell table:formula="of:=[.A505]/[.B50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46833933</text:p>
          </table:table-cell>
          <table:table-cell office:value-type="string">
            <text:p>0.9999</text:p>
          </table:table-cell>
          <table:table-cell table:formula="of:=[.A506]/[.B50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99551716</text:p>
          </table:table-cell>
          <table:table-cell office:value-type="string">
            <text:p>0.393767239</text:p>
          </table:table-cell>
          <table:table-cell table:formula="of:=[.A507]/[.B50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6051147</text:p>
          </table:table-cell>
          <table:table-cell office:value-type="string">
            <text:p>0.117488401</text:p>
          </table:table-cell>
          <table:table-cell table:formula="of:=[.A508]/[.B50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05536677</text:p>
          </table:table-cell>
          <table:table-cell office:value-type="string">
            <text:p>0.893895037</text:p>
          </table:table-cell>
          <table:table-cell table:formula="of:=[.A509]/[.B50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49508319</text:p>
          </table:table-cell>
          <table:table-cell office:value-type="string">
            <text:p>0.170623976</text:p>
          </table:table-cell>
          <table:table-cell table:formula="of:=[.A510]/[.B51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7012109</text:p>
          </table:table-cell>
          <table:table-cell office:value-type="string">
            <text:p>0.926074571</text:p>
          </table:table-cell>
          <table:table-cell table:formula="of:=[.A511]/[.B51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1247269</text:p>
          </table:table-cell>
          <table:table-cell office:value-type="string">
            <text:p>0.0001</text:p>
          </table:table-cell>
          <table:table-cell table:formula="of:=[.A512]/[.B51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33825894</text:p>
          </table:table-cell>
          <table:table-cell office:value-type="string">
            <text:p>0.56888203</text:p>
          </table:table-cell>
          <table:table-cell table:formula="of:=[.A513]/[.B51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7890085</text:p>
          </table:table-cell>
          <table:table-cell office:value-type="string">
            <text:p>0.0001</text:p>
          </table:table-cell>
          <table:table-cell table:formula="of:=[.A514]/[.B51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3863537</text:p>
          </table:table-cell>
          <table:table-cell office:value-type="string">
            <text:p>0.9999</text:p>
          </table:table-cell>
          <table:table-cell table:formula="of:=[.A515]/[.B51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91438824</text:p>
          </table:table-cell>
          <table:table-cell office:value-type="string">
            <text:p>0.04891175</text:p>
          </table:table-cell>
          <table:table-cell table:formula="of:=[.A516]/[.B51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40878701</text:p>
          </table:table-cell>
          <table:table-cell office:value-type="string">
            <text:p>0.9999</text:p>
          </table:table-cell>
          <table:table-cell table:formula="of:=[.A517]/[.B51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5490517</text:p>
          </table:table-cell>
          <table:table-cell office:value-type="string">
            <text:p>0.0001</text:p>
          </table:table-cell>
          <table:table-cell table:formula="of:=[.A518]/[.B51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3137875</text:p>
          </table:table-cell>
          <table:table-cell office:value-type="string">
            <text:p>0.061323292</text:p>
          </table:table-cell>
          <table:table-cell table:formula="of:=[.A519]/[.B5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1133155</text:p>
          </table:table-cell>
          <table:table-cell office:value-type="string">
            <text:p>0.023775114</text:p>
          </table:table-cell>
          <table:table-cell table:formula="of:=[.A520]/[.B5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74674636</text:p>
          </table:table-cell>
          <table:table-cell office:value-type="string">
            <text:p>0.734068424</text:p>
          </table:table-cell>
          <table:table-cell table:formula="of:=[.A521]/[.B5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1002645</text:p>
          </table:table-cell>
          <table:table-cell office:value-type="string">
            <text:p>0.9999</text:p>
          </table:table-cell>
          <table:table-cell table:formula="of:=[.A522]/[.B5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77548111</text:p>
          </table:table-cell>
          <table:table-cell office:value-type="string">
            <text:p>0.482593534</text:p>
          </table:table-cell>
          <table:table-cell table:formula="of:=[.A523]/[.B5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47736652</text:p>
          </table:table-cell>
          <table:table-cell office:value-type="string">
            <text:p>0.994401834</text:p>
          </table:table-cell>
          <table:table-cell table:formula="of:=[.A524]/[.B5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2339329</text:p>
          </table:table-cell>
          <table:table-cell office:value-type="string">
            <text:p>0.490051716</text:p>
          </table:table-cell>
          <table:table-cell table:formula="of:=[.A525]/[.B5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97344266</text:p>
          </table:table-cell>
          <table:table-cell office:value-type="string">
            <text:p>0.0001</text:p>
          </table:table-cell>
          <table:table-cell table:formula="of:=[.A526]/[.B5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95443701</text:p>
          </table:table-cell>
          <table:table-cell office:value-type="string">
            <text:p>0.485494206</text:p>
          </table:table-cell>
          <table:table-cell table:formula="of:=[.A527]/[.B5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0010724</text:p>
          </table:table-cell>
          <table:table-cell office:value-type="string">
            <text:p>0.9999</text:p>
          </table:table-cell>
          <table:table-cell table:formula="of:=[.A528]/[.B5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5470956</text:p>
          </table:table-cell>
          <table:table-cell office:value-type="string">
            <text:p>0.676880266</text:p>
          </table:table-cell>
          <table:table-cell table:formula="of:=[.A529]/[.B5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4088663</text:p>
          </table:table-cell>
          <table:table-cell office:value-type="string">
            <text:p>0.161239704</text:p>
          </table:table-cell>
          <table:table-cell table:formula="of:=[.A530]/[.B5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7471455</text:p>
          </table:table-cell>
          <table:table-cell office:value-type="string">
            <text:p>0.014087087</text:p>
          </table:table-cell>
          <table:table-cell table:formula="of:=[.A531]/[.B5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337684</text:p>
          </table:table-cell>
          <table:table-cell office:value-type="string">
            <text:p>0.780178521</text:p>
          </table:table-cell>
          <table:table-cell table:formula="of:=[.A532]/[.B5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93768548</text:p>
          </table:table-cell>
          <table:table-cell office:value-type="string">
            <text:p>0.598532171</text:p>
          </table:table-cell>
          <table:table-cell table:formula="of:=[.A533]/[.B5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30975083</text:p>
          </table:table-cell>
          <table:table-cell office:value-type="string">
            <text:p>0.917150171</text:p>
          </table:table-cell>
          <table:table-cell table:formula="of:=[.A534]/[.B5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2394178</text:p>
          </table:table-cell>
          <table:table-cell office:value-type="string">
            <text:p>0.2101909</text:p>
          </table:table-cell>
          <table:table-cell table:formula="of:=[.A535]/[.B5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89718317</text:p>
          </table:table-cell>
          <table:table-cell office:value-type="string">
            <text:p>0.370280234</text:p>
          </table:table-cell>
          <table:table-cell table:formula="of:=[.A536]/[.B5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8885157</text:p>
          </table:table-cell>
          <table:table-cell office:value-type="string">
            <text:p>0.845205802</text:p>
          </table:table-cell>
          <table:table-cell table:formula="of:=[.A537]/[.B5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77487089</text:p>
          </table:table-cell>
          <table:table-cell office:value-type="string">
            <text:p>0.9999</text:p>
          </table:table-cell>
          <table:table-cell table:formula="of:=[.A538]/[.B5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1482523</text:p>
          </table:table-cell>
          <table:table-cell office:value-type="string">
            <text:p>0.400264439</text:p>
          </table:table-cell>
          <table:table-cell table:formula="of:=[.A539]/[.B5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4928209</text:p>
          </table:table-cell>
          <table:table-cell office:value-type="string">
            <text:p>0.9999</text:p>
          </table:table-cell>
          <table:table-cell table:formula="of:=[.A540]/[.B5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9697666</text:p>
          </table:table-cell>
          <table:table-cell office:value-type="string">
            <text:p>0.0001</text:p>
          </table:table-cell>
          <table:table-cell table:formula="of:=[.A541]/[.B5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8106221</text:p>
          </table:table-cell>
          <table:table-cell office:value-type="string">
            <text:p>0.0001</text:p>
          </table:table-cell>
          <table:table-cell table:formula="of:=[.A542]/[.B5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7466597</text:p>
          </table:table-cell>
          <table:table-cell office:value-type="string">
            <text:p>0.0001</text:p>
          </table:table-cell>
          <table:table-cell table:formula="of:=[.A543]/[.B5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1532645</text:p>
          </table:table-cell>
          <table:table-cell office:value-type="string">
            <text:p>0.931231379</text:p>
          </table:table-cell>
          <table:table-cell table:formula="of:=[.A544]/[.B5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814061</text:p>
          </table:table-cell>
          <table:table-cell office:value-type="string">
            <text:p>0.463727228</text:p>
          </table:table-cell>
          <table:table-cell table:formula="of:=[.A545]/[.B5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722893</text:p>
          </table:table-cell>
          <table:table-cell office:value-type="string">
            <text:p>0.764430281</text:p>
          </table:table-cell>
          <table:table-cell table:formula="of:=[.A546]/[.B5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02421891</text:p>
          </table:table-cell>
          <table:table-cell office:value-type="string">
            <text:p>0.546087571</text:p>
          </table:table-cell>
          <table:table-cell table:formula="of:=[.A547]/[.B5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89961846</text:p>
          </table:table-cell>
          <table:table-cell office:value-type="string">
            <text:p>0.335159347</text:p>
          </table:table-cell>
          <table:table-cell table:formula="of:=[.A548]/[.B5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94202212</text:p>
          </table:table-cell>
          <table:table-cell office:value-type="string">
            <text:p>0.988009877</text:p>
          </table:table-cell>
          <table:table-cell table:formula="of:=[.A549]/[.B5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4794971</text:p>
          </table:table-cell>
          <table:table-cell office:value-type="string">
            <text:p>0.841698519</text:p>
          </table:table-cell>
          <table:table-cell table:formula="of:=[.A550]/[.B5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2299371</text:p>
          </table:table-cell>
          <table:table-cell office:value-type="string">
            <text:p>0.783675501</text:p>
          </table:table-cell>
          <table:table-cell table:formula="of:=[.A551]/[.B5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4028621</text:p>
          </table:table-cell>
          <table:table-cell office:value-type="string">
            <text:p>0.496386305</text:p>
          </table:table-cell>
          <table:table-cell table:formula="of:=[.A552]/[.B5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31531685</text:p>
          </table:table-cell>
          <table:table-cell office:value-type="string">
            <text:p>0.592958577</text:p>
          </table:table-cell>
          <table:table-cell table:formula="of:=[.A553]/[.B5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246928</text:p>
          </table:table-cell>
          <table:table-cell office:value-type="string">
            <text:p>0.525677553</text:p>
          </table:table-cell>
          <table:table-cell table:formula="of:=[.A554]/[.B5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2207244</text:p>
          </table:table-cell>
          <table:table-cell office:value-type="string">
            <text:p>0.470997615</text:p>
          </table:table-cell>
          <table:table-cell table:formula="of:=[.A555]/[.B5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7215217</text:p>
          </table:table-cell>
          <table:table-cell office:value-type="string">
            <text:p>0.9999</text:p>
          </table:table-cell>
          <table:table-cell table:formula="of:=[.A556]/[.B5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8158184</text:p>
          </table:table-cell>
          <table:table-cell office:value-type="string">
            <text:p>0.0001</text:p>
          </table:table-cell>
          <table:table-cell table:formula="of:=[.A557]/[.B5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95284573</text:p>
          </table:table-cell>
          <table:table-cell office:value-type="string">
            <text:p>0.9999</text:p>
          </table:table-cell>
          <table:table-cell table:formula="of:=[.A558]/[.B5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05744454</text:p>
          </table:table-cell>
          <table:table-cell office:value-type="string">
            <text:p>0.107985756</text:p>
          </table:table-cell>
          <table:table-cell table:formula="of:=[.A559]/[.B5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0085359</text:p>
          </table:table-cell>
          <table:table-cell office:value-type="string">
            <text:p>0.186109199</text:p>
          </table:table-cell>
          <table:table-cell table:formula="of:=[.A560]/[.B5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6454405</text:p>
          </table:table-cell>
          <table:table-cell office:value-type="string">
            <text:p>0.425018005</text:p>
          </table:table-cell>
          <table:table-cell table:formula="of:=[.A561]/[.B5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8878125</text:p>
          </table:table-cell>
          <table:table-cell office:value-type="string">
            <text:p>0.056043298</text:p>
          </table:table-cell>
          <table:table-cell table:formula="of:=[.A562]/[.B5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0806706</text:p>
          </table:table-cell>
          <table:table-cell office:value-type="string">
            <text:p>0.767543591</text:p>
          </table:table-cell>
          <table:table-cell table:formula="of:=[.A563]/[.B5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2591948</text:p>
          </table:table-cell>
          <table:table-cell office:value-type="string">
            <text:p>0.9999</text:p>
          </table:table-cell>
          <table:table-cell table:formula="of:=[.A564]/[.B5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6248363</text:p>
          </table:table-cell>
          <table:table-cell office:value-type="string">
            <text:p>0.0001</text:p>
          </table:table-cell>
          <table:table-cell table:formula="of:=[.A565]/[.B5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40604453</text:p>
          </table:table-cell>
          <table:table-cell office:value-type="string">
            <text:p>0.919224038</text:p>
          </table:table-cell>
          <table:table-cell table:formula="of:=[.A566]/[.B5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34504435</text:p>
          </table:table-cell>
          <table:table-cell office:value-type="string">
            <text:p>0.352055595</text:p>
          </table:table-cell>
          <table:table-cell table:formula="of:=[.A567]/[.B5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4220923</text:p>
          </table:table-cell>
          <table:table-cell office:value-type="string">
            <text:p>0.296365579</text:p>
          </table:table-cell>
          <table:table-cell table:formula="of:=[.A568]/[.B5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2072903</text:p>
          </table:table-cell>
          <table:table-cell office:value-type="string">
            <text:p>0.464326005</text:p>
          </table:table-cell>
          <table:table-cell table:formula="of:=[.A569]/[.B5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4938317</text:p>
          </table:table-cell>
          <table:table-cell office:value-type="string">
            <text:p>0.0001</text:p>
          </table:table-cell>
          <table:table-cell table:formula="of:=[.A570]/[.B5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1353501</text:p>
          </table:table-cell>
          <table:table-cell office:value-type="string">
            <text:p>0.112718975</text:p>
          </table:table-cell>
          <table:table-cell table:formula="of:=[.A571]/[.B5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6894498</text:p>
          </table:table-cell>
          <table:table-cell office:value-type="string">
            <text:p>0.403162981</text:p>
          </table:table-cell>
          <table:table-cell table:formula="of:=[.A572]/[.B5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2781192</text:p>
          </table:table-cell>
          <table:table-cell office:value-type="string">
            <text:p>0.491537301</text:p>
          </table:table-cell>
          <table:table-cell table:formula="of:=[.A573]/[.B5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9063515</text:p>
          </table:table-cell>
          <table:table-cell office:value-type="string">
            <text:p>0.0001</text:p>
          </table:table-cell>
          <table:table-cell table:formula="of:=[.A574]/[.B5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3688029</text:p>
          </table:table-cell>
          <table:table-cell office:value-type="string">
            <text:p>0.347488689</text:p>
          </table:table-cell>
          <table:table-cell table:formula="of:=[.A575]/[.B5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8801574</text:p>
          </table:table-cell>
          <table:table-cell office:value-type="string">
            <text:p>0.300332217</text:p>
          </table:table-cell>
          <table:table-cell table:formula="of:=[.A576]/[.B5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37712385</text:p>
          </table:table-cell>
          <table:table-cell office:value-type="string">
            <text:p>0.792163455</text:p>
          </table:table-cell>
          <table:table-cell table:formula="of:=[.A577]/[.B5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7392845</text:p>
          </table:table-cell>
          <table:table-cell office:value-type="string">
            <text:p>0.913263705</text:p>
          </table:table-cell>
          <table:table-cell table:formula="of:=[.A578]/[.B5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23251596</text:p>
          </table:table-cell>
          <table:table-cell office:value-type="string">
            <text:p>0.667448091</text:p>
          </table:table-cell>
          <table:table-cell table:formula="of:=[.A579]/[.B5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08991739</text:p>
          </table:table-cell>
          <table:table-cell office:value-type="string">
            <text:p>0.0001</text:p>
          </table:table-cell>
          <table:table-cell table:formula="of:=[.A580]/[.B5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10383616</text:p>
          </table:table-cell>
          <table:table-cell office:value-type="string">
            <text:p>0.221862018</text:p>
          </table:table-cell>
          <table:table-cell table:formula="of:=[.A581]/[.B5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83053513</text:p>
          </table:table-cell>
          <table:table-cell office:value-type="string">
            <text:p>0.76848346</text:p>
          </table:table-cell>
          <table:table-cell table:formula="of:=[.A582]/[.B5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1957331</text:p>
          </table:table-cell>
          <table:table-cell office:value-type="string">
            <text:p>0.536377606</text:p>
          </table:table-cell>
          <table:table-cell table:formula="of:=[.A583]/[.B5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51168131</text:p>
          </table:table-cell>
          <table:table-cell office:value-type="string">
            <text:p>0.684664144</text:p>
          </table:table-cell>
          <table:table-cell table:formula="of:=[.A584]/[.B5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5346924</text:p>
          </table:table-cell>
          <table:table-cell office:value-type="string">
            <text:p>0.453590098</text:p>
          </table:table-cell>
          <table:table-cell table:formula="of:=[.A585]/[.B5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92793212</text:p>
          </table:table-cell>
          <table:table-cell office:value-type="string">
            <text:p>0.704111485</text:p>
          </table:table-cell>
          <table:table-cell table:formula="of:=[.A586]/[.B5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14085047</text:p>
          </table:table-cell>
          <table:table-cell office:value-type="string">
            <text:p>0.9999</text:p>
          </table:table-cell>
          <table:table-cell table:formula="of:=[.A587]/[.B5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6537853</text:p>
          </table:table-cell>
          <table:table-cell office:value-type="string">
            <text:p>0.0001</text:p>
          </table:table-cell>
          <table:table-cell table:formula="of:=[.A588]/[.B5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88240794</text:p>
          </table:table-cell>
          <table:table-cell office:value-type="string">
            <text:p>0.470934126</text:p>
          </table:table-cell>
          <table:table-cell table:formula="of:=[.A589]/[.B5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0311953</text:p>
          </table:table-cell>
          <table:table-cell office:value-type="string">
            <text:p>0.604296566</text:p>
          </table:table-cell>
          <table:table-cell table:formula="of:=[.A590]/[.B5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0880529</text:p>
          </table:table-cell>
          <table:table-cell office:value-type="string">
            <text:p>0.441774005</text:p>
          </table:table-cell>
          <table:table-cell table:formula="of:=[.A591]/[.B5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1694769</text:p>
          </table:table-cell>
          <table:table-cell office:value-type="string">
            <text:p>0.194795369</text:p>
          </table:table-cell>
          <table:table-cell table:formula="of:=[.A592]/[.B5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96682673</text:p>
          </table:table-cell>
          <table:table-cell office:value-type="string">
            <text:p>0.510044594</text:p>
          </table:table-cell>
          <table:table-cell table:formula="of:=[.A593]/[.B5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37229626</text:p>
          </table:table-cell>
          <table:table-cell office:value-type="string">
            <text:p>0.120012597</text:p>
          </table:table-cell>
          <table:table-cell table:formula="of:=[.A594]/[.B5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146591</text:p>
          </table:table-cell>
          <table:table-cell office:value-type="string">
            <text:p>0.279174591</text:p>
          </table:table-cell>
          <table:table-cell table:formula="of:=[.A595]/[.B5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8388945</text:p>
          </table:table-cell>
          <table:table-cell office:value-type="string">
            <text:p>0.010707849</text:p>
          </table:table-cell>
          <table:table-cell table:formula="of:=[.A596]/[.B5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91013534</text:p>
          </table:table-cell>
          <table:table-cell office:value-type="string">
            <text:p>0.137698246</text:p>
          </table:table-cell>
          <table:table-cell table:formula="of:=[.A597]/[.B5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9051973</text:p>
          </table:table-cell>
          <table:table-cell office:value-type="string">
            <text:p>0.475031152</text:p>
          </table:table-cell>
          <table:table-cell table:formula="of:=[.A598]/[.B5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566193</text:p>
          </table:table-cell>
          <table:table-cell office:value-type="string">
            <text:p>0.065219352</text:p>
          </table:table-cell>
          <table:table-cell table:formula="of:=[.A599]/[.B5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5779955</text:p>
          </table:table-cell>
          <table:table-cell office:value-type="string">
            <text:p>0.190520135</text:p>
          </table:table-cell>
          <table:table-cell table:formula="of:=[.A600]/[.B6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7120204</text:p>
          </table:table-cell>
          <table:table-cell office:value-type="string">
            <text:p>0.9999</text:p>
          </table:table-cell>
          <table:table-cell table:formula="of:=[.A601]/[.B60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0189232</text:p>
          </table:table-cell>
          <table:table-cell office:value-type="string">
            <text:p>0.432511812</text:p>
          </table:table-cell>
          <table:table-cell table:formula="of:=[.A602]/[.B60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1339245</text:p>
          </table:table-cell>
          <table:table-cell office:value-type="string">
            <text:p>0.825964654</text:p>
          </table:table-cell>
          <table:table-cell table:formula="of:=[.A603]/[.B60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6417835</text:p>
          </table:table-cell>
          <table:table-cell office:value-type="string">
            <text:p>0.4296961</text:p>
          </table:table-cell>
          <table:table-cell table:formula="of:=[.A604]/[.B60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1238701</text:p>
          </table:table-cell>
          <table:table-cell office:value-type="string">
            <text:p>0.9999</text:p>
          </table:table-cell>
          <table:table-cell table:formula="of:=[.A605]/[.B60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20386781</text:p>
          </table:table-cell>
          <table:table-cell office:value-type="string">
            <text:p>0.194281269</text:p>
          </table:table-cell>
          <table:table-cell table:formula="of:=[.A606]/[.B60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6848005</text:p>
          </table:table-cell>
          <table:table-cell office:value-type="string">
            <text:p>0.100349039</text:p>
          </table:table-cell>
          <table:table-cell table:formula="of:=[.A607]/[.B60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5919561</text:p>
          </table:table-cell>
          <table:table-cell office:value-type="string">
            <text:p>0.40292677</text:p>
          </table:table-cell>
          <table:table-cell table:formula="of:=[.A608]/[.B60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23518342</text:p>
          </table:table-cell>
          <table:table-cell office:value-type="string">
            <text:p>0.165587196</text:p>
          </table:table-cell>
          <table:table-cell table:formula="of:=[.A609]/[.B60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4598384</text:p>
          </table:table-cell>
          <table:table-cell office:value-type="string">
            <text:p>0.9999</text:p>
          </table:table-cell>
          <table:table-cell table:formula="of:=[.A610]/[.B61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5841282</text:p>
          </table:table-cell>
          <table:table-cell office:value-type="string">
            <text:p>0.953365352</text:p>
          </table:table-cell>
          <table:table-cell table:formula="of:=[.A611]/[.B61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5938488</text:p>
          </table:table-cell>
          <table:table-cell office:value-type="string">
            <text:p>0.271896336</text:p>
          </table:table-cell>
          <table:table-cell table:formula="of:=[.A612]/[.B61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126506</text:p>
          </table:table-cell>
          <table:table-cell office:value-type="string">
            <text:p>0.259584077</text:p>
          </table:table-cell>
          <table:table-cell table:formula="of:=[.A613]/[.B61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93174972</text:p>
          </table:table-cell>
          <table:table-cell office:value-type="string">
            <text:p>0.663427451</text:p>
          </table:table-cell>
          <table:table-cell table:formula="of:=[.A614]/[.B61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3736543</text:p>
          </table:table-cell>
          <table:table-cell office:value-type="string">
            <text:p>0.078865147</text:p>
          </table:table-cell>
          <table:table-cell table:formula="of:=[.A615]/[.B61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7759345</text:p>
          </table:table-cell>
          <table:table-cell office:value-type="string">
            <text:p>0.793421507</text:p>
          </table:table-cell>
          <table:table-cell table:formula="of:=[.A616]/[.B61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746169</text:p>
          </table:table-cell>
          <table:table-cell office:value-type="string">
            <text:p>0.417992685</text:p>
          </table:table-cell>
          <table:table-cell table:formula="of:=[.A617]/[.B61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1907269</text:p>
          </table:table-cell>
          <table:table-cell office:value-type="string">
            <text:p>0.9999</text:p>
          </table:table-cell>
          <table:table-cell table:formula="of:=[.A618]/[.B61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57400784</text:p>
          </table:table-cell>
          <table:table-cell office:value-type="string">
            <text:p>0.352853574</text:p>
          </table:table-cell>
          <table:table-cell table:formula="of:=[.A619]/[.B6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178636</text:p>
          </table:table-cell>
          <table:table-cell office:value-type="string">
            <text:p>0.0001</text:p>
          </table:table-cell>
          <table:table-cell table:formula="of:=[.A620]/[.B6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0477968</text:p>
          </table:table-cell>
          <table:table-cell office:value-type="string">
            <text:p>0.594320701</text:p>
          </table:table-cell>
          <table:table-cell table:formula="of:=[.A621]/[.B6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3851518</text:p>
          </table:table-cell>
          <table:table-cell office:value-type="string">
            <text:p>0.550744601</text:p>
          </table:table-cell>
          <table:table-cell table:formula="of:=[.A622]/[.B6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1321456</text:p>
          </table:table-cell>
          <table:table-cell office:value-type="string">
            <text:p>0.325500262</text:p>
          </table:table-cell>
          <table:table-cell table:formula="of:=[.A623]/[.B6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17741644</text:p>
          </table:table-cell>
          <table:table-cell office:value-type="string">
            <text:p>0.210379427</text:p>
          </table:table-cell>
          <table:table-cell table:formula="of:=[.A624]/[.B6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91240982</text:p>
          </table:table-cell>
          <table:table-cell office:value-type="string">
            <text:p>0.550677088</text:p>
          </table:table-cell>
          <table:table-cell table:formula="of:=[.A625]/[.B6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5133761</text:p>
          </table:table-cell>
          <table:table-cell office:value-type="string">
            <text:p>0.788253697</text:p>
          </table:table-cell>
          <table:table-cell table:formula="of:=[.A626]/[.B6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9321525</text:p>
          </table:table-cell>
          <table:table-cell office:value-type="string">
            <text:p>0.136033466</text:p>
          </table:table-cell>
          <table:table-cell table:formula="of:=[.A627]/[.B6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533378</text:p>
          </table:table-cell>
          <table:table-cell office:value-type="string">
            <text:p>0.370433835</text:p>
          </table:table-cell>
          <table:table-cell table:formula="of:=[.A628]/[.B6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5372861</text:p>
          </table:table-cell>
          <table:table-cell office:value-type="string">
            <text:p>0.038557037</text:p>
          </table:table-cell>
          <table:table-cell table:formula="of:=[.A629]/[.B6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3609596</text:p>
          </table:table-cell>
          <table:table-cell office:value-type="string">
            <text:p>0.760728284</text:p>
          </table:table-cell>
          <table:table-cell table:formula="of:=[.A630]/[.B6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9277584</text:p>
          </table:table-cell>
          <table:table-cell office:value-type="string">
            <text:p>0.492891377</text:p>
          </table:table-cell>
          <table:table-cell table:formula="of:=[.A631]/[.B6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8222087</text:p>
          </table:table-cell>
          <table:table-cell office:value-type="string">
            <text:p>0.230822598</text:p>
          </table:table-cell>
          <table:table-cell table:formula="of:=[.A632]/[.B6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20897159</text:p>
          </table:table-cell>
          <table:table-cell office:value-type="string">
            <text:p>0.048473969</text:p>
          </table:table-cell>
          <table:table-cell table:formula="of:=[.A633]/[.B6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1250771</text:p>
          </table:table-cell>
          <table:table-cell office:value-type="string">
            <text:p>0.445613543</text:p>
          </table:table-cell>
          <table:table-cell table:formula="of:=[.A634]/[.B6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41191074</text:p>
          </table:table-cell>
          <table:table-cell office:value-type="string">
            <text:p>0.968530824</text:p>
          </table:table-cell>
          <table:table-cell table:formula="of:=[.A635]/[.B6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92183876</text:p>
          </table:table-cell>
          <table:table-cell office:value-type="string">
            <text:p>0.571960279</text:p>
          </table:table-cell>
          <table:table-cell table:formula="of:=[.A636]/[.B6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30975561</text:p>
          </table:table-cell>
          <table:table-cell office:value-type="string">
            <text:p>0.662879385</text:p>
          </table:table-cell>
          <table:table-cell table:formula="of:=[.A637]/[.B6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1824479</text:p>
          </table:table-cell>
          <table:table-cell office:value-type="string">
            <text:p>0.0001</text:p>
          </table:table-cell>
          <table:table-cell table:formula="of:=[.A638]/[.B6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80460257</text:p>
          </table:table-cell>
          <table:table-cell office:value-type="string">
            <text:p>0.9999</text:p>
          </table:table-cell>
          <table:table-cell table:formula="of:=[.A639]/[.B6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9112544</text:p>
          </table:table-cell>
          <table:table-cell office:value-type="string">
            <text:p>0.0001</text:p>
          </table:table-cell>
          <table:table-cell table:formula="of:=[.A640]/[.B6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944231</text:p>
          </table:table-cell>
          <table:table-cell office:value-type="string">
            <text:p>0.0001</text:p>
          </table:table-cell>
          <table:table-cell table:formula="of:=[.A641]/[.B6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6398718</text:p>
          </table:table-cell>
          <table:table-cell office:value-type="string">
            <text:p>0.35164356</text:p>
          </table:table-cell>
          <table:table-cell table:formula="of:=[.A642]/[.B6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9298532</text:p>
          </table:table-cell>
          <table:table-cell office:value-type="string">
            <text:p>0.563739882</text:p>
          </table:table-cell>
          <table:table-cell table:formula="of:=[.A643]/[.B6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5586648</text:p>
          </table:table-cell>
          <table:table-cell office:value-type="string">
            <text:p>0.569829025</text:p>
          </table:table-cell>
          <table:table-cell table:formula="of:=[.A644]/[.B6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42290939</text:p>
          </table:table-cell>
          <table:table-cell office:value-type="string">
            <text:p>0.773089344</text:p>
          </table:table-cell>
          <table:table-cell table:formula="of:=[.A645]/[.B6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8591512</text:p>
          </table:table-cell>
          <table:table-cell office:value-type="string">
            <text:p>0.870588972</text:p>
          </table:table-cell>
          <table:table-cell table:formula="of:=[.A646]/[.B6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19496242</text:p>
          </table:table-cell>
          <table:table-cell office:value-type="string">
            <text:p>0.886742737</text:p>
          </table:table-cell>
          <table:table-cell table:formula="of:=[.A647]/[.B6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6455402</text:p>
          </table:table-cell>
          <table:table-cell office:value-type="string">
            <text:p>0.836590182</text:p>
          </table:table-cell>
          <table:table-cell table:formula="of:=[.A648]/[.B6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7924201</text:p>
          </table:table-cell>
          <table:table-cell office:value-type="string">
            <text:p>0.066911513</text:p>
          </table:table-cell>
          <table:table-cell table:formula="of:=[.A649]/[.B6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4982024</text:p>
          </table:table-cell>
          <table:table-cell office:value-type="string">
            <text:p>0.0001</text:p>
          </table:table-cell>
          <table:table-cell table:formula="of:=[.A650]/[.B6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8292549</text:p>
          </table:table-cell>
          <table:table-cell office:value-type="string">
            <text:p>0.284707104</text:p>
          </table:table-cell>
          <table:table-cell table:formula="of:=[.A651]/[.B6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7813908</text:p>
          </table:table-cell>
          <table:table-cell office:value-type="string">
            <text:p>0.358136961</text:p>
          </table:table-cell>
          <table:table-cell table:formula="of:=[.A652]/[.B6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5572357</text:p>
          </table:table-cell>
          <table:table-cell office:value-type="string">
            <text:p>0.933577387</text:p>
          </table:table-cell>
          <table:table-cell table:formula="of:=[.A653]/[.B6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57804145</text:p>
          </table:table-cell>
          <table:table-cell office:value-type="string">
            <text:p>0.0001</text:p>
          </table:table-cell>
          <table:table-cell table:formula="of:=[.A654]/[.B6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41965157</text:p>
          </table:table-cell>
          <table:table-cell office:value-type="string">
            <text:p>0.918396478</text:p>
          </table:table-cell>
          <table:table-cell table:formula="of:=[.A655]/[.B6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2438815</text:p>
          </table:table-cell>
          <table:table-cell office:value-type="string">
            <text:p>0.496980749</text:p>
          </table:table-cell>
          <table:table-cell table:formula="of:=[.A656]/[.B6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9326943</text:p>
          </table:table-cell>
          <table:table-cell office:value-type="string">
            <text:p>0.9999</text:p>
          </table:table-cell>
          <table:table-cell table:formula="of:=[.A657]/[.B6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7905867</text:p>
          </table:table-cell>
          <table:table-cell office:value-type="string">
            <text:p>0.162407103</text:p>
          </table:table-cell>
          <table:table-cell table:formula="of:=[.A658]/[.B6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9781293</text:p>
          </table:table-cell>
          <table:table-cell office:value-type="string">
            <text:p>0.471457478</text:p>
          </table:table-cell>
          <table:table-cell table:formula="of:=[.A659]/[.B6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3261181</text:p>
          </table:table-cell>
          <table:table-cell office:value-type="string">
            <text:p>0.567414997</text:p>
          </table:table-cell>
          <table:table-cell table:formula="of:=[.A660]/[.B6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8658512</text:p>
          </table:table-cell>
          <table:table-cell office:value-type="string">
            <text:p>0.870108965</text:p>
          </table:table-cell>
          <table:table-cell table:formula="of:=[.A661]/[.B6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4744011</text:p>
          </table:table-cell>
          <table:table-cell office:value-type="string">
            <text:p>0.926259173</text:p>
          </table:table-cell>
          <table:table-cell table:formula="of:=[.A662]/[.B6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0363768</text:p>
          </table:table-cell>
          <table:table-cell office:value-type="string">
            <text:p>0.265010951</text:p>
          </table:table-cell>
          <table:table-cell table:formula="of:=[.A663]/[.B6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94195871</text:p>
          </table:table-cell>
          <table:table-cell office:value-type="string">
            <text:p>0.9999</text:p>
          </table:table-cell>
          <table:table-cell table:formula="of:=[.A664]/[.B6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53468196</text:p>
          </table:table-cell>
          <table:table-cell office:value-type="string">
            <text:p>0.22927645</text:p>
          </table:table-cell>
          <table:table-cell table:formula="of:=[.A665]/[.B6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9146055</text:p>
          </table:table-cell>
          <table:table-cell office:value-type="string">
            <text:p>0.9999</text:p>
          </table:table-cell>
          <table:table-cell table:formula="of:=[.A666]/[.B6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4337381</text:p>
          </table:table-cell>
          <table:table-cell office:value-type="string">
            <text:p>0.183289471</text:p>
          </table:table-cell>
          <table:table-cell table:formula="of:=[.A667]/[.B6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5153474</text:p>
          </table:table-cell>
          <table:table-cell office:value-type="string">
            <text:p>0.876465621</text:p>
          </table:table-cell>
          <table:table-cell table:formula="of:=[.A668]/[.B6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2067289</text:p>
          </table:table-cell>
          <table:table-cell office:value-type="string">
            <text:p>0.9999</text:p>
          </table:table-cell>
          <table:table-cell table:formula="of:=[.A669]/[.B6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3434092</text:p>
          </table:table-cell>
          <table:table-cell office:value-type="string">
            <text:p>0.936723456</text:p>
          </table:table-cell>
          <table:table-cell table:formula="of:=[.A670]/[.B6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3603468</text:p>
          </table:table-cell>
          <table:table-cell office:value-type="string">
            <text:p>0.9999</text:p>
          </table:table-cell>
          <table:table-cell table:formula="of:=[.A671]/[.B6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75111347</text:p>
          </table:table-cell>
          <table:table-cell office:value-type="string">
            <text:p>0.0001</text:p>
          </table:table-cell>
          <table:table-cell table:formula="of:=[.A672]/[.B6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82385871</text:p>
          </table:table-cell>
          <table:table-cell office:value-type="string">
            <text:p>0.358028358</text:p>
          </table:table-cell>
          <table:table-cell table:formula="of:=[.A673]/[.B6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3357739</text:p>
          </table:table-cell>
          <table:table-cell office:value-type="string">
            <text:p>0.066744663</text:p>
          </table:table-cell>
          <table:table-cell table:formula="of:=[.A674]/[.B6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5859571</text:p>
          </table:table-cell>
          <table:table-cell office:value-type="string">
            <text:p>0.535118796</text:p>
          </table:table-cell>
          <table:table-cell table:formula="of:=[.A675]/[.B6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51698836</text:p>
          </table:table-cell>
          <table:table-cell office:value-type="string">
            <text:p>0.001084105</text:p>
          </table:table-cell>
          <table:table-cell table:formula="of:=[.A676]/[.B6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5984293</text:p>
          </table:table-cell>
          <table:table-cell office:value-type="string">
            <text:p>0.664277018</text:p>
          </table:table-cell>
          <table:table-cell table:formula="of:=[.A677]/[.B6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4297176</text:p>
          </table:table-cell>
          <table:table-cell office:value-type="string">
            <text:p>0.30652889</text:p>
          </table:table-cell>
          <table:table-cell table:formula="of:=[.A678]/[.B6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2346894</text:p>
          </table:table-cell>
          <table:table-cell office:value-type="string">
            <text:p>0.0001</text:p>
          </table:table-cell>
          <table:table-cell table:formula="of:=[.A679]/[.B6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59115205</text:p>
          </table:table-cell>
          <table:table-cell office:value-type="string">
            <text:p>0.733295947</text:p>
          </table:table-cell>
          <table:table-cell table:formula="of:=[.A680]/[.B6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3926595</text:p>
          </table:table-cell>
          <table:table-cell office:value-type="string">
            <text:p>0.682930254</text:p>
          </table:table-cell>
          <table:table-cell table:formula="of:=[.A681]/[.B6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3843316</text:p>
          </table:table-cell>
          <table:table-cell office:value-type="string">
            <text:p>0.52509868</text:p>
          </table:table-cell>
          <table:table-cell table:formula="of:=[.A682]/[.B6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4563103</text:p>
          </table:table-cell>
          <table:table-cell office:value-type="string">
            <text:p>0.393805235</text:p>
          </table:table-cell>
          <table:table-cell table:formula="of:=[.A683]/[.B6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82654543</text:p>
          </table:table-cell>
          <table:table-cell office:value-type="string">
            <text:p>0.570655141</text:p>
          </table:table-cell>
          <table:table-cell table:formula="of:=[.A684]/[.B6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93049632</text:p>
          </table:table-cell>
          <table:table-cell office:value-type="string">
            <text:p>0.40499709</text:p>
          </table:table-cell>
          <table:table-cell table:formula="of:=[.A685]/[.B6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31632282</text:p>
          </table:table-cell>
          <table:table-cell office:value-type="string">
            <text:p>0.0001</text:p>
          </table:table-cell>
          <table:table-cell table:formula="of:=[.A686]/[.B6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13704305</text:p>
          </table:table-cell>
          <table:table-cell office:value-type="string">
            <text:p>0.911498206</text:p>
          </table:table-cell>
          <table:table-cell table:formula="of:=[.A687]/[.B6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0259177</text:p>
          </table:table-cell>
          <table:table-cell office:value-type="string">
            <text:p>0.0001</text:p>
          </table:table-cell>
          <table:table-cell table:formula="of:=[.A688]/[.B6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632638</text:p>
          </table:table-cell>
          <table:table-cell office:value-type="string">
            <text:p>0.9999</text:p>
          </table:table-cell>
          <table:table-cell table:formula="of:=[.A689]/[.B6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32602341</text:p>
          </table:table-cell>
          <table:table-cell office:value-type="string">
            <text:p>0.9999</text:p>
          </table:table-cell>
          <table:table-cell table:formula="of:=[.A690]/[.B6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97947787</text:p>
          </table:table-cell>
          <table:table-cell office:value-type="string">
            <text:p>0.744899</text:p>
          </table:table-cell>
          <table:table-cell table:formula="of:=[.A691]/[.B6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12445034</text:p>
          </table:table-cell>
          <table:table-cell office:value-type="string">
            <text:p>0.392253535</text:p>
          </table:table-cell>
          <table:table-cell table:formula="of:=[.A692]/[.B6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9855863</text:p>
          </table:table-cell>
          <table:table-cell office:value-type="string">
            <text:p>0.79410512</text:p>
          </table:table-cell>
          <table:table-cell table:formula="of:=[.A693]/[.B6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82862303</text:p>
          </table:table-cell>
          <table:table-cell office:value-type="string">
            <text:p>0.9999</text:p>
          </table:table-cell>
          <table:table-cell table:formula="of:=[.A694]/[.B6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80523439</text:p>
          </table:table-cell>
          <table:table-cell office:value-type="string">
            <text:p>0.284089419</text:p>
          </table:table-cell>
          <table:table-cell table:formula="of:=[.A695]/[.B6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90513789</text:p>
          </table:table-cell>
          <table:table-cell office:value-type="string">
            <text:p>0.402810303</text:p>
          </table:table-cell>
          <table:table-cell table:formula="of:=[.A696]/[.B6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02095822</text:p>
          </table:table-cell>
          <table:table-cell office:value-type="string">
            <text:p>0.011918157</text:p>
          </table:table-cell>
          <table:table-cell table:formula="of:=[.A697]/[.B6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959303</text:p>
          </table:table-cell>
          <table:table-cell office:value-type="string">
            <text:p>0.525924839</text:p>
          </table:table-cell>
          <table:table-cell table:formula="of:=[.A698]/[.B6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14483943</text:p>
          </table:table-cell>
          <table:table-cell office:value-type="string">
            <text:p>0.895044215</text:p>
          </table:table-cell>
          <table:table-cell table:formula="of:=[.A699]/[.B6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13489449</text:p>
          </table:table-cell>
          <table:table-cell office:value-type="string">
            <text:p>0.198026052</text:p>
          </table:table-cell>
          <table:table-cell table:formula="of:=[.A700]/[.B7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8259174</text:p>
          </table:table-cell>
          <table:table-cell office:value-type="string">
            <text:p>0.0001</text:p>
          </table:table-cell>
          <table:table-cell table:formula="of:=[.A701]/[.B70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01166575</text:p>
          </table:table-cell>
          <table:table-cell office:value-type="string">
            <text:p>0.255074699</text:p>
          </table:table-cell>
          <table:table-cell table:formula="of:=[.A702]/[.B70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8346773</text:p>
          </table:table-cell>
          <table:table-cell office:value-type="string">
            <text:p>0.964781576</text:p>
          </table:table-cell>
          <table:table-cell table:formula="of:=[.A703]/[.B70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702927</text:p>
          </table:table-cell>
          <table:table-cell office:value-type="string">
            <text:p>0.278264784</text:p>
          </table:table-cell>
          <table:table-cell table:formula="of:=[.A704]/[.B70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12381464</text:p>
          </table:table-cell>
          <table:table-cell office:value-type="string">
            <text:p>0.0001</text:p>
          </table:table-cell>
          <table:table-cell table:formula="of:=[.A705]/[.B70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5339937</text:p>
          </table:table-cell>
          <table:table-cell office:value-type="string">
            <text:p>0.661039551</text:p>
          </table:table-cell>
          <table:table-cell table:formula="of:=[.A706]/[.B70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3714931</text:p>
          </table:table-cell>
          <table:table-cell office:value-type="string">
            <text:p>0.0001</text:p>
          </table:table-cell>
          <table:table-cell table:formula="of:=[.A707]/[.B70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9643422</text:p>
          </table:table-cell>
          <table:table-cell office:value-type="string">
            <text:p>0.507070671</text:p>
          </table:table-cell>
          <table:table-cell table:formula="of:=[.A708]/[.B70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2963423</text:p>
          </table:table-cell>
          <table:table-cell office:value-type="string">
            <text:p>0.292462709</text:p>
          </table:table-cell>
          <table:table-cell table:formula="of:=[.A709]/[.B70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97441539</text:p>
          </table:table-cell>
          <table:table-cell office:value-type="string">
            <text:p>0.326956406</text:p>
          </table:table-cell>
          <table:table-cell table:formula="of:=[.A710]/[.B71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13478744</text:p>
          </table:table-cell>
          <table:table-cell office:value-type="string">
            <text:p>0.220357145</text:p>
          </table:table-cell>
          <table:table-cell table:formula="of:=[.A711]/[.B71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44242315</text:p>
          </table:table-cell>
          <table:table-cell office:value-type="string">
            <text:p>0.211214472</text:p>
          </table:table-cell>
          <table:table-cell table:formula="of:=[.A712]/[.B71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9064834</text:p>
          </table:table-cell>
          <table:table-cell office:value-type="string">
            <text:p>0.828592532</text:p>
          </table:table-cell>
          <table:table-cell table:formula="of:=[.A713]/[.B71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7001769</text:p>
          </table:table-cell>
          <table:table-cell office:value-type="string">
            <text:p>0.968387055</text:p>
          </table:table-cell>
          <table:table-cell table:formula="of:=[.A714]/[.B71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83873756</text:p>
          </table:table-cell>
          <table:table-cell office:value-type="string">
            <text:p>0.34252287</text:p>
          </table:table-cell>
          <table:table-cell table:formula="of:=[.A715]/[.B71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20281115</text:p>
          </table:table-cell>
          <table:table-cell office:value-type="string">
            <text:p>0.789007704</text:p>
          </table:table-cell>
          <table:table-cell table:formula="of:=[.A716]/[.B71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7257139</text:p>
          </table:table-cell>
          <table:table-cell office:value-type="string">
            <text:p>0.0001</text:p>
          </table:table-cell>
          <table:table-cell table:formula="of:=[.A717]/[.B71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1830558</text:p>
          </table:table-cell>
          <table:table-cell office:value-type="string">
            <text:p>0.9999</text:p>
          </table:table-cell>
          <table:table-cell table:formula="of:=[.A718]/[.B71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9350862</text:p>
          </table:table-cell>
          <table:table-cell office:value-type="string">
            <text:p>0.9999</text:p>
          </table:table-cell>
          <table:table-cell table:formula="of:=[.A719]/[.B7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5478023</text:p>
          </table:table-cell>
          <table:table-cell office:value-type="string">
            <text:p>0.564851967</text:p>
          </table:table-cell>
          <table:table-cell table:formula="of:=[.A720]/[.B7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91183964</text:p>
          </table:table-cell>
          <table:table-cell office:value-type="string">
            <text:p>0.367438879</text:p>
          </table:table-cell>
          <table:table-cell table:formula="of:=[.A721]/[.B7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3815505</text:p>
          </table:table-cell>
          <table:table-cell office:value-type="string">
            <text:p>0.858973648</text:p>
          </table:table-cell>
          <table:table-cell table:formula="of:=[.A722]/[.B7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24703749</text:p>
          </table:table-cell>
          <table:table-cell office:value-type="string">
            <text:p>0.014015098</text:p>
          </table:table-cell>
          <table:table-cell table:formula="of:=[.A723]/[.B7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7502532</text:p>
          </table:table-cell>
          <table:table-cell office:value-type="string">
            <text:p>0.746161191</text:p>
          </table:table-cell>
          <table:table-cell table:formula="of:=[.A724]/[.B7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0277143</text:p>
          </table:table-cell>
          <table:table-cell office:value-type="string">
            <text:p>0.785105558</text:p>
          </table:table-cell>
          <table:table-cell table:formula="of:=[.A725]/[.B7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628723</text:p>
          </table:table-cell>
          <table:table-cell office:value-type="string">
            <text:p>0.0001</text:p>
          </table:table-cell>
          <table:table-cell table:formula="of:=[.A726]/[.B7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1898205</text:p>
          </table:table-cell>
          <table:table-cell office:value-type="string">
            <text:p>0.94401089</text:p>
          </table:table-cell>
          <table:table-cell table:formula="of:=[.A727]/[.B7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9417115</text:p>
          </table:table-cell>
          <table:table-cell office:value-type="string">
            <text:p>0.287639282</text:p>
          </table:table-cell>
          <table:table-cell table:formula="of:=[.A728]/[.B7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2723661</text:p>
          </table:table-cell>
          <table:table-cell office:value-type="string">
            <text:p>0.448031756</text:p>
          </table:table-cell>
          <table:table-cell table:formula="of:=[.A729]/[.B7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3114185</text:p>
          </table:table-cell>
          <table:table-cell office:value-type="string">
            <text:p>0.322472465</text:p>
          </table:table-cell>
          <table:table-cell table:formula="of:=[.A730]/[.B7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8669462</text:p>
          </table:table-cell>
          <table:table-cell office:value-type="string">
            <text:p>0.9999</text:p>
          </table:table-cell>
          <table:table-cell table:formula="of:=[.A731]/[.B7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04669851</text:p>
          </table:table-cell>
          <table:table-cell office:value-type="string">
            <text:p>0.389965072</text:p>
          </table:table-cell>
          <table:table-cell table:formula="of:=[.A732]/[.B7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52266876</text:p>
          </table:table-cell>
          <table:table-cell office:value-type="string">
            <text:p>0.351318013</text:p>
          </table:table-cell>
          <table:table-cell table:formula="of:=[.A733]/[.B7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9225214</text:p>
          </table:table-cell>
          <table:table-cell office:value-type="string">
            <text:p>0.180312966</text:p>
          </table:table-cell>
          <table:table-cell table:formula="of:=[.A734]/[.B7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99254403</text:p>
          </table:table-cell>
          <table:table-cell office:value-type="string">
            <text:p>0.0001</text:p>
          </table:table-cell>
          <table:table-cell table:formula="of:=[.A735]/[.B7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4450208</text:p>
          </table:table-cell>
          <table:table-cell office:value-type="string">
            <text:p>0.441388172</text:p>
          </table:table-cell>
          <table:table-cell table:formula="of:=[.A736]/[.B7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8582398</text:p>
          </table:table-cell>
          <table:table-cell office:value-type="string">
            <text:p>0.525343614</text:p>
          </table:table-cell>
          <table:table-cell table:formula="of:=[.A737]/[.B7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3241682</text:p>
          </table:table-cell>
          <table:table-cell office:value-type="string">
            <text:p>0.62152344</text:p>
          </table:table-cell>
          <table:table-cell table:formula="of:=[.A738]/[.B7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28041563</text:p>
          </table:table-cell>
          <table:table-cell office:value-type="string">
            <text:p>0.219215192</text:p>
          </table:table-cell>
          <table:table-cell table:formula="of:=[.A739]/[.B7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4619364</text:p>
          </table:table-cell>
          <table:table-cell office:value-type="string">
            <text:p>0.583543094</text:p>
          </table:table-cell>
          <table:table-cell table:formula="of:=[.A740]/[.B7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14746178</text:p>
          </table:table-cell>
          <table:table-cell office:value-type="string">
            <text:p>0.125112065</text:p>
          </table:table-cell>
          <table:table-cell table:formula="of:=[.A741]/[.B7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48408261</text:p>
          </table:table-cell>
          <table:table-cell office:value-type="string">
            <text:p>0.9999</text:p>
          </table:table-cell>
          <table:table-cell table:formula="of:=[.A742]/[.B7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86124</text:p>
          </table:table-cell>
          <table:table-cell office:value-type="string">
            <text:p>0.986152417</text:p>
          </table:table-cell>
          <table:table-cell table:formula="of:=[.A743]/[.B7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0095004</text:p>
          </table:table-cell>
          <table:table-cell office:value-type="string">
            <text:p>0.638422238</text:p>
          </table:table-cell>
          <table:table-cell table:formula="of:=[.A744]/[.B7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4837935</text:p>
          </table:table-cell>
          <table:table-cell office:value-type="string">
            <text:p>0.786837178</text:p>
          </table:table-cell>
          <table:table-cell table:formula="of:=[.A745]/[.B7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5562725</text:p>
          </table:table-cell>
          <table:table-cell office:value-type="string">
            <text:p>0.0001</text:p>
          </table:table-cell>
          <table:table-cell table:formula="of:=[.A746]/[.B7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6312761</text:p>
          </table:table-cell>
          <table:table-cell office:value-type="string">
            <text:p>0.660422808</text:p>
          </table:table-cell>
          <table:table-cell table:formula="of:=[.A747]/[.B7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1271131</text:p>
          </table:table-cell>
          <table:table-cell office:value-type="string">
            <text:p>0.400744791</text:p>
          </table:table-cell>
          <table:table-cell table:formula="of:=[.A748]/[.B7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2860294</text:p>
          </table:table-cell>
          <table:table-cell office:value-type="string">
            <text:p>0.016050029</text:p>
          </table:table-cell>
          <table:table-cell table:formula="of:=[.A749]/[.B7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59202175</text:p>
          </table:table-cell>
          <table:table-cell office:value-type="string">
            <text:p>0.73387662</text:p>
          </table:table-cell>
          <table:table-cell table:formula="of:=[.A750]/[.B7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37547849</text:p>
          </table:table-cell>
          <table:table-cell office:value-type="string">
            <text:p>0.08059436</text:p>
          </table:table-cell>
          <table:table-cell table:formula="of:=[.A751]/[.B7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15883855</text:p>
          </table:table-cell>
          <table:table-cell office:value-type="string">
            <text:p>0.0001</text:p>
          </table:table-cell>
          <table:table-cell table:formula="of:=[.A752]/[.B7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8796244</text:p>
          </table:table-cell>
          <table:table-cell office:value-type="string">
            <text:p>0.0001</text:p>
          </table:table-cell>
          <table:table-cell table:formula="of:=[.A753]/[.B7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5996715</text:p>
          </table:table-cell>
          <table:table-cell office:value-type="string">
            <text:p>0.284378428</text:p>
          </table:table-cell>
          <table:table-cell table:formula="of:=[.A754]/[.B7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3474224</text:p>
          </table:table-cell>
          <table:table-cell office:value-type="string">
            <text:p>0.184039195</text:p>
          </table:table-cell>
          <table:table-cell table:formula="of:=[.A755]/[.B7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26361862</text:p>
          </table:table-cell>
          <table:table-cell office:value-type="string">
            <text:p>0.456102568</text:p>
          </table:table-cell>
          <table:table-cell table:formula="of:=[.A756]/[.B7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01054672</text:p>
          </table:table-cell>
          <table:table-cell office:value-type="string">
            <text:p>0.556694366</text:p>
          </table:table-cell>
          <table:table-cell table:formula="of:=[.A757]/[.B7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2157952</text:p>
          </table:table-cell>
          <table:table-cell office:value-type="string">
            <text:p>0.64152225</text:p>
          </table:table-cell>
          <table:table-cell table:formula="of:=[.A758]/[.B7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2719283</text:p>
          </table:table-cell>
          <table:table-cell office:value-type="string">
            <text:p>0.851620707</text:p>
          </table:table-cell>
          <table:table-cell table:formula="of:=[.A759]/[.B7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48009386</text:p>
          </table:table-cell>
          <table:table-cell office:value-type="string">
            <text:p>0.9999</text:p>
          </table:table-cell>
          <table:table-cell table:formula="of:=[.A760]/[.B7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204055</text:p>
          </table:table-cell>
          <table:table-cell office:value-type="string">
            <text:p>0.473508468</text:p>
          </table:table-cell>
          <table:table-cell table:formula="of:=[.A761]/[.B7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3908739</text:p>
          </table:table-cell>
          <table:table-cell office:value-type="string">
            <text:p>0.0001</text:p>
          </table:table-cell>
          <table:table-cell table:formula="of:=[.A762]/[.B7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7578622</text:p>
          </table:table-cell>
          <table:table-cell office:value-type="string">
            <text:p>0.581557117</text:p>
          </table:table-cell>
          <table:table-cell table:formula="of:=[.A763]/[.B7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5757155</text:p>
          </table:table-cell>
          <table:table-cell office:value-type="string">
            <text:p>0.667905371</text:p>
          </table:table-cell>
          <table:table-cell table:formula="of:=[.A764]/[.B7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43525595</text:p>
          </table:table-cell>
          <table:table-cell office:value-type="string">
            <text:p>0.023245293</text:p>
          </table:table-cell>
          <table:table-cell table:formula="of:=[.A765]/[.B7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79446196</text:p>
          </table:table-cell>
          <table:table-cell office:value-type="string">
            <text:p>0.0001</text:p>
          </table:table-cell>
          <table:table-cell table:formula="of:=[.A766]/[.B7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5698893</text:p>
          </table:table-cell>
          <table:table-cell office:value-type="string">
            <text:p>0.569817278</text:p>
          </table:table-cell>
          <table:table-cell table:formula="of:=[.A767]/[.B7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313441</text:p>
          </table:table-cell>
          <table:table-cell office:value-type="string">
            <text:p>0.255976909</text:p>
          </table:table-cell>
          <table:table-cell table:formula="of:=[.A768]/[.B7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29537612</text:p>
          </table:table-cell>
          <table:table-cell office:value-type="string">
            <text:p>0.414714572</text:p>
          </table:table-cell>
          <table:table-cell table:formula="of:=[.A769]/[.B7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6466223</text:p>
          </table:table-cell>
          <table:table-cell office:value-type="string">
            <text:p>0.443027782</text:p>
          </table:table-cell>
          <table:table-cell table:formula="of:=[.A770]/[.B7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479552</text:p>
          </table:table-cell>
          <table:table-cell office:value-type="string">
            <text:p>0.677649452</text:p>
          </table:table-cell>
          <table:table-cell table:formula="of:=[.A771]/[.B7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1707452</text:p>
          </table:table-cell>
          <table:table-cell office:value-type="string">
            <text:p>0.602060435</text:p>
          </table:table-cell>
          <table:table-cell table:formula="of:=[.A772]/[.B7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890049</text:p>
          </table:table-cell>
          <table:table-cell office:value-type="string">
            <text:p>0.0001</text:p>
          </table:table-cell>
          <table:table-cell table:formula="of:=[.A773]/[.B7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9796957</text:p>
          </table:table-cell>
          <table:table-cell office:value-type="string">
            <text:p>0.346376965</text:p>
          </table:table-cell>
          <table:table-cell table:formula="of:=[.A774]/[.B7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06225901</text:p>
          </table:table-cell>
          <table:table-cell office:value-type="string">
            <text:p>0.548432849</text:p>
          </table:table-cell>
          <table:table-cell table:formula="of:=[.A775]/[.B7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65647418</text:p>
          </table:table-cell>
          <table:table-cell office:value-type="string">
            <text:p>0.462840047</text:p>
          </table:table-cell>
          <table:table-cell table:formula="of:=[.A776]/[.B7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1162673</text:p>
          </table:table-cell>
          <table:table-cell office:value-type="string">
            <text:p>0.526043501</text:p>
          </table:table-cell>
          <table:table-cell table:formula="of:=[.A777]/[.B7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220655</text:p>
          </table:table-cell>
          <table:table-cell office:value-type="string">
            <text:p>0.605572456</text:p>
          </table:table-cell>
          <table:table-cell table:formula="of:=[.A778]/[.B7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6018451</text:p>
          </table:table-cell>
          <table:table-cell office:value-type="string">
            <text:p>0.9999</text:p>
          </table:table-cell>
          <table:table-cell table:formula="of:=[.A779]/[.B7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1595851</text:p>
          </table:table-cell>
          <table:table-cell office:value-type="string">
            <text:p>0.713688443</text:p>
          </table:table-cell>
          <table:table-cell table:formula="of:=[.A780]/[.B7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7675058</text:p>
          </table:table-cell>
          <table:table-cell office:value-type="string">
            <text:p>0.200939253</text:p>
          </table:table-cell>
          <table:table-cell table:formula="of:=[.A781]/[.B7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0526907</text:p>
          </table:table-cell>
          <table:table-cell office:value-type="string">
            <text:p>0.443626731</text:p>
          </table:table-cell>
          <table:table-cell table:formula="of:=[.A782]/[.B7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6264957</text:p>
          </table:table-cell>
          <table:table-cell office:value-type="string">
            <text:p>0.535771598</text:p>
          </table:table-cell>
          <table:table-cell table:formula="of:=[.A783]/[.B7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37319203</text:p>
          </table:table-cell>
          <table:table-cell office:value-type="string">
            <text:p>0.9999</text:p>
          </table:table-cell>
          <table:table-cell table:formula="of:=[.A784]/[.B7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4081013</text:p>
          </table:table-cell>
          <table:table-cell office:value-type="string">
            <text:p>0.872246594</text:p>
          </table:table-cell>
          <table:table-cell table:formula="of:=[.A785]/[.B7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94156304</text:p>
          </table:table-cell>
          <table:table-cell office:value-type="string">
            <text:p>0.239591401</text:p>
          </table:table-cell>
          <table:table-cell table:formula="of:=[.A786]/[.B7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6974625</text:p>
          </table:table-cell>
          <table:table-cell office:value-type="string">
            <text:p>0.348984164</text:p>
          </table:table-cell>
          <table:table-cell table:formula="of:=[.A787]/[.B7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2943194</text:p>
          </table:table-cell>
          <table:table-cell office:value-type="string">
            <text:p>0.401883648</text:p>
          </table:table-cell>
          <table:table-cell table:formula="of:=[.A788]/[.B7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5494756</text:p>
          </table:table-cell>
          <table:table-cell office:value-type="string">
            <text:p>0.713786431</text:p>
          </table:table-cell>
          <table:table-cell table:formula="of:=[.A789]/[.B7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0571322</text:p>
          </table:table-cell>
          <table:table-cell office:value-type="string">
            <text:p>0.393162246</text:p>
          </table:table-cell>
          <table:table-cell table:formula="of:=[.A790]/[.B7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20432955</text:p>
          </table:table-cell>
          <table:table-cell office:value-type="string">
            <text:p>0.0001</text:p>
          </table:table-cell>
          <table:table-cell table:formula="of:=[.A791]/[.B7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7680265</text:p>
          </table:table-cell>
          <table:table-cell office:value-type="string">
            <text:p>0.0001</text:p>
          </table:table-cell>
          <table:table-cell table:formula="of:=[.A792]/[.B7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2615284</text:p>
          </table:table-cell>
          <table:table-cell office:value-type="string">
            <text:p>0.757623503</text:p>
          </table:table-cell>
          <table:table-cell table:formula="of:=[.A793]/[.B7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2643203</text:p>
          </table:table-cell>
          <table:table-cell office:value-type="string">
            <text:p>0.0001</text:p>
          </table:table-cell>
          <table:table-cell table:formula="of:=[.A794]/[.B7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21017499</text:p>
          </table:table-cell>
          <table:table-cell office:value-type="string">
            <text:p>0.052429902</text:p>
          </table:table-cell>
          <table:table-cell table:formula="of:=[.A795]/[.B7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165933</text:p>
          </table:table-cell>
          <table:table-cell office:value-type="string">
            <text:p>0.486354543</text:p>
          </table:table-cell>
          <table:table-cell table:formula="of:=[.A796]/[.B7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3104908</text:p>
          </table:table-cell>
          <table:table-cell office:value-type="string">
            <text:p>0.9999</text:p>
          </table:table-cell>
          <table:table-cell table:formula="of:=[.A797]/[.B7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6878772</text:p>
          </table:table-cell>
          <table:table-cell office:value-type="string">
            <text:p>0.932893534</text:p>
          </table:table-cell>
          <table:table-cell table:formula="of:=[.A798]/[.B7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146755</text:p>
          </table:table-cell>
          <table:table-cell office:value-type="string">
            <text:p>0.338933934</text:p>
          </table:table-cell>
          <table:table-cell table:formula="of:=[.A799]/[.B7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7545693</text:p>
          </table:table-cell>
          <table:table-cell office:value-type="string">
            <text:p>0.935703878</text:p>
          </table:table-cell>
          <table:table-cell table:formula="of:=[.A800]/[.B8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10077768</text:p>
          </table:table-cell>
          <table:table-cell office:value-type="string">
            <text:p>0.02825927</text:p>
          </table:table-cell>
          <table:table-cell table:formula="of:=[.A801]/[.B80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7308585</text:p>
          </table:table-cell>
          <table:table-cell office:value-type="string">
            <text:p>0.544185999</text:p>
          </table:table-cell>
          <table:table-cell table:formula="of:=[.A802]/[.B80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9523285</text:p>
          </table:table-cell>
          <table:table-cell office:value-type="string">
            <text:p>0.670012123</text:p>
          </table:table-cell>
          <table:table-cell table:formula="of:=[.A803]/[.B80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2347453</text:p>
          </table:table-cell>
          <table:table-cell office:value-type="string">
            <text:p>0.745615599</text:p>
          </table:table-cell>
          <table:table-cell table:formula="of:=[.A804]/[.B80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85621468</text:p>
          </table:table-cell>
          <table:table-cell office:value-type="string">
            <text:p>0.703463557</text:p>
          </table:table-cell>
          <table:table-cell table:formula="of:=[.A805]/[.B80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27219991</text:p>
          </table:table-cell>
          <table:table-cell office:value-type="string">
            <text:p>0.448116693</text:p>
          </table:table-cell>
          <table:table-cell table:formula="of:=[.A806]/[.B80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7452029</text:p>
          </table:table-cell>
          <table:table-cell office:value-type="string">
            <text:p>0.0001</text:p>
          </table:table-cell>
          <table:table-cell table:formula="of:=[.A807]/[.B80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2767104</text:p>
          </table:table-cell>
          <table:table-cell office:value-type="string">
            <text:p>0.582980491</text:p>
          </table:table-cell>
          <table:table-cell table:formula="of:=[.A808]/[.B80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5862565</text:p>
          </table:table-cell>
          <table:table-cell office:value-type="string">
            <text:p>0.834509402</text:p>
          </table:table-cell>
          <table:table-cell table:formula="of:=[.A809]/[.B80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56832077</text:p>
          </table:table-cell>
          <table:table-cell office:value-type="string">
            <text:p>0.0001</text:p>
          </table:table-cell>
          <table:table-cell table:formula="of:=[.A810]/[.B81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46367102</text:p>
          </table:table-cell>
          <table:table-cell office:value-type="string">
            <text:p>0.609846321</text:p>
          </table:table-cell>
          <table:table-cell table:formula="of:=[.A811]/[.B81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02654658</text:p>
          </table:table-cell>
          <table:table-cell office:value-type="string">
            <text:p>0.402613623</text:p>
          </table:table-cell>
          <table:table-cell table:formula="of:=[.A812]/[.B81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4149403</text:p>
          </table:table-cell>
          <table:table-cell office:value-type="string">
            <text:p>0.9999</text:p>
          </table:table-cell>
          <table:table-cell table:formula="of:=[.A813]/[.B81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1878935</text:p>
          </table:table-cell>
          <table:table-cell office:value-type="string">
            <text:p>0.473581931</text:p>
          </table:table-cell>
          <table:table-cell table:formula="of:=[.A814]/[.B81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0147017</text:p>
          </table:table-cell>
          <table:table-cell office:value-type="string">
            <text:p>0.192818835</text:p>
          </table:table-cell>
          <table:table-cell table:formula="of:=[.A815]/[.B81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2781408</text:p>
          </table:table-cell>
          <table:table-cell office:value-type="string">
            <text:p>0.624960639</text:p>
          </table:table-cell>
          <table:table-cell table:formula="of:=[.A816]/[.B81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16619175</text:p>
          </table:table-cell>
          <table:table-cell office:value-type="string">
            <text:p>0.89745536</text:p>
          </table:table-cell>
          <table:table-cell table:formula="of:=[.A817]/[.B81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6759816</text:p>
          </table:table-cell>
          <table:table-cell office:value-type="string">
            <text:p>0.17800083</text:p>
          </table:table-cell>
          <table:table-cell table:formula="of:=[.A818]/[.B81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8687492</text:p>
          </table:table-cell>
          <table:table-cell office:value-type="string">
            <text:p>0.0001</text:p>
          </table:table-cell>
          <table:table-cell table:formula="of:=[.A819]/[.B8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7313612</text:p>
          </table:table-cell>
          <table:table-cell office:value-type="string">
            <text:p>0.408335306</text:p>
          </table:table-cell>
          <table:table-cell table:formula="of:=[.A820]/[.B8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3239972</text:p>
          </table:table-cell>
          <table:table-cell office:value-type="string">
            <text:p>0.804828457</text:p>
          </table:table-cell>
          <table:table-cell table:formula="of:=[.A821]/[.B8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4643856</text:p>
          </table:table-cell>
          <table:table-cell office:value-type="string">
            <text:p>0.853855874</text:p>
          </table:table-cell>
          <table:table-cell table:formula="of:=[.A822]/[.B8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53082839</text:p>
          </table:table-cell>
          <table:table-cell office:value-type="string">
            <text:p>0.222873169</text:p>
          </table:table-cell>
          <table:table-cell table:formula="of:=[.A823]/[.B8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5651178</text:p>
          </table:table-cell>
          <table:table-cell office:value-type="string">
            <text:p>0.585579636</text:p>
          </table:table-cell>
          <table:table-cell table:formula="of:=[.A824]/[.B8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1948691</text:p>
          </table:table-cell>
          <table:table-cell office:value-type="string">
            <text:p>0.0001</text:p>
          </table:table-cell>
          <table:table-cell table:formula="of:=[.A825]/[.B8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86723379</text:p>
          </table:table-cell>
          <table:table-cell office:value-type="string">
            <text:p>0.164452875</text:p>
          </table:table-cell>
          <table:table-cell table:formula="of:=[.A826]/[.B8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4775291</text:p>
          </table:table-cell>
          <table:table-cell office:value-type="string">
            <text:p>0.630516832</text:p>
          </table:table-cell>
          <table:table-cell table:formula="of:=[.A827]/[.B8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98539228</text:p>
          </table:table-cell>
          <table:table-cell office:value-type="string">
            <text:p>0.581243053</text:p>
          </table:table-cell>
          <table:table-cell table:formula="of:=[.A828]/[.B8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26969752</text:p>
          </table:table-cell>
          <table:table-cell office:value-type="string">
            <text:p>0.007109438</text:p>
          </table:table-cell>
          <table:table-cell table:formula="of:=[.A829]/[.B8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5154519</text:p>
          </table:table-cell>
          <table:table-cell office:value-type="string">
            <text:p>0.167345227</text:p>
          </table:table-cell>
          <table:table-cell table:formula="of:=[.A830]/[.B8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8957089</text:p>
          </table:table-cell>
          <table:table-cell office:value-type="string">
            <text:p>0.523751756</text:p>
          </table:table-cell>
          <table:table-cell table:formula="of:=[.A831]/[.B8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3195614</text:p>
          </table:table-cell>
          <table:table-cell office:value-type="string">
            <text:p>0.580576616</text:p>
          </table:table-cell>
          <table:table-cell table:formula="of:=[.A832]/[.B8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5906507</text:p>
          </table:table-cell>
          <table:table-cell office:value-type="string">
            <text:p>0.315538106</text:p>
          </table:table-cell>
          <table:table-cell table:formula="of:=[.A833]/[.B8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8232484</text:p>
          </table:table-cell>
          <table:table-cell office:value-type="string">
            <text:p>0.748682078</text:p>
          </table:table-cell>
          <table:table-cell table:formula="of:=[.A834]/[.B8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43543996</text:p>
          </table:table-cell>
          <table:table-cell office:value-type="string">
            <text:p>0.476178023</text:p>
          </table:table-cell>
          <table:table-cell table:formula="of:=[.A835]/[.B8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48696273</text:p>
          </table:table-cell>
          <table:table-cell office:value-type="string">
            <text:p>0.003470264</text:p>
          </table:table-cell>
          <table:table-cell table:formula="of:=[.A836]/[.B8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53523326</text:p>
          </table:table-cell>
          <table:table-cell office:value-type="string">
            <text:p>0.50035038</text:p>
          </table:table-cell>
          <table:table-cell table:formula="of:=[.A837]/[.B8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0461663</text:p>
          </table:table-cell>
          <table:table-cell office:value-type="string">
            <text:p>0.465695396</text:p>
          </table:table-cell>
          <table:table-cell table:formula="of:=[.A838]/[.B8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15144477</text:p>
          </table:table-cell>
          <table:table-cell office:value-type="string">
            <text:p>0.494774603</text:p>
          </table:table-cell>
          <table:table-cell table:formula="of:=[.A839]/[.B8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0236671</text:p>
          </table:table-cell>
          <table:table-cell office:value-type="string">
            <text:p>0.033314081</text:p>
          </table:table-cell>
          <table:table-cell table:formula="of:=[.A840]/[.B8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437182</text:p>
          </table:table-cell>
          <table:table-cell office:value-type="string">
            <text:p>0.275859304</text:p>
          </table:table-cell>
          <table:table-cell table:formula="of:=[.A841]/[.B8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3222171</text:p>
          </table:table-cell>
          <table:table-cell office:value-type="string">
            <text:p>0.579224347</text:p>
          </table:table-cell>
          <table:table-cell table:formula="of:=[.A842]/[.B8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5034651</text:p>
          </table:table-cell>
          <table:table-cell office:value-type="string">
            <text:p>0.523356635</text:p>
          </table:table-cell>
          <table:table-cell table:formula="of:=[.A843]/[.B8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2115044</text:p>
          </table:table-cell>
          <table:table-cell office:value-type="string">
            <text:p>0.0001</text:p>
          </table:table-cell>
          <table:table-cell table:formula="of:=[.A844]/[.B8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3714821</text:p>
          </table:table-cell>
          <table:table-cell office:value-type="string">
            <text:p>0.915640782</text:p>
          </table:table-cell>
          <table:table-cell table:formula="of:=[.A845]/[.B8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11011748</text:p>
          </table:table-cell>
          <table:table-cell office:value-type="string">
            <text:p>0.0001</text:p>
          </table:table-cell>
          <table:table-cell table:formula="of:=[.A846]/[.B8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8052517</text:p>
          </table:table-cell>
          <table:table-cell office:value-type="string">
            <text:p>0.56570157</text:p>
          </table:table-cell>
          <table:table-cell table:formula="of:=[.A847]/[.B8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9166051</text:p>
          </table:table-cell>
          <table:table-cell office:value-type="string">
            <text:p>0.54229859</text:p>
          </table:table-cell>
          <table:table-cell table:formula="of:=[.A848]/[.B8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8985179</text:p>
          </table:table-cell>
          <table:table-cell office:value-type="string">
            <text:p>0.217432724</text:p>
          </table:table-cell>
          <table:table-cell table:formula="of:=[.A849]/[.B8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37064293</text:p>
          </table:table-cell>
          <table:table-cell office:value-type="string">
            <text:p>0.015710349</text:p>
          </table:table-cell>
          <table:table-cell table:formula="of:=[.A850]/[.B8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45735896</text:p>
          </table:table-cell>
          <table:table-cell office:value-type="string">
            <text:p>0.331656154</text:p>
          </table:table-cell>
          <table:table-cell table:formula="of:=[.A851]/[.B8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85759922</text:p>
          </table:table-cell>
          <table:table-cell office:value-type="string">
            <text:p>0.854563742</text:p>
          </table:table-cell>
          <table:table-cell table:formula="of:=[.A852]/[.B8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15941193</text:p>
          </table:table-cell>
          <table:table-cell office:value-type="string">
            <text:p>0.032210066</text:p>
          </table:table-cell>
          <table:table-cell table:formula="of:=[.A853]/[.B8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2002074</text:p>
          </table:table-cell>
          <table:table-cell office:value-type="string">
            <text:p>0.278451386</text:p>
          </table:table-cell>
          <table:table-cell table:formula="of:=[.A854]/[.B8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9005662</text:p>
          </table:table-cell>
          <table:table-cell office:value-type="string">
            <text:p>0.9999</text:p>
          </table:table-cell>
          <table:table-cell table:formula="of:=[.A855]/[.B8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73451737</text:p>
          </table:table-cell>
          <table:table-cell office:value-type="string">
            <text:p>0.9999</text:p>
          </table:table-cell>
          <table:table-cell table:formula="of:=[.A856]/[.B8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30838832</text:p>
          </table:table-cell>
          <table:table-cell office:value-type="string">
            <text:p>0.0001</text:p>
          </table:table-cell>
          <table:table-cell table:formula="of:=[.A857]/[.B8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567482</text:p>
          </table:table-cell>
          <table:table-cell office:value-type="string">
            <text:p>0.9999</text:p>
          </table:table-cell>
          <table:table-cell table:formula="of:=[.A858]/[.B8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1764127</text:p>
          </table:table-cell>
          <table:table-cell office:value-type="string">
            <text:p>0.0001</text:p>
          </table:table-cell>
          <table:table-cell table:formula="of:=[.A859]/[.B8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24104135</text:p>
          </table:table-cell>
          <table:table-cell office:value-type="string">
            <text:p>0.144936993</text:p>
          </table:table-cell>
          <table:table-cell table:formula="of:=[.A860]/[.B8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49040681</text:p>
          </table:table-cell>
          <table:table-cell office:value-type="string">
            <text:p>0.9999</text:p>
          </table:table-cell>
          <table:table-cell table:formula="of:=[.A861]/[.B8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3079499</text:p>
          </table:table-cell>
          <table:table-cell office:value-type="string">
            <text:p>0.425337434</text:p>
          </table:table-cell>
          <table:table-cell table:formula="of:=[.A862]/[.B8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1993073</text:p>
          </table:table-cell>
          <table:table-cell office:value-type="string">
            <text:p>0.470021971</text:p>
          </table:table-cell>
          <table:table-cell table:formula="of:=[.A863]/[.B8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55297645</text:p>
          </table:table-cell>
          <table:table-cell office:value-type="string">
            <text:p>0.553608155</text:p>
          </table:table-cell>
          <table:table-cell table:formula="of:=[.A864]/[.B8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57008698</text:p>
          </table:table-cell>
          <table:table-cell office:value-type="string">
            <text:p>0.0001</text:p>
          </table:table-cell>
          <table:table-cell table:formula="of:=[.A865]/[.B8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5503201</text:p>
          </table:table-cell>
          <table:table-cell office:value-type="string">
            <text:p>0.813258769</text:p>
          </table:table-cell>
          <table:table-cell table:formula="of:=[.A866]/[.B8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24370951</text:p>
          </table:table-cell>
          <table:table-cell office:value-type="string">
            <text:p>0.669677052</text:p>
          </table:table-cell>
          <table:table-cell table:formula="of:=[.A867]/[.B8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84588953</text:p>
          </table:table-cell>
          <table:table-cell office:value-type="string">
            <text:p>0.376315584</text:p>
          </table:table-cell>
          <table:table-cell table:formula="of:=[.A868]/[.B8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9379018</text:p>
          </table:table-cell>
          <table:table-cell office:value-type="string">
            <text:p>0.939097304</text:p>
          </table:table-cell>
          <table:table-cell table:formula="of:=[.A869]/[.B8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03538968</text:p>
          </table:table-cell>
          <table:table-cell office:value-type="string">
            <text:p>0.207686016</text:p>
          </table:table-cell>
          <table:table-cell table:formula="of:=[.A870]/[.B8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96897617</text:p>
          </table:table-cell>
          <table:table-cell office:value-type="string">
            <text:p>0.727823103</text:p>
          </table:table-cell>
          <table:table-cell table:formula="of:=[.A871]/[.B8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97536485</text:p>
          </table:table-cell>
          <table:table-cell office:value-type="string">
            <text:p>0.643741027</text:p>
          </table:table-cell>
          <table:table-cell table:formula="of:=[.A872]/[.B8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3083003</text:p>
          </table:table-cell>
          <table:table-cell office:value-type="string">
            <text:p>0.9999</text:p>
          </table:table-cell>
          <table:table-cell table:formula="of:=[.A873]/[.B8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8060991</text:p>
          </table:table-cell>
          <table:table-cell office:value-type="string">
            <text:p>0.519209853</text:p>
          </table:table-cell>
          <table:table-cell table:formula="of:=[.A874]/[.B8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37766661</text:p>
          </table:table-cell>
          <table:table-cell office:value-type="string">
            <text:p>0.9999</text:p>
          </table:table-cell>
          <table:table-cell table:formula="of:=[.A875]/[.B8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0625927</text:p>
          </table:table-cell>
          <table:table-cell office:value-type="string">
            <text:p>0.9999</text:p>
          </table:table-cell>
          <table:table-cell table:formula="of:=[.A876]/[.B8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0857816</text:p>
          </table:table-cell>
          <table:table-cell office:value-type="string">
            <text:p>0.231764256</text:p>
          </table:table-cell>
          <table:table-cell table:formula="of:=[.A877]/[.B8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76517051</text:p>
          </table:table-cell>
          <table:table-cell office:value-type="string">
            <text:p>0.0001</text:p>
          </table:table-cell>
          <table:table-cell table:formula="of:=[.A878]/[.B8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33350728</text:p>
          </table:table-cell>
          <table:table-cell office:value-type="string">
            <text:p>0.747951884</text:p>
          </table:table-cell>
          <table:table-cell table:formula="of:=[.A879]/[.B8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49798939</text:p>
          </table:table-cell>
          <table:table-cell office:value-type="string">
            <text:p>0.9999</text:p>
          </table:table-cell>
          <table:table-cell table:formula="of:=[.A880]/[.B8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0955879</text:p>
          </table:table-cell>
          <table:table-cell office:value-type="string">
            <text:p>0.425067576</text:p>
          </table:table-cell>
          <table:table-cell table:formula="of:=[.A881]/[.B8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9656518</text:p>
          </table:table-cell>
          <table:table-cell office:value-type="string">
            <text:p>0.354474021</text:p>
          </table:table-cell>
          <table:table-cell table:formula="of:=[.A882]/[.B8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7816366</text:p>
          </table:table-cell>
          <table:table-cell office:value-type="string">
            <text:p>0.416966256</text:p>
          </table:table-cell>
          <table:table-cell table:formula="of:=[.A883]/[.B8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36886511</text:p>
          </table:table-cell>
          <table:table-cell office:value-type="string">
            <text:p>0.9999</text:p>
          </table:table-cell>
          <table:table-cell table:formula="of:=[.A884]/[.B8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0540404</text:p>
          </table:table-cell>
          <table:table-cell office:value-type="string">
            <text:p>0.543504914</text:p>
          </table:table-cell>
          <table:table-cell table:formula="of:=[.A885]/[.B8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14586812</text:p>
          </table:table-cell>
          <table:table-cell office:value-type="string">
            <text:p>0.633329333</text:p>
          </table:table-cell>
          <table:table-cell table:formula="of:=[.A886]/[.B8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1938568</text:p>
          </table:table-cell>
          <table:table-cell office:value-type="string">
            <text:p>0.343140434</text:p>
          </table:table-cell>
          <table:table-cell table:formula="of:=[.A887]/[.B8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3597935</text:p>
          </table:table-cell>
          <table:table-cell office:value-type="string">
            <text:p>0.813945548</text:p>
          </table:table-cell>
          <table:table-cell table:formula="of:=[.A888]/[.B8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37962822</text:p>
          </table:table-cell>
          <table:table-cell office:value-type="string">
            <text:p>0.548221959</text:p>
          </table:table-cell>
          <table:table-cell table:formula="of:=[.A889]/[.B8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38230048</text:p>
          </table:table-cell>
          <table:table-cell office:value-type="string">
            <text:p>0.508984722</text:p>
          </table:table-cell>
          <table:table-cell table:formula="of:=[.A890]/[.B8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04925661</text:p>
          </table:table-cell>
          <table:table-cell office:value-type="string">
            <text:p>0.0001</text:p>
          </table:table-cell>
          <table:table-cell table:formula="of:=[.A891]/[.B8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635034</text:p>
          </table:table-cell>
          <table:table-cell office:value-type="string">
            <text:p>0.158628819</text:p>
          </table:table-cell>
          <table:table-cell table:formula="of:=[.A892]/[.B8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3480011</text:p>
          </table:table-cell>
          <table:table-cell office:value-type="string">
            <text:p>0.68122356</text:p>
          </table:table-cell>
          <table:table-cell table:formula="of:=[.A893]/[.B8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2570286</text:p>
          </table:table-cell>
          <table:table-cell office:value-type="string">
            <text:p>0.760920557</text:p>
          </table:table-cell>
          <table:table-cell table:formula="of:=[.A894]/[.B8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65152215</text:p>
          </table:table-cell>
          <table:table-cell office:value-type="string">
            <text:p>0.804302322</text:p>
          </table:table-cell>
          <table:table-cell table:formula="of:=[.A895]/[.B8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2641415</text:p>
          </table:table-cell>
          <table:table-cell office:value-type="string">
            <text:p>0.983769808</text:p>
          </table:table-cell>
          <table:table-cell table:formula="of:=[.A896]/[.B8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5287382</text:p>
          </table:table-cell>
          <table:table-cell office:value-type="string">
            <text:p>0.571737459</text:p>
          </table:table-cell>
          <table:table-cell table:formula="of:=[.A897]/[.B8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53215676</text:p>
          </table:table-cell>
          <table:table-cell office:value-type="string">
            <text:p>0.9999</text:p>
          </table:table-cell>
          <table:table-cell table:formula="of:=[.A898]/[.B8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73343073</text:p>
          </table:table-cell>
          <table:table-cell office:value-type="string">
            <text:p>0.535983568</text:p>
          </table:table-cell>
          <table:table-cell table:formula="of:=[.A899]/[.B8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09316086</text:p>
          </table:table-cell>
          <table:table-cell office:value-type="string">
            <text:p>0.9999</text:p>
          </table:table-cell>
          <table:table-cell table:formula="of:=[.A900]/[.B9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75287497</text:p>
          </table:table-cell>
          <table:table-cell office:value-type="string">
            <text:p>0.274731647</text:p>
          </table:table-cell>
          <table:table-cell table:formula="of:=[.A901]/[.B90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540098</text:p>
          </table:table-cell>
          <table:table-cell office:value-type="string">
            <text:p>0.250099879</text:p>
          </table:table-cell>
          <table:table-cell table:formula="of:=[.A902]/[.B90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29183109</text:p>
          </table:table-cell>
          <table:table-cell office:value-type="string">
            <text:p>0.9999</text:p>
          </table:table-cell>
          <table:table-cell table:formula="of:=[.A903]/[.B90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4106875</text:p>
          </table:table-cell>
          <table:table-cell office:value-type="string">
            <text:p>0.895895409</text:p>
          </table:table-cell>
          <table:table-cell table:formula="of:=[.A904]/[.B90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51537254</text:p>
          </table:table-cell>
          <table:table-cell office:value-type="string">
            <text:p>0.219620377</text:p>
          </table:table-cell>
          <table:table-cell table:formula="of:=[.A905]/[.B90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44577525</text:p>
          </table:table-cell>
          <table:table-cell office:value-type="string">
            <text:p>0.9999</text:p>
          </table:table-cell>
          <table:table-cell table:formula="of:=[.A906]/[.B90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84811609</text:p>
          </table:table-cell>
          <table:table-cell office:value-type="string">
            <text:p>0.963799759</text:p>
          </table:table-cell>
          <table:table-cell table:formula="of:=[.A907]/[.B90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1661632</text:p>
          </table:table-cell>
          <table:table-cell office:value-type="string">
            <text:p>0.877977744</text:p>
          </table:table-cell>
          <table:table-cell table:formula="of:=[.A908]/[.B90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7850917</text:p>
          </table:table-cell>
          <table:table-cell office:value-type="string">
            <text:p>0.389321496</text:p>
          </table:table-cell>
          <table:table-cell table:formula="of:=[.A909]/[.B90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29973262</text:p>
          </table:table-cell>
          <table:table-cell office:value-type="string">
            <text:p>0.352729277</text:p>
          </table:table-cell>
          <table:table-cell table:formula="of:=[.A910]/[.B91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24112616</text:p>
          </table:table-cell>
          <table:table-cell office:value-type="string">
            <text:p>0.16889628</text:p>
          </table:table-cell>
          <table:table-cell table:formula="of:=[.A911]/[.B91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85583456</text:p>
          </table:table-cell>
          <table:table-cell office:value-type="string">
            <text:p>0.633767571</text:p>
          </table:table-cell>
          <table:table-cell table:formula="of:=[.A912]/[.B91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00799936</text:p>
          </table:table-cell>
          <table:table-cell office:value-type="string">
            <text:p>0.9999</text:p>
          </table:table-cell>
          <table:table-cell table:formula="of:=[.A913]/[.B91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40078612</text:p>
          </table:table-cell>
          <table:table-cell office:value-type="string">
            <text:p>0.214297212</text:p>
          </table:table-cell>
          <table:table-cell table:formula="of:=[.A914]/[.B91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09490243</text:p>
          </table:table-cell>
          <table:table-cell office:value-type="string">
            <text:p>0.071265441</text:p>
          </table:table-cell>
          <table:table-cell table:formula="of:=[.A915]/[.B91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6545688</text:p>
          </table:table-cell>
          <table:table-cell office:value-type="string">
            <text:p>0.066087865</text:p>
          </table:table-cell>
          <table:table-cell table:formula="of:=[.A916]/[.B91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103301</text:p>
          </table:table-cell>
          <table:table-cell office:value-type="string">
            <text:p>0.777845753</text:p>
          </table:table-cell>
          <table:table-cell table:formula="of:=[.A917]/[.B91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72199371</text:p>
          </table:table-cell>
          <table:table-cell office:value-type="string">
            <text:p>0.109798039</text:p>
          </table:table-cell>
          <table:table-cell table:formula="of:=[.A918]/[.B91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88344056</text:p>
          </table:table-cell>
          <table:table-cell office:value-type="string">
            <text:p>0.86022467</text:p>
          </table:table-cell>
          <table:table-cell table:formula="of:=[.A919]/[.B91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53761345</text:p>
          </table:table-cell>
          <table:table-cell office:value-type="string">
            <text:p>0.405569585</text:p>
          </table:table-cell>
          <table:table-cell table:formula="of:=[.A920]/[.B92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3535365</text:p>
          </table:table-cell>
          <table:table-cell office:value-type="string">
            <text:p>0.291320229</text:p>
          </table:table-cell>
          <table:table-cell table:formula="of:=[.A921]/[.B92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75767001</text:p>
          </table:table-cell>
          <table:table-cell office:value-type="string">
            <text:p>0.193095635</text:p>
          </table:table-cell>
          <table:table-cell table:formula="of:=[.A922]/[.B92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90679951</text:p>
          </table:table-cell>
          <table:table-cell office:value-type="string">
            <text:p>0.164135907</text:p>
          </table:table-cell>
          <table:table-cell table:formula="of:=[.A923]/[.B92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83635054</text:p>
          </table:table-cell>
          <table:table-cell office:value-type="string">
            <text:p>0.352141387</text:p>
          </table:table-cell>
          <table:table-cell table:formula="of:=[.A924]/[.B92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03768152</text:p>
          </table:table-cell>
          <table:table-cell office:value-type="string">
            <text:p>0.0001</text:p>
          </table:table-cell>
          <table:table-cell table:formula="of:=[.A925]/[.B92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33855611</text:p>
          </table:table-cell>
          <table:table-cell office:value-type="string">
            <text:p>0.212287569</text:p>
          </table:table-cell>
          <table:table-cell table:formula="of:=[.A926]/[.B92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4552034</text:p>
          </table:table-cell>
          <table:table-cell office:value-type="string">
            <text:p>0.9999</text:p>
          </table:table-cell>
          <table:table-cell table:formula="of:=[.A927]/[.B92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18656545</text:p>
          </table:table-cell>
          <table:table-cell office:value-type="string">
            <text:p>0.9999</text:p>
          </table:table-cell>
          <table:table-cell table:formula="of:=[.A928]/[.B92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70854979</text:p>
          </table:table-cell>
          <table:table-cell office:value-type="string">
            <text:p>0.785855769</text:p>
          </table:table-cell>
          <table:table-cell table:formula="of:=[.A929]/[.B92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7444759</text:p>
          </table:table-cell>
          <table:table-cell office:value-type="string">
            <text:p>0.47716359</text:p>
          </table:table-cell>
          <table:table-cell table:formula="of:=[.A930]/[.B93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41218619</text:p>
          </table:table-cell>
          <table:table-cell office:value-type="string">
            <text:p>0.446487605</text:p>
          </table:table-cell>
          <table:table-cell table:formula="of:=[.A931]/[.B93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3516185</text:p>
          </table:table-cell>
          <table:table-cell office:value-type="string">
            <text:p>0.25279113</text:p>
          </table:table-cell>
          <table:table-cell table:formula="of:=[.A932]/[.B93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06766331</text:p>
          </table:table-cell>
          <table:table-cell office:value-type="string">
            <text:p>0.286247936</text:p>
          </table:table-cell>
          <table:table-cell table:formula="of:=[.A933]/[.B93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15042412</text:p>
          </table:table-cell>
          <table:table-cell office:value-type="string">
            <text:p>0.33203176</text:p>
          </table:table-cell>
          <table:table-cell table:formula="of:=[.A934]/[.B93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6624788</text:p>
          </table:table-cell>
          <table:table-cell office:value-type="string">
            <text:p>0.447949819</text:p>
          </table:table-cell>
          <table:table-cell table:formula="of:=[.A935]/[.B93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47259718</text:p>
          </table:table-cell>
          <table:table-cell office:value-type="string">
            <text:p>0.342485067</text:p>
          </table:table-cell>
          <table:table-cell table:formula="of:=[.A936]/[.B93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37298835</text:p>
          </table:table-cell>
          <table:table-cell office:value-type="string">
            <text:p>0.862459487</text:p>
          </table:table-cell>
          <table:table-cell table:formula="of:=[.A937]/[.B93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64633071</text:p>
          </table:table-cell>
          <table:table-cell office:value-type="string">
            <text:p>0.0001</text:p>
          </table:table-cell>
          <table:table-cell table:formula="of:=[.A938]/[.B93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2475308</text:p>
          </table:table-cell>
          <table:table-cell office:value-type="string">
            <text:p>0.803224349</text:p>
          </table:table-cell>
          <table:table-cell table:formula="of:=[.A939]/[.B93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33358728</text:p>
          </table:table-cell>
          <table:table-cell office:value-type="string">
            <text:p>0.695383149</text:p>
          </table:table-cell>
          <table:table-cell table:formula="of:=[.A940]/[.B94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208922</text:p>
          </table:table-cell>
          <table:table-cell office:value-type="string">
            <text:p>0.0001</text:p>
          </table:table-cell>
          <table:table-cell table:formula="of:=[.A941]/[.B94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9176774</text:p>
          </table:table-cell>
          <table:table-cell office:value-type="string">
            <text:p>0.880656126</text:p>
          </table:table-cell>
          <table:table-cell table:formula="of:=[.A942]/[.B94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1681452</text:p>
          </table:table-cell>
          <table:table-cell office:value-type="string">
            <text:p>0.436623241</text:p>
          </table:table-cell>
          <table:table-cell table:formula="of:=[.A943]/[.B94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8543525</text:p>
          </table:table-cell>
          <table:table-cell office:value-type="string">
            <text:p>0.9999</text:p>
          </table:table-cell>
          <table:table-cell table:formula="of:=[.A944]/[.B94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68461577</text:p>
          </table:table-cell>
          <table:table-cell office:value-type="string">
            <text:p>0.9999</text:p>
          </table:table-cell>
          <table:table-cell table:formula="of:=[.A945]/[.B94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04475428</text:p>
          </table:table-cell>
          <table:table-cell office:value-type="string">
            <text:p>0.094731744</text:p>
          </table:table-cell>
          <table:table-cell table:formula="of:=[.A946]/[.B94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3834245</text:p>
          </table:table-cell>
          <table:table-cell office:value-type="string">
            <text:p>0.062048121</text:p>
          </table:table-cell>
          <table:table-cell table:formula="of:=[.A947]/[.B94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05632165</text:p>
          </table:table-cell>
          <table:table-cell office:value-type="string">
            <text:p>0.468900538</text:p>
          </table:table-cell>
          <table:table-cell table:formula="of:=[.A948]/[.B94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66426671</text:p>
          </table:table-cell>
          <table:table-cell office:value-type="string">
            <text:p>0.791318526</text:p>
          </table:table-cell>
          <table:table-cell table:formula="of:=[.A949]/[.B94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5638636</text:p>
          </table:table-cell>
          <table:table-cell office:value-type="string">
            <text:p>0.415159004</text:p>
          </table:table-cell>
          <table:table-cell table:formula="of:=[.A950]/[.B95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7312616</text:p>
          </table:table-cell>
          <table:table-cell office:value-type="string">
            <text:p>0.432514033</text:p>
          </table:table-cell>
          <table:table-cell table:formula="of:=[.A951]/[.B95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76779656</text:p>
          </table:table-cell>
          <table:table-cell office:value-type="string">
            <text:p>0.865393525</text:p>
          </table:table-cell>
          <table:table-cell table:formula="of:=[.A952]/[.B95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3832897</text:p>
          </table:table-cell>
          <table:table-cell office:value-type="string">
            <text:p>0.14112923</text:p>
          </table:table-cell>
          <table:table-cell table:formula="of:=[.A953]/[.B95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6565394</text:p>
          </table:table-cell>
          <table:table-cell office:value-type="string">
            <text:p>0.114661587</text:p>
          </table:table-cell>
          <table:table-cell table:formula="of:=[.A954]/[.B95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33665697</text:p>
          </table:table-cell>
          <table:table-cell office:value-type="string">
            <text:p>0.431700819</text:p>
          </table:table-cell>
          <table:table-cell table:formula="of:=[.A955]/[.B95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48807493</text:p>
          </table:table-cell>
          <table:table-cell office:value-type="string">
            <text:p>0.268760166</text:p>
          </table:table-cell>
          <table:table-cell table:formula="of:=[.A956]/[.B95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71270061</text:p>
          </table:table-cell>
          <table:table-cell office:value-type="string">
            <text:p>0.043854063</text:p>
          </table:table-cell>
          <table:table-cell table:formula="of:=[.A957]/[.B95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80772034</text:p>
          </table:table-cell>
          <table:table-cell office:value-type="string">
            <text:p>0.266921242</text:p>
          </table:table-cell>
          <table:table-cell table:formula="of:=[.A958]/[.B95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1189499</text:p>
          </table:table-cell>
          <table:table-cell office:value-type="string">
            <text:p>0.579628824</text:p>
          </table:table-cell>
          <table:table-cell table:formula="of:=[.A959]/[.B95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7707436</text:p>
          </table:table-cell>
          <table:table-cell office:value-type="string">
            <text:p>0.275235461</text:p>
          </table:table-cell>
          <table:table-cell table:formula="of:=[.A960]/[.B96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1458748</text:p>
          </table:table-cell>
          <table:table-cell office:value-type="string">
            <text:p>0.836684948</text:p>
          </table:table-cell>
          <table:table-cell table:formula="of:=[.A961]/[.B96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1485456</text:p>
          </table:table-cell>
          <table:table-cell office:value-type="string">
            <text:p>0.0001</text:p>
          </table:table-cell>
          <table:table-cell table:formula="of:=[.A962]/[.B96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97498026</text:p>
          </table:table-cell>
          <table:table-cell office:value-type="string">
            <text:p>0.29504355</text:p>
          </table:table-cell>
          <table:table-cell table:formula="of:=[.A963]/[.B96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44182224</text:p>
          </table:table-cell>
          <table:table-cell office:value-type="string">
            <text:p>0.442193863</text:p>
          </table:table-cell>
          <table:table-cell table:formula="of:=[.A964]/[.B96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6866979</text:p>
          </table:table-cell>
          <table:table-cell office:value-type="string">
            <text:p>0.835580078</text:p>
          </table:table-cell>
          <table:table-cell table:formula="of:=[.A965]/[.B96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21749875</text:p>
          </table:table-cell>
          <table:table-cell office:value-type="string">
            <text:p>0.0001</text:p>
          </table:table-cell>
          <table:table-cell table:formula="of:=[.A966]/[.B96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76101375</text:p>
          </table:table-cell>
          <table:table-cell office:value-type="string">
            <text:p>0.54856004</text:p>
          </table:table-cell>
          <table:table-cell table:formula="of:=[.A967]/[.B96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9388313</text:p>
          </table:table-cell>
          <table:table-cell office:value-type="string">
            <text:p>0.274925931</text:p>
          </table:table-cell>
          <table:table-cell table:formula="of:=[.A968]/[.B96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0006624</text:p>
          </table:table-cell>
          <table:table-cell office:value-type="string">
            <text:p>0.9999</text:p>
          </table:table-cell>
          <table:table-cell table:formula="of:=[.A969]/[.B96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64206569</text:p>
          </table:table-cell>
          <table:table-cell office:value-type="string">
            <text:p>0.755254414</text:p>
          </table:table-cell>
          <table:table-cell table:formula="of:=[.A970]/[.B97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3878657</text:p>
          </table:table-cell>
          <table:table-cell office:value-type="string">
            <text:p>0.837736659</text:p>
          </table:table-cell>
          <table:table-cell table:formula="of:=[.A971]/[.B97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76013773</text:p>
          </table:table-cell>
          <table:table-cell office:value-type="string">
            <text:p>0.324383617</text:p>
          </table:table-cell>
          <table:table-cell table:formula="of:=[.A972]/[.B97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30930812</text:p>
          </table:table-cell>
          <table:table-cell office:value-type="string">
            <text:p>0.861695859</text:p>
          </table:table-cell>
          <table:table-cell table:formula="of:=[.A973]/[.B97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2294504</text:p>
          </table:table-cell>
          <table:table-cell office:value-type="string">
            <text:p>0.182556373</text:p>
          </table:table-cell>
          <table:table-cell table:formula="of:=[.A974]/[.B97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02071087</text:p>
          </table:table-cell>
          <table:table-cell office:value-type="string">
            <text:p>0.012485531</text:p>
          </table:table-cell>
          <table:table-cell table:formula="of:=[.A975]/[.B97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38043852</text:p>
          </table:table-cell>
          <table:table-cell office:value-type="string">
            <text:p>0.0001</text:p>
          </table:table-cell>
          <table:table-cell table:formula="of:=[.A976]/[.B97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22234158</text:p>
          </table:table-cell>
          <table:table-cell office:value-type="string">
            <text:p>0.548350637</text:p>
          </table:table-cell>
          <table:table-cell table:formula="of:=[.A977]/[.B97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369466143</text:p>
          </table:table-cell>
          <table:table-cell office:value-type="string">
            <text:p>0.264619321</text:p>
          </table:table-cell>
          <table:table-cell table:formula="of:=[.A978]/[.B97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48637125</text:p>
          </table:table-cell>
          <table:table-cell office:value-type="string">
            <text:p>0.936959386</text:p>
          </table:table-cell>
          <table:table-cell table:formula="of:=[.A979]/[.B97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09171998</text:p>
          </table:table-cell>
          <table:table-cell office:value-type="string">
            <text:p>0.804496745</text:p>
          </table:table-cell>
          <table:table-cell table:formula="of:=[.A980]/[.B98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30607695</text:p>
          </table:table-cell>
          <table:table-cell office:value-type="string">
            <text:p>0.118443844</text:p>
          </table:table-cell>
          <table:table-cell table:formula="of:=[.A981]/[.B98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87158767</text:p>
          </table:table-cell>
          <table:table-cell office:value-type="string">
            <text:p>0.37322391</text:p>
          </table:table-cell>
          <table:table-cell table:formula="of:=[.A982]/[.B98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74139397</text:p>
          </table:table-cell>
          <table:table-cell office:value-type="string">
            <text:p>0.481068666</text:p>
          </table:table-cell>
          <table:table-cell table:formula="of:=[.A983]/[.B98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35382691</text:p>
          </table:table-cell>
          <table:table-cell office:value-type="string">
            <text:p>0.669013515</text:p>
          </table:table-cell>
          <table:table-cell table:formula="of:=[.A984]/[.B98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165086763</text:p>
          </table:table-cell>
          <table:table-cell office:value-type="string">
            <text:p>0.380073669</text:p>
          </table:table-cell>
          <table:table-cell table:formula="of:=[.A985]/[.B98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33859871</text:p>
          </table:table-cell>
          <table:table-cell office:value-type="string">
            <text:p>0.817449485</text:p>
          </table:table-cell>
          <table:table-cell table:formula="of:=[.A986]/[.B98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42444747</text:p>
          </table:table-cell>
          <table:table-cell office:value-type="string">
            <text:p>0.117346485</text:p>
          </table:table-cell>
          <table:table-cell table:formula="of:=[.A987]/[.B98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6481652</text:p>
          </table:table-cell>
          <table:table-cell office:value-type="string">
            <text:p>0.023169478</text:p>
          </table:table-cell>
          <table:table-cell table:formula="of:=[.A988]/[.B98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14640243</text:p>
          </table:table-cell>
          <table:table-cell office:value-type="string">
            <text:p>0.488944293</text:p>
          </table:table-cell>
          <table:table-cell table:formula="of:=[.A989]/[.B98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52216348</text:p>
          </table:table-cell>
          <table:table-cell office:value-type="string">
            <text:p>0.0001</text:p>
          </table:table-cell>
          <table:table-cell table:formula="of:=[.A990]/[.B99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898320257</text:p>
          </table:table-cell>
          <table:table-cell office:value-type="string">
            <text:p>0.9999</text:p>
          </table:table-cell>
          <table:table-cell table:formula="of:=[.A991]/[.B991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485221368</text:p>
          </table:table-cell>
          <table:table-cell office:value-type="string">
            <text:p>0.317060188</text:p>
          </table:table-cell>
          <table:table-cell table:formula="of:=[.A992]/[.B992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87607709</text:p>
          </table:table-cell>
          <table:table-cell office:value-type="string">
            <text:p>0.448077268</text:p>
          </table:table-cell>
          <table:table-cell table:formula="of:=[.A993]/[.B993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45921233</text:p>
          </table:table-cell>
          <table:table-cell office:value-type="string">
            <text:p>0.136764469</text:p>
          </table:table-cell>
          <table:table-cell table:formula="of:=[.A994]/[.B994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264872589</text:p>
          </table:table-cell>
          <table:table-cell office:value-type="string">
            <text:p>0.324751785</text:p>
          </table:table-cell>
          <table:table-cell table:formula="of:=[.A995]/[.B995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775388</text:p>
          </table:table-cell>
          <table:table-cell office:value-type="string">
            <text:p>0.853000783</text:p>
          </table:table-cell>
          <table:table-cell table:formula="of:=[.A996]/[.B996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901286261</text:p>
          </table:table-cell>
          <table:table-cell office:value-type="string">
            <text:p>0.9999</text:p>
          </table:table-cell>
          <table:table-cell table:formula="of:=[.A997]/[.B997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023796645</text:p>
          </table:table-cell>
          <table:table-cell office:value-type="string">
            <text:p>0.0001</text:p>
          </table:table-cell>
          <table:table-cell table:formula="of:=[.A998]/[.B998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68679462</text:p>
          </table:table-cell>
          <table:table-cell office:value-type="string">
            <text:p>0.479802413</text:p>
          </table:table-cell>
          <table:table-cell table:formula="of:=[.A999]/[.B999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563009463</text:p>
          </table:table-cell>
          <table:table-cell office:value-type="string">
            <text:p>0.073522988</text:p>
          </table:table-cell>
          <table:table-cell table:formula="of:=[.A1000]/[.B1000]" office:value-type="float" office:value="0">
            <text:p>#DIV/0 !</text:p>
          </table:table-cell>
          <table:table-cell/>
        </table:table-row>
        <table:table-row table:style-name="ro1">
          <table:table-cell office:value-type="string">
            <text:p>0.762501946</text:p>
          </table:table-cell>
          <table:table-cell office:value-type="string">
            <text:p>0.643796909</text:p>
          </table:table-cell>
          <table:table-cell table:formula="of:=[.A1001]/[.B1001]" office:value-type="float" office:value="0">
            <text:p>#DIV/0 !</text:p>
          </table:table-cell>
          <table:table-cell/>
        </table:table-row>
        <table:table-row table:style-name="ro1" table:number-rows-repeated="2">
          <table:table-cell table:style-name="ce1" table:number-columns-repeated="2"/>
          <table:table-cell table:style-name="Default"/>
          <table:table-cell/>
        </table:table-row>
        <table:table-row table:style-name="ro1">
          <table:table-cell table:style-name="ce1" table:number-columns-repeated="2"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106" number:language="en" number:country="GB">
      <number:number number:decimal-places="9" number:min-integer-digits="1"/>
    </number:number-style>
    <number:number-style style:name="N107">
      <number:number number:decimal-places="0" number:min-integer-digits="4" number:grouping="true">
        <number:embedded-text number:position="4">.</number:embedded-text>
      </number:number>
    </number:number-style>
    <number:number-style style:name="N5116" number:language="en" number:country="US">
      <number:number number:decimal-places="10" number:min-integer-digits="1"/>
    </number:number-style>
    <number:number-style style:name="N5117" number:language="en" number:country="US">
      <number:number number:decimal-places="9" number:min-integer-digits="1"/>
    </number:number-style>
    <style:style style:name="Default" style:family="table-cell" style:data-style-name="N10106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20/07/2015</text:date>, <text:time>13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7-20T13:03:37.71</dc:date>
    <dc:creator>emmanuel quintin</dc:creator>
    <meta:document-statistic meta:table-count="1" meta:cell-count="3021" meta:object-count="0"/>
    <meta:generator>OpenOffice.org/3.1$Win32 OpenOffice.org_project/310m19$Build-9420</meta:generator>
  </office:meta>
</office:document-meta>
</file>